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 style:data-style-name="N2"/>
    <style:style style:name="ce7" style:family="table-cell" style:parent-style-name="Default" style:data-style-name="N116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2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office:value-type="string" calcext:value-type="string">
            <text:p>computingpower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numUs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l000</text:p>
          </table:table-cell>
          <table:table-cell office:value-type="float" office:value="400" calcext:value-type="float">
            <text:p>400</text:p>
          </table:table-cell>
          <table:table-cell office:value-type="float" office:value="3.25446370441096" calcext:value-type="float">
            <text:p>3.25</text:p>
          </table:table-cell>
          <table:table-cell office:value-type="float" office:value="129.743" calcext:value-type="float">
            <text:p>129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01</text:p>
          </table:table-cell>
          <table:table-cell office:value-type="float" office:value="400" calcext:value-type="float">
            <text:p>400</text:p>
          </table:table-cell>
          <table:table-cell office:value-type="float" office:value="8.66865744888077" calcext:value-type="float">
            <text:p>8.67</text:p>
          </table:table-cell>
          <table:table-cell office:value-type="float" office:value="30.0854" calcext:value-type="float">
            <text:p>30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117" calcext:value-type="float">
            <text:p>1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02</text:p>
          </table:table-cell>
          <table:table-cell office:value-type="float" office:value="400" calcext:value-type="float">
            <text:p>400</text:p>
          </table:table-cell>
          <table:table-cell office:value-type="float" office:value="14.7114759689759" calcext:value-type="float">
            <text:p>14.71</text:p>
          </table:table-cell>
          <table:table-cell office:value-type="float" office:value="870.888" calcext:value-type="float">
            <text:p>87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03</text:p>
          </table:table-cell>
          <table:table-cell office:value-type="float" office:value="400" calcext:value-type="float">
            <text:p>400</text:p>
          </table:table-cell>
          <table:table-cell office:value-type="float" office:value="10.1794886583702" calcext:value-type="float">
            <text:p>10.18</text:p>
          </table:table-cell>
          <table:table-cell office:value-type="float" office:value="30.593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1155" calcext:value-type="float">
            <text:p>1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04</text:p>
          </table:table-cell>
          <table:table-cell office:value-type="float" office:value="400" calcext:value-type="float">
            <text:p>400</text:p>
          </table:table-cell>
          <table:table-cell office:value-type="float" office:value="2.9218488416375" calcext:value-type="float">
            <text:p>2.92</text:p>
          </table:table-cell>
          <table:table-cell office:value-type="float" office:value="40.4282" calcext:value-type="float">
            <text:p>40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1.06013583435122" calcext:value-type="float">
            <text:p>1.06</text:p>
          </table:table-cell>
          <table:table-cell office:value-type="float" office:value="870.888" calcext:value-type="float">
            <text:p>87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06</text:p>
          </table:table-cell>
          <table:table-cell office:value-type="float" office:value="400" calcext:value-type="float">
            <text:p>400</text:p>
          </table:table-cell>
          <table:table-cell office:value-type="float" office:value="18.2659946034785" calcext:value-type="float">
            <text:p>18.27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07</text:p>
          </table:table-cell>
          <table:table-cell office:value-type="float" office:value="400" calcext:value-type="float">
            <text:p>400</text:p>
          </table:table-cell>
          <table:table-cell office:value-type="float" office:value="7.05682937395573" calcext:value-type="float">
            <text:p>7.06</text:p>
          </table:table-cell>
          <table:table-cell office:value-type="float" office:value="31.7569" calcext:value-type="float">
            <text:p>31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08</text:p>
          </table:table-cell>
          <table:table-cell office:value-type="float" office:value="400" calcext:value-type="float">
            <text:p>400</text:p>
          </table:table-cell>
          <table:table-cell office:value-type="float" office:value="4.08874266851302" calcext:value-type="float">
            <text:p>4.09</text:p>
          </table:table-cell>
          <table:table-cell office:value-type="float" office:value="1181.62" calcext:value-type="float">
            <text:p>1181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09</text:p>
          </table:table-cell>
          <table:table-cell office:value-type="float" office:value="400" calcext:value-type="float">
            <text:p>400</text:p>
          </table:table-cell>
          <table:table-cell office:value-type="float" office:value="19.1116499138818" calcext:value-type="float">
            <text:p>19.11</text:p>
          </table:table-cell>
          <table:table-cell office:value-type="float" office:value="79.642" calcext:value-type="float">
            <text:p>7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0</text:p>
          </table:table-cell>
          <table:table-cell office:value-type="float" office:value="400" calcext:value-type="float">
            <text:p>400</text:p>
          </table:table-cell>
          <table:table-cell office:value-type="float" office:value="17.3223496156184" calcext:value-type="float">
            <text:p>17.32</text:p>
          </table:table-cell>
          <table:table-cell office:value-type="float" office:value="1178.35" calcext:value-type="float">
            <text:p>1178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1</text:p>
          </table:table-cell>
          <table:table-cell office:value-type="float" office:value="400" calcext:value-type="float">
            <text:p>400</text:p>
          </table:table-cell>
          <table:table-cell office:value-type="float" office:value="8.58627504028399" calcext:value-type="float">
            <text:p>8.59</text:p>
          </table:table-cell>
          <table:table-cell office:value-type="float" office:value="565.57" calcext:value-type="float">
            <text:p>565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2</text:p>
          </table:table-cell>
          <table:table-cell office:value-type="float" office:value="400" calcext:value-type="float">
            <text:p>400</text:p>
          </table:table-cell>
          <table:table-cell office:value-type="float" office:value="2.90725778105099" calcext:value-type="float">
            <text:p>2.91</text:p>
          </table:table-cell>
          <table:table-cell office:value-type="float" office:value="75.8808" calcext:value-type="float">
            <text:p>75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3</text:p>
          </table:table-cell>
          <table:table-cell office:value-type="float" office:value="400" calcext:value-type="float">
            <text:p>400</text:p>
          </table:table-cell>
          <table:table-cell office:value-type="float" office:value="10.9842492178804" calcext:value-type="float">
            <text:p>10.98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4</text:p>
          </table:table-cell>
          <table:table-cell office:value-type="float" office:value="400" calcext:value-type="float">
            <text:p>400</text:p>
          </table:table-cell>
          <table:table-cell office:value-type="float" office:value="19.7872388102911" calcext:value-type="float">
            <text:p>19.79</text:p>
          </table:table-cell>
          <table:table-cell office:value-type="float" office:value="1059.05" calcext:value-type="float">
            <text:p>1059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5</text:p>
          </table:table-cell>
          <table:table-cell office:value-type="float" office:value="400" calcext:value-type="float">
            <text:p>400</text:p>
          </table:table-cell>
          <table:table-cell office:value-type="float" office:value="12.8222481486576" calcext:value-type="float">
            <text:p>12.82</text:p>
          </table:table-cell>
          <table:table-cell office:value-type="float" office:value="40.4282" calcext:value-type="float">
            <text:p>40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6</text:p>
          </table:table-cell>
          <table:table-cell office:value-type="float" office:value="400" calcext:value-type="float">
            <text:p>400</text:p>
          </table:table-cell>
          <table:table-cell office:value-type="float" office:value="8.46870979072427" calcext:value-type="float">
            <text:p>8.47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7</text:p>
          </table:table-cell>
          <table:table-cell office:value-type="float" office:value="400" calcext:value-type="float">
            <text:p>400</text:p>
          </table:table-cell>
          <table:table-cell office:value-type="float" office:value="8.17910840935096" calcext:value-type="float">
            <text:p>8.18</text:p>
          </table:table-cell>
          <table:table-cell office:value-type="float" office:value="1271.21" calcext:value-type="float">
            <text:p>1271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8</text:p>
          </table:table-cell>
          <table:table-cell office:value-type="float" office:value="400" calcext:value-type="float">
            <text:p>400</text:p>
          </table:table-cell>
          <table:table-cell office:value-type="float" office:value="1.65465483505207" calcext:value-type="float">
            <text:p>1.65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9</text:p>
          </table:table-cell>
          <table:table-cell office:value-type="float" office:value="400" calcext:value-type="float">
            <text:p>400</text:p>
          </table:table-cell>
          <table:table-cell office:value-type="float" office:value="9.74058371787514" calcext:value-type="float">
            <text:p>9.74</text:p>
          </table:table-cell>
          <table:table-cell office:value-type="float" office:value="30.6045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0</text:p>
          </table:table-cell>
          <table:table-cell office:value-type="float" office:value="400" calcext:value-type="float">
            <text:p>400</text:p>
          </table:table-cell>
          <table:table-cell office:value-type="float" office:value="2.88445163894273" calcext:value-type="float">
            <text:p>2.88</text:p>
          </table:table-cell>
          <table:table-cell office:value-type="float" office:value="1290.19" calcext:value-type="float">
            <text:p>1290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1</text:p>
          </table:table-cell>
          <table:table-cell office:value-type="float" office:value="400" calcext:value-type="float">
            <text:p>400</text:p>
          </table:table-cell>
          <table:table-cell office:value-type="float" office:value="8.34035728594235" calcext:value-type="float">
            <text:p>8.34</text:p>
          </table:table-cell>
          <table:table-cell office:value-type="float" office:value="1207.1" calcext:value-type="float">
            <text:p>1207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2</text:p>
          </table:table-cell>
          <table:table-cell office:value-type="float" office:value="400" calcext:value-type="float">
            <text:p>400</text:p>
          </table:table-cell>
          <table:table-cell office:value-type="float" office:value="7.7779253530419" calcext:value-type="float">
            <text:p>7.78</text:p>
          </table:table-cell>
          <table:table-cell office:value-type="float" office:value="1057.84" calcext:value-type="float">
            <text:p>1057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3</text:p>
          </table:table-cell>
          <table:table-cell office:value-type="float" office:value="400" calcext:value-type="float">
            <text:p>400</text:p>
          </table:table-cell>
          <table:table-cell office:value-type="float" office:value="18.6930073055201" calcext:value-type="float">
            <text:p>18.69</text:p>
          </table:table-cell>
          <table:table-cell office:value-type="float" office:value="344.707" calcext:value-type="float">
            <text:p>34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4</text:p>
          </table:table-cell>
          <table:table-cell office:value-type="float" office:value="400" calcext:value-type="float">
            <text:p>400</text:p>
          </table:table-cell>
          <table:table-cell office:value-type="float" office:value="3.21919396611323" calcext:value-type="float">
            <text:p>3.22</text:p>
          </table:table-cell>
          <table:table-cell office:value-type="float" office:value="17.7972" calcext:value-type="float">
            <text:p>17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5</text:p>
          </table:table-cell>
          <table:table-cell office:value-type="float" office:value="400" calcext:value-type="float">
            <text:p>400</text:p>
          </table:table-cell>
          <table:table-cell office:value-type="float" office:value="3.09164077012512" calcext:value-type="float">
            <text:p>3.09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6</text:p>
          </table:table-cell>
          <table:table-cell office:value-type="float" office:value="400" calcext:value-type="float">
            <text:p>400</text:p>
          </table:table-cell>
          <table:table-cell office:value-type="float" office:value="14.3990925824356" calcext:value-type="float">
            <text:p>14.40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1.15973399635422" calcext:value-type="float">
            <text:p>1.16</text:p>
          </table:table-cell>
          <table:table-cell office:value-type="float" office:value="565.57" calcext:value-type="float">
            <text:p>565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8</text:p>
          </table:table-cell>
          <table:table-cell office:value-type="float" office:value="400" calcext:value-type="float">
            <text:p>400</text:p>
          </table:table-cell>
          <table:table-cell office:value-type="float" office:value="1.33216870137912" calcext:value-type="float">
            <text:p>1.33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29</text:p>
          </table:table-cell>
          <table:table-cell office:value-type="float" office:value="400" calcext:value-type="float">
            <text:p>400</text:p>
          </table:table-cell>
          <table:table-cell office:value-type="float" office:value="18.7322054378565" calcext:value-type="float">
            <text:p>18.73</text:p>
          </table:table-cell>
          <table:table-cell office:value-type="float" office:value="870.888" calcext:value-type="float">
            <text:p>87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0</text:p>
          </table:table-cell>
          <table:table-cell office:value-type="float" office:value="400" calcext:value-type="float">
            <text:p>400</text:p>
          </table:table-cell>
          <table:table-cell office:value-type="float" office:value="3.11001104240259" calcext:value-type="float">
            <text:p>3.11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1</text:p>
          </table:table-cell>
          <table:table-cell office:value-type="float" office:value="400" calcext:value-type="float">
            <text:p>400</text:p>
          </table:table-cell>
          <table:table-cell office:value-type="float" office:value="3.15082722780487" calcext:value-type="float">
            <text:p>3.15</text:p>
          </table:table-cell>
          <table:table-cell office:value-type="float" office:value="1290.19" calcext:value-type="float">
            <text:p>1290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2</text:p>
          </table:table-cell>
          <table:table-cell office:value-type="float" office:value="400" calcext:value-type="float">
            <text:p>400</text:p>
          </table:table-cell>
          <table:table-cell office:value-type="float" office:value="9.07448259231956" calcext:value-type="float">
            <text:p>9.07</text:p>
          </table:table-cell>
          <table:table-cell office:value-type="float" office:value="64.7016" calcext:value-type="float">
            <text:p>6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3</text:p>
          </table:table-cell>
          <table:table-cell office:value-type="float" office:value="400" calcext:value-type="float">
            <text:p>400</text:p>
          </table:table-cell>
          <table:table-cell office:value-type="float" office:value="3.73497091755208" calcext:value-type="float">
            <text:p>3.73</text:p>
          </table:table-cell>
          <table:table-cell office:value-type="float" office:value="30.593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4</text:p>
          </table:table-cell>
          <table:table-cell office:value-type="float" office:value="400" calcext:value-type="float">
            <text:p>400</text:p>
          </table:table-cell>
          <table:table-cell office:value-type="float" office:value="2.71916753830765" calcext:value-type="float">
            <text:p>2.72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5</text:p>
          </table:table-cell>
          <table:table-cell office:value-type="float" office:value="400" calcext:value-type="float">
            <text:p>400</text:p>
          </table:table-cell>
          <table:table-cell office:value-type="float" office:value="11.197358000138" calcext:value-type="float">
            <text:p>11.20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6</text:p>
          </table:table-cell>
          <table:table-cell office:value-type="float" office:value="400" calcext:value-type="float">
            <text:p>400</text:p>
          </table:table-cell>
          <table:table-cell office:value-type="float" office:value="16.7458172304594" calcext:value-type="float">
            <text:p>16.75</text:p>
          </table:table-cell>
          <table:table-cell office:value-type="float" office:value="885.573" calcext:value-type="float">
            <text:p>885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7</text:p>
          </table:table-cell>
          <table:table-cell office:value-type="float" office:value="400" calcext:value-type="float">
            <text:p>400</text:p>
          </table:table-cell>
          <table:table-cell office:value-type="float" office:value="3.92825068448622" calcext:value-type="float">
            <text:p>3.93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8</text:p>
          </table:table-cell>
          <table:table-cell office:value-type="float" office:value="400" calcext:value-type="float">
            <text:p>400</text:p>
          </table:table-cell>
          <table:table-cell office:value-type="float" office:value="16.3513779715476" calcext:value-type="float">
            <text:p>16.35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39</text:p>
          </table:table-cell>
          <table:table-cell office:value-type="float" office:value="400" calcext:value-type="float">
            <text:p>400</text:p>
          </table:table-cell>
          <table:table-cell office:value-type="float" office:value="12.963826228367" calcext:value-type="float">
            <text:p>12.96</text:p>
          </table:table-cell>
          <table:table-cell office:value-type="float" office:value="1178.35" calcext:value-type="float">
            <text:p>1178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0</text:p>
          </table:table-cell>
          <table:table-cell office:value-type="float" office:value="400" calcext:value-type="float">
            <text:p>400</text:p>
          </table:table-cell>
          <table:table-cell office:value-type="float" office:value="19.989793835222" calcext:value-type="float">
            <text:p>19.99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1</text:p>
          </table:table-cell>
          <table:table-cell office:value-type="float" office:value="400" calcext:value-type="float">
            <text:p>400</text:p>
          </table:table-cell>
          <table:table-cell office:value-type="float" office:value="7.182270191423" calcext:value-type="float">
            <text:p>7.18</text:p>
          </table:table-cell>
          <table:table-cell office:value-type="float" office:value="883.696" calcext:value-type="float">
            <text:p>883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2</text:p>
          </table:table-cell>
          <table:table-cell office:value-type="float" office:value="400" calcext:value-type="float">
            <text:p>400</text:p>
          </table:table-cell>
          <table:table-cell office:value-type="float" office:value="9.53424075778861" calcext:value-type="float">
            <text:p>9.53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141" calcext:value-type="float">
            <text:p>1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3</text:p>
          </table:table-cell>
          <table:table-cell office:value-type="float" office:value="400" calcext:value-type="float">
            <text:p>400</text:p>
          </table:table-cell>
          <table:table-cell office:value-type="float" office:value="6.29662362765451" calcext:value-type="float">
            <text:p>6.30</text:p>
          </table:table-cell>
          <table:table-cell office:value-type="float" office:value="40.4282" calcext:value-type="float">
            <text:p>40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4</text:p>
          </table:table-cell>
          <table:table-cell office:value-type="float" office:value="400" calcext:value-type="float">
            <text:p>400</text:p>
          </table:table-cell>
          <table:table-cell office:value-type="float" office:value="11.8333830340515" calcext:value-type="float">
            <text:p>11.83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5</text:p>
          </table:table-cell>
          <table:table-cell office:value-type="float" office:value="400" calcext:value-type="float">
            <text:p>400</text:p>
          </table:table-cell>
          <table:table-cell office:value-type="float" office:value="5.64209730879993" calcext:value-type="float">
            <text:p>5.64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6</text:p>
          </table:table-cell>
          <table:table-cell office:value-type="float" office:value="400" calcext:value-type="float">
            <text:p>400</text:p>
          </table:table-cell>
          <table:table-cell office:value-type="float" office:value="20.0122999467736" calcext:value-type="float">
            <text:p>20.01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103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7</text:p>
          </table:table-cell>
          <table:table-cell office:value-type="float" office:value="400" calcext:value-type="float">
            <text:p>400</text:p>
          </table:table-cell>
          <table:table-cell office:value-type="float" office:value="1.28565158737456" calcext:value-type="float">
            <text:p>1.29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8</text:p>
          </table:table-cell>
          <table:table-cell office:value-type="float" office:value="400" calcext:value-type="float">
            <text:p>400</text:p>
          </table:table-cell>
          <table:table-cell office:value-type="float" office:value="11.7325493882851" calcext:value-type="float">
            <text:p>11.73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9</text:p>
          </table:table-cell>
          <table:table-cell office:value-type="float" office:value="400" calcext:value-type="float">
            <text:p>400</text:p>
          </table:table-cell>
          <table:table-cell office:value-type="float" office:value="7.74964451584588" calcext:value-type="float">
            <text:p>7.75</text:p>
          </table:table-cell>
          <table:table-cell office:value-type="float" office:value="1057.84" calcext:value-type="float">
            <text:p>1057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0</text:p>
          </table:table-cell>
          <table:table-cell office:value-type="float" office:value="400" calcext:value-type="float">
            <text:p>400</text:p>
          </table:table-cell>
          <table:table-cell office:value-type="float" office:value="17.0523056863458" calcext:value-type="float">
            <text:p>17.05</text:p>
          </table:table-cell>
          <table:table-cell office:value-type="float" office:value="30.593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147" calcext:value-type="float">
            <text:p>1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1</text:p>
          </table:table-cell>
          <table:table-cell office:value-type="float" office:value="400" calcext:value-type="float">
            <text:p>400</text:p>
          </table:table-cell>
          <table:table-cell office:value-type="float" office:value="10.9297911043702" calcext:value-type="float">
            <text:p>10.93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2</text:p>
          </table:table-cell>
          <table:table-cell office:value-type="float" office:value="400" calcext:value-type="float">
            <text:p>400</text:p>
          </table:table-cell>
          <table:table-cell office:value-type="float" office:value="20.6523390062123" calcext:value-type="float">
            <text:p>20.65</text:p>
          </table:table-cell>
          <table:table-cell office:value-type="float" office:value="1207.1" calcext:value-type="float">
            <text:p>1207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3</text:p>
          </table:table-cell>
          <table:table-cell office:value-type="float" office:value="400" calcext:value-type="float">
            <text:p>400</text:p>
          </table:table-cell>
          <table:table-cell office:value-type="float" office:value="20.4466406931227" calcext:value-type="float">
            <text:p>20.45</text:p>
          </table:table-cell>
          <table:table-cell office:value-type="float" office:value="75.8808" calcext:value-type="float">
            <text:p>75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4</text:p>
          </table:table-cell>
          <table:table-cell office:value-type="float" office:value="400" calcext:value-type="float">
            <text:p>400</text:p>
          </table:table-cell>
          <table:table-cell office:value-type="float" office:value="20.663319519859" calcext:value-type="float">
            <text:p>20.66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5</text:p>
          </table:table-cell>
          <table:table-cell office:value-type="float" office:value="400" calcext:value-type="float">
            <text:p>400</text:p>
          </table:table-cell>
          <table:table-cell office:value-type="float" office:value="18.3667653700995" calcext:value-type="float">
            <text:p>18.37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6</text:p>
          </table:table-cell>
          <table:table-cell office:value-type="float" office:value="400" calcext:value-type="float">
            <text:p>400</text:p>
          </table:table-cell>
          <table:table-cell office:value-type="float" office:value="20.5063376608131" calcext:value-type="float">
            <text:p>20.51</text:p>
          </table:table-cell>
          <table:table-cell office:value-type="float" office:value="17.7972" calcext:value-type="float">
            <text:p>17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7</text:p>
          </table:table-cell>
          <table:table-cell office:value-type="float" office:value="400" calcext:value-type="float">
            <text:p>400</text:p>
          </table:table-cell>
          <table:table-cell office:value-type="float" office:value="6.48653916641209" calcext:value-type="float">
            <text:p>6.49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8</text:p>
          </table:table-cell>
          <table:table-cell office:value-type="float" office:value="400" calcext:value-type="float">
            <text:p>400</text:p>
          </table:table-cell>
          <table:table-cell office:value-type="float" office:value="9.51528664620333" calcext:value-type="float">
            <text:p>9.52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59</text:p>
          </table:table-cell>
          <table:table-cell office:value-type="float" office:value="400" calcext:value-type="float">
            <text:p>400</text:p>
          </table:table-cell>
          <table:table-cell office:value-type="float" office:value="18.8954901622102" calcext:value-type="float">
            <text:p>18.90</text:p>
          </table:table-cell>
          <table:table-cell office:value-type="float" office:value="558.622" calcext:value-type="float">
            <text:p>558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0</text:p>
          </table:table-cell>
          <table:table-cell office:value-type="float" office:value="400" calcext:value-type="float">
            <text:p>400</text:p>
          </table:table-cell>
          <table:table-cell office:value-type="float" office:value="8.13206050803792" calcext:value-type="float">
            <text:p>8.13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1</text:p>
          </table:table-cell>
          <table:table-cell office:value-type="float" office:value="400" calcext:value-type="float">
            <text:p>400</text:p>
          </table:table-cell>
          <table:table-cell office:value-type="float" office:value="17.7715964780794" calcext:value-type="float">
            <text:p>17.77</text:p>
          </table:table-cell>
          <table:table-cell office:value-type="float" office:value="932.056" calcext:value-type="float">
            <text:p>932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2</text:p>
          </table:table-cell>
          <table:table-cell office:value-type="float" office:value="400" calcext:value-type="float">
            <text:p>400</text:p>
          </table:table-cell>
          <table:table-cell office:value-type="float" office:value="6.74617681463623" calcext:value-type="float">
            <text:p>6.75</text:p>
          </table:table-cell>
          <table:table-cell office:value-type="float" office:value="344.707" calcext:value-type="float">
            <text:p>34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3</text:p>
          </table:table-cell>
          <table:table-cell office:value-type="float" office:value="400" calcext:value-type="float">
            <text:p>400</text:p>
          </table:table-cell>
          <table:table-cell office:value-type="float" office:value="2.16671754818327" calcext:value-type="float">
            <text:p>2.17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4</text:p>
          </table:table-cell>
          <table:table-cell office:value-type="float" office:value="400" calcext:value-type="float">
            <text:p>400</text:p>
          </table:table-cell>
          <table:table-cell office:value-type="float" office:value="3.00293260848027" calcext:value-type="float">
            <text:p>3.00</text:p>
          </table:table-cell>
          <table:table-cell office:value-type="float" office:value="50.7373" calcext:value-type="float">
            <text:p>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5</text:p>
          </table:table-cell>
          <table:table-cell office:value-type="float" office:value="400" calcext:value-type="float">
            <text:p>400</text:p>
          </table:table-cell>
          <table:table-cell office:value-type="float" office:value="12.7567915367423" calcext:value-type="float">
            <text:p>12.76</text:p>
          </table:table-cell>
          <table:table-cell office:value-type="float" office:value="1290.19" calcext:value-type="float">
            <text:p>1290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2.28542680380936" calcext:value-type="float">
            <text:p>2.29</text:p>
          </table:table-cell>
          <table:table-cell office:value-type="float" office:value="1059.05" calcext:value-type="float">
            <text:p>1059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7</text:p>
          </table:table-cell>
          <table:table-cell office:value-type="float" office:value="400" calcext:value-type="float">
            <text:p>400</text:p>
          </table:table-cell>
          <table:table-cell office:value-type="float" office:value="10.1893872987898" calcext:value-type="float">
            <text:p>10.19</text:p>
          </table:table-cell>
          <table:table-cell office:value-type="float" office:value="30.0854" calcext:value-type="float">
            <text:p>30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8</text:p>
          </table:table-cell>
          <table:table-cell office:value-type="float" office:value="400" calcext:value-type="float">
            <text:p>400</text:p>
          </table:table-cell>
          <table:table-cell office:value-type="float" office:value="1.47052619339079" calcext:value-type="float">
            <text:p>1.47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69</text:p>
          </table:table-cell>
          <table:table-cell office:value-type="float" office:value="400" calcext:value-type="float">
            <text:p>400</text:p>
          </table:table-cell>
          <table:table-cell office:value-type="float" office:value="7.20969128282848" calcext:value-type="float">
            <text:p>7.21</text:p>
          </table:table-cell>
          <table:table-cell office:value-type="float" office:value="79.642" calcext:value-type="float">
            <text:p>7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0</text:p>
          </table:table-cell>
          <table:table-cell office:value-type="float" office:value="400" calcext:value-type="float">
            <text:p>400</text:p>
          </table:table-cell>
          <table:table-cell office:value-type="float" office:value="9.826080467844" calcext:value-type="float">
            <text:p>9.83</text:p>
          </table:table-cell>
          <table:table-cell office:value-type="float" office:value="1211.47" calcext:value-type="float">
            <text:p>1211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1</text:p>
          </table:table-cell>
          <table:table-cell office:value-type="float" office:value="400" calcext:value-type="float">
            <text:p>400</text:p>
          </table:table-cell>
          <table:table-cell office:value-type="float" office:value="9.68797375221785" calcext:value-type="float">
            <text:p>9.69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2</text:p>
          </table:table-cell>
          <table:table-cell office:value-type="float" office:value="400" calcext:value-type="float">
            <text:p>400</text:p>
          </table:table-cell>
          <table:table-cell office:value-type="float" office:value="12.8017661660895" calcext:value-type="float">
            <text:p>12.80</text:p>
          </table:table-cell>
          <table:table-cell office:value-type="float" office:value="1150.71" calcext:value-type="float">
            <text:p>11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3</text:p>
          </table:table-cell>
          <table:table-cell office:value-type="float" office:value="400" calcext:value-type="float">
            <text:p>400</text:p>
          </table:table-cell>
          <table:table-cell office:value-type="float" office:value="20.8618920127888" calcext:value-type="float">
            <text:p>20.86</text:p>
          </table:table-cell>
          <table:table-cell office:value-type="float" office:value="883.696" calcext:value-type="float">
            <text:p>883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4</text:p>
          </table:table-cell>
          <table:table-cell office:value-type="float" office:value="400" calcext:value-type="float">
            <text:p>400</text:p>
          </table:table-cell>
          <table:table-cell office:value-type="float" office:value="7.81006494556522" calcext:value-type="float">
            <text:p>7.81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5</text:p>
          </table:table-cell>
          <table:table-cell office:value-type="float" office:value="400" calcext:value-type="float">
            <text:p>400</text:p>
          </table:table-cell>
          <table:table-cell office:value-type="float" office:value="3.97831601343977" calcext:value-type="float">
            <text:p>3.98</text:p>
          </table:table-cell>
          <table:table-cell office:value-type="float" office:value="327.716" calcext:value-type="float">
            <text:p>327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6</text:p>
          </table:table-cell>
          <table:table-cell office:value-type="float" office:value="400" calcext:value-type="float">
            <text:p>400</text:p>
          </table:table-cell>
          <table:table-cell office:value-type="float" office:value="7.44122709561669" calcext:value-type="float">
            <text:p>7.44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7</text:p>
          </table:table-cell>
          <table:table-cell office:value-type="float" office:value="400" calcext:value-type="float">
            <text:p>400</text:p>
          </table:table-cell>
          <table:table-cell office:value-type="float" office:value="13.0191324945253" calcext:value-type="float">
            <text:p>13.02</text:p>
          </table:table-cell>
          <table:table-cell office:value-type="float" office:value="75.8808" calcext:value-type="float">
            <text:p>75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8</text:p>
          </table:table-cell>
          <table:table-cell office:value-type="float" office:value="400" calcext:value-type="float">
            <text:p>400</text:p>
          </table:table-cell>
          <table:table-cell office:value-type="float" office:value="9.78944103087927" calcext:value-type="float">
            <text:p>9.79</text:p>
          </table:table-cell>
          <table:table-cell office:value-type="float" office:value="327.716" calcext:value-type="float">
            <text:p>327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9</text:p>
          </table:table-cell>
          <table:table-cell office:value-type="float" office:value="400" calcext:value-type="float">
            <text:p>400</text:p>
          </table:table-cell>
          <table:table-cell office:value-type="float" office:value="14.8641333557627" calcext:value-type="float">
            <text:p>14.86</text:p>
          </table:table-cell>
          <table:table-cell office:value-type="float" office:value="798.387" calcext:value-type="float">
            <text:p>798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0</text:p>
          </table:table-cell>
          <table:table-cell office:value-type="float" office:value="400" calcext:value-type="float">
            <text:p>400</text:p>
          </table:table-cell>
          <table:table-cell office:value-type="float" office:value="16.0409763367447" calcext:value-type="float">
            <text:p>16.04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1</text:p>
          </table:table-cell>
          <table:table-cell office:value-type="float" office:value="400" calcext:value-type="float">
            <text:p>400</text:p>
          </table:table-cell>
          <table:table-cell office:value-type="float" office:value="19.4901982991672" calcext:value-type="float">
            <text:p>19.49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2</text:p>
          </table:table-cell>
          <table:table-cell office:value-type="float" office:value="400" calcext:value-type="float">
            <text:p>400</text:p>
          </table:table-cell>
          <table:table-cell office:value-type="float" office:value="9.82135846560731" calcext:value-type="float">
            <text:p>9.82</text:p>
          </table:table-cell>
          <table:table-cell office:value-type="float" office:value="31.6656" calcext:value-type="float">
            <text:p>31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3</text:p>
          </table:table-cell>
          <table:table-cell office:value-type="float" office:value="400" calcext:value-type="float">
            <text:p>400</text:p>
          </table:table-cell>
          <table:table-cell office:value-type="float" office:value="17.1879830571356" calcext:value-type="float">
            <text:p>17.19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1116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4</text:p>
          </table:table-cell>
          <table:table-cell office:value-type="float" office:value="400" calcext:value-type="float">
            <text:p>400</text:p>
          </table:table-cell>
          <table:table-cell office:value-type="float" office:value="9.97020256477811" calcext:value-type="float">
            <text:p>9.97</text:p>
          </table:table-cell>
          <table:table-cell office:value-type="float" office:value="64.9856" calcext:value-type="float">
            <text:p>65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5</text:p>
          </table:table-cell>
          <table:table-cell office:value-type="float" office:value="400" calcext:value-type="float">
            <text:p>400</text:p>
          </table:table-cell>
          <table:table-cell office:value-type="float" office:value="19.6279657601194" calcext:value-type="float">
            <text:p>19.63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017" calcext:value-type="float">
            <text:p>1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6</text:p>
          </table:table-cell>
          <table:table-cell office:value-type="float" office:value="400" calcext:value-type="float">
            <text:p>400</text:p>
          </table:table-cell>
          <table:table-cell office:value-type="float" office:value="8.55633351639903" calcext:value-type="float">
            <text:p>8.56</text:p>
          </table:table-cell>
          <table:table-cell office:value-type="float" office:value="30.593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7</text:p>
          </table:table-cell>
          <table:table-cell office:value-type="float" office:value="400" calcext:value-type="float">
            <text:p>400</text:p>
          </table:table-cell>
          <table:table-cell office:value-type="float" office:value="12.7182200176246" calcext:value-type="float">
            <text:p>12.72</text:p>
          </table:table-cell>
          <table:table-cell office:value-type="float" office:value="31.6656" calcext:value-type="float">
            <text:p>31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8</text:p>
          </table:table-cell>
          <table:table-cell office:value-type="float" office:value="400" calcext:value-type="float">
            <text:p>400</text:p>
          </table:table-cell>
          <table:table-cell office:value-type="float" office:value="17.8354630154947" calcext:value-type="float">
            <text:p>17.84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89</text:p>
          </table:table-cell>
          <table:table-cell office:value-type="float" office:value="400" calcext:value-type="float">
            <text:p>400</text:p>
          </table:table-cell>
          <table:table-cell office:value-type="float" office:value="19.0466517412533" calcext:value-type="float">
            <text:p>19.05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0</text:p>
          </table:table-cell>
          <table:table-cell office:value-type="float" office:value="400" calcext:value-type="float">
            <text:p>400</text:p>
          </table:table-cell>
          <table:table-cell office:value-type="float" office:value="3.40512855010858" calcext:value-type="float">
            <text:p>3.41</text:p>
          </table:table-cell>
          <table:table-cell office:value-type="float" office:value="75.8808" calcext:value-type="float">
            <text:p>75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1</text:p>
          </table:table-cell>
          <table:table-cell office:value-type="float" office:value="400" calcext:value-type="float">
            <text:p>400</text:p>
          </table:table-cell>
          <table:table-cell office:value-type="float" office:value="17.3322395189296" calcext:value-type="float">
            <text:p>17.33</text:p>
          </table:table-cell>
          <table:table-cell office:value-type="float" office:value="17.7972" calcext:value-type="float">
            <text:p>17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2</text:p>
          </table:table-cell>
          <table:table-cell office:value-type="float" office:value="400" calcext:value-type="float">
            <text:p>400</text:p>
          </table:table-cell>
          <table:table-cell office:value-type="float" office:value="5.30093991835018" calcext:value-type="float">
            <text:p>5.30</text:p>
          </table:table-cell>
          <table:table-cell office:value-type="float" office:value="50.7373" calcext:value-type="float">
            <text:p>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3</text:p>
          </table:table-cell>
          <table:table-cell office:value-type="float" office:value="400" calcext:value-type="float">
            <text:p>400</text:p>
          </table:table-cell>
          <table:table-cell office:value-type="float" office:value="8.49781681044967" calcext:value-type="float">
            <text:p>8.50</text:p>
          </table:table-cell>
          <table:table-cell office:value-type="float" office:value="1059.05" calcext:value-type="float">
            <text:p>1059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4</text:p>
          </table:table-cell>
          <table:table-cell office:value-type="float" office:value="400" calcext:value-type="float">
            <text:p>400</text:p>
          </table:table-cell>
          <table:table-cell office:value-type="float" office:value="4.61757069591979" calcext:value-type="float">
            <text:p>4.62</text:p>
          </table:table-cell>
          <table:table-cell office:value-type="float" office:value="31.7569" calcext:value-type="float">
            <text:p>31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5</text:p>
          </table:table-cell>
          <table:table-cell office:value-type="float" office:value="400" calcext:value-type="float">
            <text:p>400</text:p>
          </table:table-cell>
          <table:table-cell office:value-type="float" office:value="9.75349141178406" calcext:value-type="float">
            <text:p>9.75</text:p>
          </table:table-cell>
          <table:table-cell office:value-type="float" office:value="30.58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6</text:p>
          </table:table-cell>
          <table:table-cell office:value-type="float" office:value="400" calcext:value-type="float">
            <text:p>400</text:p>
          </table:table-cell>
          <table:table-cell office:value-type="float" office:value="18.3108073831699" calcext:value-type="float">
            <text:p>18.31</text:p>
          </table:table-cell>
          <table:table-cell office:value-type="float" office:value="870.888" calcext:value-type="float">
            <text:p>87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.94112745409534" calcext:value-type="float">
            <text:p>1.94</text:p>
          </table:table-cell>
          <table:table-cell office:value-type="float" office:value="935.267" calcext:value-type="float">
            <text:p>935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8</text:p>
          </table:table-cell>
          <table:table-cell office:value-type="float" office:value="400" calcext:value-type="float">
            <text:p>400</text:p>
          </table:table-cell>
          <table:table-cell office:value-type="float" office:value="19.117727190839" calcext:value-type="float">
            <text:p>19.12</text:p>
          </table:table-cell>
          <table:table-cell office:value-type="float" office:value="75.8808" calcext:value-type="float">
            <text:p>75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9</text:p>
          </table:table-cell>
          <table:table-cell office:value-type="float" office:value="400" calcext:value-type="float">
            <text:p>400</text:p>
          </table:table-cell>
          <table:table-cell office:value-type="float" office:value="14.4631449289159" calcext:value-type="float">
            <text:p>14.46</text:p>
          </table:table-cell>
          <table:table-cell office:value-type="float" office:value="558.622" calcext:value-type="float">
            <text:p>558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0</text:p>
          </table:table-cell>
          <table:table-cell office:value-type="float" office:value="80" calcext:value-type="float">
            <text:p>80</text:p>
          </table:table-cell>
          <table:table-cell office:value-type="float" office:value="11.0767053075893" calcext:value-type="float">
            <text:p>11.08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3.33489620196958" calcext:value-type="float">
            <text:p>3.33</text:p>
          </table:table-cell>
          <table:table-cell office:value-type="float" office:value="1150.71" calcext:value-type="float">
            <text:p>11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2</text:p>
          </table:table-cell>
          <table:table-cell office:value-type="float" office:value="80" calcext:value-type="float">
            <text:p>80</text:p>
          </table:table-cell>
          <table:table-cell office:value-type="float" office:value="6.32349723990549" calcext:value-type="float">
            <text:p>6.32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3</text:p>
          </table:table-cell>
          <table:table-cell office:value-type="float" office:value="80" calcext:value-type="float">
            <text:p>80</text:p>
          </table:table-cell>
          <table:table-cell office:value-type="float" office:value="10.9390116751434" calcext:value-type="float">
            <text:p>10.94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4</text:p>
          </table:table-cell>
          <table:table-cell office:value-type="float" office:value="80" calcext:value-type="float">
            <text:p>80</text:p>
          </table:table-cell>
          <table:table-cell office:value-type="float" office:value="9.27550447466429" calcext:value-type="float">
            <text:p>9.28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5</text:p>
          </table:table-cell>
          <table:table-cell office:value-type="float" office:value="80" calcext:value-type="float">
            <text:p>80</text:p>
          </table:table-cell>
          <table:table-cell office:value-type="float" office:value="13.1612180751004" calcext:value-type="float">
            <text:p>13.16</text:p>
          </table:table-cell>
          <table:table-cell office:value-type="float" office:value="565.57" calcext:value-type="float">
            <text:p>565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6</text:p>
          </table:table-cell>
          <table:table-cell office:value-type="float" office:value="80" calcext:value-type="float">
            <text:p>80</text:p>
          </table:table-cell>
          <table:table-cell office:value-type="float" office:value="19.3065561575336" calcext:value-type="float">
            <text:p>19.31</text:p>
          </table:table-cell>
          <table:table-cell office:value-type="float" office:value="30.0854" calcext:value-type="float">
            <text:p>30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7</text:p>
          </table:table-cell>
          <table:table-cell office:value-type="float" office:value="80" calcext:value-type="float">
            <text:p>80</text:p>
          </table:table-cell>
          <table:table-cell office:value-type="float" office:value="11.8803268725304" calcext:value-type="float">
            <text:p>11.88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059" calcext:value-type="float">
            <text:p>1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1.92205351237683" calcext:value-type="float">
            <text:p>1.92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09</text:p>
          </table:table-cell>
          <table:table-cell office:value-type="float" office:value="80" calcext:value-type="float">
            <text:p>80</text:p>
          </table:table-cell>
          <table:table-cell office:value-type="float" office:value="4.10402694465729" calcext:value-type="float">
            <text:p>4.10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0</text:p>
          </table:table-cell>
          <table:table-cell office:value-type="float" office:value="80" calcext:value-type="float">
            <text:p>80</text:p>
          </table:table-cell>
          <table:table-cell office:value-type="float" office:value="7.73550328273368" calcext:value-type="float">
            <text:p>7.74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1</text:p>
          </table:table-cell>
          <table:table-cell office:value-type="float" office:value="80" calcext:value-type="float">
            <text:p>80</text:p>
          </table:table-cell>
          <table:table-cell office:value-type="float" office:value="15.2181926456075" calcext:value-type="float">
            <text:p>15.22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8.82089796781197" calcext:value-type="float">
            <text:p>8.82</text:p>
          </table:table-cell>
          <table:table-cell office:value-type="float" office:value="1161.53" calcext:value-type="float">
            <text:p>1161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3</text:p>
          </table:table-cell>
          <table:table-cell office:value-type="float" office:value="80" calcext:value-type="float">
            <text:p>80</text:p>
          </table:table-cell>
          <table:table-cell office:value-type="float" office:value="13.9715225120769" calcext:value-type="float">
            <text:p>13.97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4</text:p>
          </table:table-cell>
          <table:table-cell office:value-type="float" office:value="80" calcext:value-type="float">
            <text:p>80</text:p>
          </table:table-cell>
          <table:table-cell office:value-type="float" office:value="10.8028342093502" calcext:value-type="float">
            <text:p>10.80</text:p>
          </table:table-cell>
          <table:table-cell office:value-type="float" office:value="565.57" calcext:value-type="float">
            <text:p>565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5</text:p>
          </table:table-cell>
          <table:table-cell office:value-type="float" office:value="80" calcext:value-type="float">
            <text:p>80</text:p>
          </table:table-cell>
          <table:table-cell office:value-type="float" office:value="14.8635579622994" calcext:value-type="float">
            <text:p>14.86</text:p>
          </table:table-cell>
          <table:table-cell office:value-type="float" office:value="64.7016" calcext:value-type="float">
            <text:p>6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6</text:p>
          </table:table-cell>
          <table:table-cell office:value-type="float" office:value="80" calcext:value-type="float">
            <text:p>80</text:p>
          </table:table-cell>
          <table:table-cell office:value-type="float" office:value="9.81819947379209" calcext:value-type="float">
            <text:p>9.82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7</text:p>
          </table:table-cell>
          <table:table-cell office:value-type="float" office:value="80" calcext:value-type="float">
            <text:p>80</text:p>
          </table:table-cell>
          <table:table-cell office:value-type="float" office:value="10.6249348251641" calcext:value-type="float">
            <text:p>10.62</text:p>
          </table:table-cell>
          <table:table-cell office:value-type="float" office:value="40.4282" calcext:value-type="float">
            <text:p>40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8</text:p>
          </table:table-cell>
          <table:table-cell office:value-type="float" office:value="80" calcext:value-type="float">
            <text:p>80</text:p>
          </table:table-cell>
          <table:table-cell office:value-type="float" office:value="2.24436073166063" calcext:value-type="float">
            <text:p>2.24</text:p>
          </table:table-cell>
          <table:table-cell office:value-type="float" office:value="1290.19" calcext:value-type="float">
            <text:p>1290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19</text:p>
          </table:table-cell>
          <table:table-cell office:value-type="float" office:value="80" calcext:value-type="float">
            <text:p>80</text:p>
          </table:table-cell>
          <table:table-cell office:value-type="float" office:value="8.13634332326531" calcext:value-type="float">
            <text:p>8.14</text:p>
          </table:table-cell>
          <table:table-cell office:value-type="float" office:value="30.593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0</text:p>
          </table:table-cell>
          <table:table-cell office:value-type="float" office:value="80" calcext:value-type="float">
            <text:p>80</text:p>
          </table:table-cell>
          <table:table-cell office:value-type="float" office:value="7.60075305328782" calcext:value-type="float">
            <text:p>7.60</text:p>
          </table:table-cell>
          <table:table-cell office:value-type="float" office:value="1290.19" calcext:value-type="float">
            <text:p>1290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1</text:p>
          </table:table-cell>
          <table:table-cell office:value-type="float" office:value="80" calcext:value-type="float">
            <text:p>80</text:p>
          </table:table-cell>
          <table:table-cell office:value-type="float" office:value="13.1905856309672" calcext:value-type="float">
            <text:p>13.19</text:p>
          </table:table-cell>
          <table:table-cell office:value-type="float" office:value="570.969" calcext:value-type="float">
            <text:p>571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2</text:p>
          </table:table-cell>
          <table:table-cell office:value-type="float" office:value="80" calcext:value-type="float">
            <text:p>80</text:p>
          </table:table-cell>
          <table:table-cell office:value-type="float" office:value="6.93259411096441" calcext:value-type="float">
            <text:p>6.93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11.5043023700615" calcext:value-type="float">
            <text:p>11.50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4</text:p>
          </table:table-cell>
          <table:table-cell office:value-type="float" office:value="80" calcext:value-type="float">
            <text:p>80</text:p>
          </table:table-cell>
          <table:table-cell office:value-type="float" office:value="16.7236180271106" calcext:value-type="float">
            <text:p>16.72</text:p>
          </table:table-cell>
          <table:table-cell office:value-type="float" office:value="30.593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5</text:p>
          </table:table-cell>
          <table:table-cell office:value-type="float" office:value="80" calcext:value-type="float">
            <text:p>80</text:p>
          </table:table-cell>
          <table:table-cell office:value-type="float" office:value="1.19978556651139" calcext:value-type="float">
            <text:p>1.20</text:p>
          </table:table-cell>
          <table:table-cell office:value-type="float" office:value="1290.19" calcext:value-type="float">
            <text:p>1290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4.33517043950799" calcext:value-type="float">
            <text:p>4.34</text:p>
          </table:table-cell>
          <table:table-cell office:value-type="float" office:value="1057.84" calcext:value-type="float">
            <text:p>1057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7</text:p>
          </table:table-cell>
          <table:table-cell office:value-type="float" office:value="80" calcext:value-type="float">
            <text:p>80</text:p>
          </table:table-cell>
          <table:table-cell office:value-type="float" office:value="15.8829480416512" calcext:value-type="float">
            <text:p>15.88</text:p>
          </table:table-cell>
          <table:table-cell office:value-type="float" office:value="769.855" calcext:value-type="float">
            <text:p>769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10.3503748329329" calcext:value-type="float">
            <text:p>10.35</text:p>
          </table:table-cell>
          <table:table-cell office:value-type="float" office:value="906.418" calcext:value-type="float">
            <text:p>906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29</text:p>
          </table:table-cell>
          <table:table-cell office:value-type="float" office:value="80" calcext:value-type="float">
            <text:p>80</text:p>
          </table:table-cell>
          <table:table-cell office:value-type="float" office:value="5.34868478750632" calcext:value-type="float">
            <text:p>5.35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0</text:p>
          </table:table-cell>
          <table:table-cell office:value-type="float" office:value="80" calcext:value-type="float">
            <text:p>80</text:p>
          </table:table-cell>
          <table:table-cell office:value-type="float" office:value="9.6860928808915" calcext:value-type="float">
            <text:p>9.69</text:p>
          </table:table-cell>
          <table:table-cell office:value-type="float" office:value="158.731" calcext:value-type="float">
            <text:p>15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1</text:p>
          </table:table-cell>
          <table:table-cell office:value-type="float" office:value="80" calcext:value-type="float">
            <text:p>80</text:p>
          </table:table-cell>
          <table:table-cell office:value-type="float" office:value="1.5610532454054" calcext:value-type="float">
            <text:p>1.56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2</text:p>
          </table:table-cell>
          <table:table-cell office:value-type="float" office:value="80" calcext:value-type="float">
            <text:p>80</text:p>
          </table:table-cell>
          <table:table-cell office:value-type="float" office:value="17.5695688921859" calcext:value-type="float">
            <text:p>17.57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3</text:p>
          </table:table-cell>
          <table:table-cell office:value-type="float" office:value="80" calcext:value-type="float">
            <text:p>80</text:p>
          </table:table-cell>
          <table:table-cell office:value-type="float" office:value="14.7219020178912" calcext:value-type="float">
            <text:p>14.72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4</text:p>
          </table:table-cell>
          <table:table-cell office:value-type="float" office:value="80" calcext:value-type="float">
            <text:p>80</text:p>
          </table:table-cell>
          <table:table-cell office:value-type="float" office:value="13.8950535716702" calcext:value-type="float">
            <text:p>13.90</text:p>
          </table:table-cell>
          <table:table-cell office:value-type="float" office:value="30.593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5</text:p>
          </table:table-cell>
          <table:table-cell office:value-type="float" office:value="80" calcext:value-type="float">
            <text:p>80</text:p>
          </table:table-cell>
          <table:table-cell office:value-type="float" office:value="18.8204793220636" calcext:value-type="float">
            <text:p>18.82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6</text:p>
          </table:table-cell>
          <table:table-cell office:value-type="float" office:value="80" calcext:value-type="float">
            <text:p>80</text:p>
          </table:table-cell>
          <table:table-cell office:value-type="float" office:value="19.5939381190248" calcext:value-type="float">
            <text:p>19.59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7</text:p>
          </table:table-cell>
          <table:table-cell office:value-type="float" office:value="80" calcext:value-type="float">
            <text:p>80</text:p>
          </table:table-cell>
          <table:table-cell office:value-type="float" office:value="15.5741925267802" calcext:value-type="float">
            <text:p>15.57</text:p>
          </table:table-cell>
          <table:table-cell office:value-type="float" office:value="883.696" calcext:value-type="float">
            <text:p>883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8</text:p>
          </table:table-cell>
          <table:table-cell office:value-type="float" office:value="80" calcext:value-type="float">
            <text:p>80</text:p>
          </table:table-cell>
          <table:table-cell office:value-type="float" office:value="4.09415095259162" calcext:value-type="float">
            <text:p>4.09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6.97378649612248" calcext:value-type="float">
            <text:p>6.97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7.70888732796321" calcext:value-type="float">
            <text:p>7.71</text:p>
          </table:table-cell>
          <table:table-cell office:value-type="float" office:value="1241.52" calcext:value-type="float">
            <text:p>1241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1</text:p>
          </table:table-cell>
          <table:table-cell office:value-type="float" office:value="80" calcext:value-type="float">
            <text:p>80</text:p>
          </table:table-cell>
          <table:table-cell office:value-type="float" office:value="7.09052220735347" calcext:value-type="float">
            <text:p>7.09</text:p>
          </table:table-cell>
          <table:table-cell office:value-type="float" office:value="1254.65" calcext:value-type="float">
            <text:p>125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2</text:p>
          </table:table-cell>
          <table:table-cell office:value-type="float" office:value="80" calcext:value-type="float">
            <text:p>80</text:p>
          </table:table-cell>
          <table:table-cell office:value-type="float" office:value="14.2882973353099" calcext:value-type="float">
            <text:p>14.29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3</text:p>
          </table:table-cell>
          <table:table-cell office:value-type="float" office:value="80" calcext:value-type="float">
            <text:p>80</text:p>
          </table:table-cell>
          <table:table-cell office:value-type="float" office:value="15.7590693217125" calcext:value-type="float">
            <text:p>15.76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12.9468491808053" calcext:value-type="float">
            <text:p>12.95</text:p>
          </table:table-cell>
          <table:table-cell office:value-type="float" office:value="885.573" calcext:value-type="float">
            <text:p>885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5</text:p>
          </table:table-cell>
          <table:table-cell office:value-type="float" office:value="80" calcext:value-type="float">
            <text:p>80</text:p>
          </table:table-cell>
          <table:table-cell office:value-type="float" office:value="2.20586130857303" calcext:value-type="float">
            <text:p>2.21</text:p>
          </table:table-cell>
          <table:table-cell office:value-type="float" office:value="31.7569" calcext:value-type="float">
            <text:p>31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3.66575349178249" calcext:value-type="float">
            <text:p>3.67</text:p>
          </table:table-cell>
          <table:table-cell office:value-type="float" office:value="565.57" calcext:value-type="float">
            <text:p>565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7</text:p>
          </table:table-cell>
          <table:table-cell office:value-type="float" office:value="80" calcext:value-type="float">
            <text:p>80</text:p>
          </table:table-cell>
          <table:table-cell office:value-type="float" office:value="5.50665333049919" calcext:value-type="float">
            <text:p>5.51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8</text:p>
          </table:table-cell>
          <table:table-cell office:value-type="float" office:value="80" calcext:value-type="float">
            <text:p>80</text:p>
          </table:table-cell>
          <table:table-cell office:value-type="float" office:value="5.55387667427232" calcext:value-type="float">
            <text:p>5.55</text:p>
          </table:table-cell>
          <table:table-cell office:value-type="float" office:value="30.0854" calcext:value-type="float">
            <text:p>30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9</text:p>
          </table:table-cell>
          <table:table-cell office:value-type="float" office:value="80" calcext:value-type="float">
            <text:p>80</text:p>
          </table:table-cell>
          <table:table-cell office:value-type="float" office:value="15.898576016025" calcext:value-type="float">
            <text:p>15.90</text:p>
          </table:table-cell>
          <table:table-cell office:value-type="float" office:value="31.7569" calcext:value-type="float">
            <text:p>31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0</text:p>
          </table:table-cell>
          <table:table-cell office:value-type="float" office:value="80" calcext:value-type="float">
            <text:p>80</text:p>
          </table:table-cell>
          <table:table-cell office:value-type="float" office:value="20.0011282847714" calcext:value-type="float">
            <text:p>20.00</text:p>
          </table:table-cell>
          <table:table-cell office:value-type="float" office:value="31.6656" calcext:value-type="float">
            <text:p>31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1</text:p>
          </table:table-cell>
          <table:table-cell office:value-type="float" office:value="80" calcext:value-type="float">
            <text:p>80</text:p>
          </table:table-cell>
          <table:table-cell office:value-type="float" office:value="3.1478010630503" calcext:value-type="float">
            <text:p>3.15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2</text:p>
          </table:table-cell>
          <table:table-cell office:value-type="float" office:value="80" calcext:value-type="float">
            <text:p>80</text:p>
          </table:table-cell>
          <table:table-cell office:value-type="float" office:value="19.7557140538291" calcext:value-type="float">
            <text:p>19.76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3</text:p>
          </table:table-cell>
          <table:table-cell office:value-type="float" office:value="80" calcext:value-type="float">
            <text:p>80</text:p>
          </table:table-cell>
          <table:table-cell office:value-type="float" office:value="2.01967557024055" calcext:value-type="float">
            <text:p>2.02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4</text:p>
          </table:table-cell>
          <table:table-cell office:value-type="float" office:value="80" calcext:value-type="float">
            <text:p>80</text:p>
          </table:table-cell>
          <table:table-cell office:value-type="float" office:value="16.7601507391307" calcext:value-type="float">
            <text:p>16.76</text:p>
          </table:table-cell>
          <table:table-cell office:value-type="float" office:value="50.7373" calcext:value-type="float">
            <text:p>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5</text:p>
          </table:table-cell>
          <table:table-cell office:value-type="float" office:value="80" calcext:value-type="float">
            <text:p>80</text:p>
          </table:table-cell>
          <table:table-cell office:value-type="float" office:value="2.03061964283999" calcext:value-type="float">
            <text:p>2.03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12.1534202130272" calcext:value-type="float">
            <text:p>12.15</text:p>
          </table:table-cell>
          <table:table-cell office:value-type="float" office:value="883.696" calcext:value-type="float">
            <text:p>883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7</text:p>
          </table:table-cell>
          <table:table-cell office:value-type="float" office:value="80" calcext:value-type="float">
            <text:p>80</text:p>
          </table:table-cell>
          <table:table-cell office:value-type="float" office:value="15.5004139756296" calcext:value-type="float">
            <text:p>15.50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8</text:p>
          </table:table-cell>
          <table:table-cell office:value-type="float" office:value="80" calcext:value-type="float">
            <text:p>80</text:p>
          </table:table-cell>
          <table:table-cell office:value-type="float" office:value="6.63411192077319" calcext:value-type="float">
            <text:p>6.63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59</text:p>
          </table:table-cell>
          <table:table-cell office:value-type="float" office:value="80" calcext:value-type="float">
            <text:p>80</text:p>
          </table:table-cell>
          <table:table-cell office:value-type="float" office:value="6.00653205668514" calcext:value-type="float">
            <text:p>6.01</text:p>
          </table:table-cell>
          <table:table-cell office:value-type="float" office:value="79.642" calcext:value-type="float">
            <text:p>7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0</text:p>
          </table:table-cell>
          <table:table-cell office:value-type="float" office:value="80" calcext:value-type="float">
            <text:p>80</text:p>
          </table:table-cell>
          <table:table-cell office:value-type="float" office:value="4.01162526362797" calcext:value-type="float">
            <text:p>4.01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1</text:p>
          </table:table-cell>
          <table:table-cell office:value-type="float" office:value="80" calcext:value-type="float">
            <text:p>80</text:p>
          </table:table-cell>
          <table:table-cell office:value-type="float" office:value="10.64688795923" calcext:value-type="float">
            <text:p>10.65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2</text:p>
          </table:table-cell>
          <table:table-cell office:value-type="float" office:value="80" calcext:value-type="float">
            <text:p>80</text:p>
          </table:table-cell>
          <table:table-cell office:value-type="float" office:value="15.5905513595187" calcext:value-type="float">
            <text:p>15.59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3</text:p>
          </table:table-cell>
          <table:table-cell office:value-type="float" office:value="80" calcext:value-type="float">
            <text:p>80</text:p>
          </table:table-cell>
          <table:table-cell office:value-type="float" office:value="17.3372167371059" calcext:value-type="float">
            <text:p>17.34</text:p>
          </table:table-cell>
          <table:table-cell office:value-type="float" office:value="79.642" calcext:value-type="float">
            <text:p>7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4</text:p>
          </table:table-cell>
          <table:table-cell office:value-type="float" office:value="80" calcext:value-type="float">
            <text:p>80</text:p>
          </table:table-cell>
          <table:table-cell office:value-type="float" office:value="7.02212895519022" calcext:value-type="float">
            <text:p>7.02</text:p>
          </table:table-cell>
          <table:table-cell office:value-type="float" office:value="1254.65" calcext:value-type="float">
            <text:p>125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7.83503032480385" calcext:value-type="float">
            <text:p>7.84</text:p>
          </table:table-cell>
          <table:table-cell office:value-type="float" office:value="870.888" calcext:value-type="float">
            <text:p>87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6</text:p>
          </table:table-cell>
          <table:table-cell office:value-type="float" office:value="80" calcext:value-type="float">
            <text:p>80</text:p>
          </table:table-cell>
          <table:table-cell office:value-type="float" office:value="4.10011252422626" calcext:value-type="float">
            <text:p>4.10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7</text:p>
          </table:table-cell>
          <table:table-cell office:value-type="float" office:value="80" calcext:value-type="float">
            <text:p>80</text:p>
          </table:table-cell>
          <table:table-cell office:value-type="float" office:value="20.6251713937464" calcext:value-type="float">
            <text:p>20.63</text:p>
          </table:table-cell>
          <table:table-cell office:value-type="float" office:value="558.622" calcext:value-type="float">
            <text:p>558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8</text:p>
          </table:table-cell>
          <table:table-cell office:value-type="float" office:value="80" calcext:value-type="float">
            <text:p>80</text:p>
          </table:table-cell>
          <table:table-cell office:value-type="float" office:value="12.7525454933555" calcext:value-type="float">
            <text:p>12.75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69</text:p>
          </table:table-cell>
          <table:table-cell office:value-type="float" office:value="80" calcext:value-type="float">
            <text:p>80</text:p>
          </table:table-cell>
          <table:table-cell office:value-type="float" office:value="13.021526522948" calcext:value-type="float">
            <text:p>13.02</text:p>
          </table:table-cell>
          <table:table-cell office:value-type="float" office:value="40.3247" calcext:value-type="float">
            <text:p>40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0</text:p>
          </table:table-cell>
          <table:table-cell office:value-type="float" office:value="80" calcext:value-type="float">
            <text:p>80</text:p>
          </table:table-cell>
          <table:table-cell office:value-type="float" office:value="13.3176228206756" calcext:value-type="float">
            <text:p>13.32</text:p>
          </table:table-cell>
          <table:table-cell office:value-type="float" office:value="64.7016" calcext:value-type="float">
            <text:p>6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1</text:p>
          </table:table-cell>
          <table:table-cell office:value-type="float" office:value="80" calcext:value-type="float">
            <text:p>80</text:p>
          </table:table-cell>
          <table:table-cell office:value-type="float" office:value="13.8312038723596" calcext:value-type="float">
            <text:p>13.83</text:p>
          </table:table-cell>
          <table:table-cell office:value-type="float" office:value="30.593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2</text:p>
          </table:table-cell>
          <table:table-cell office:value-type="float" office:value="80" calcext:value-type="float">
            <text:p>80</text:p>
          </table:table-cell>
          <table:table-cell office:value-type="float" office:value="20.8201050566306" calcext:value-type="float">
            <text:p>20.82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3</text:p>
          </table:table-cell>
          <table:table-cell office:value-type="float" office:value="80" calcext:value-type="float">
            <text:p>80</text:p>
          </table:table-cell>
          <table:table-cell office:value-type="float" office:value="18.3463444972254" calcext:value-type="float">
            <text:p>18.35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4</text:p>
          </table:table-cell>
          <table:table-cell office:value-type="float" office:value="80" calcext:value-type="float">
            <text:p>80</text:p>
          </table:table-cell>
          <table:table-cell office:value-type="float" office:value="5.86378313867592" calcext:value-type="float">
            <text:p>5.86</text:p>
          </table:table-cell>
          <table:table-cell office:value-type="float" office:value="1059.05" calcext:value-type="float">
            <text:p>1059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5</text:p>
          </table:table-cell>
          <table:table-cell office:value-type="float" office:value="80" calcext:value-type="float">
            <text:p>80</text:p>
          </table:table-cell>
          <table:table-cell office:value-type="float" office:value="16.2706484773049" calcext:value-type="float">
            <text:p>16.27</text:p>
          </table:table-cell>
          <table:table-cell office:value-type="float" office:value="50.7373" calcext:value-type="float">
            <text:p>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6</text:p>
          </table:table-cell>
          <table:table-cell office:value-type="float" office:value="80" calcext:value-type="float">
            <text:p>80</text:p>
          </table:table-cell>
          <table:table-cell office:value-type="float" office:value="17.6991430749601" calcext:value-type="float">
            <text:p>17.70</text:p>
          </table:table-cell>
          <table:table-cell office:value-type="float" office:value="1290.19" calcext:value-type="float">
            <text:p>1290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7</text:p>
          </table:table-cell>
          <table:table-cell office:value-type="float" office:value="80" calcext:value-type="float">
            <text:p>80</text:p>
          </table:table-cell>
          <table:table-cell office:value-type="float" office:value="18.9341622052284" calcext:value-type="float">
            <text:p>18.93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8</text:p>
          </table:table-cell>
          <table:table-cell office:value-type="float" office:value="80" calcext:value-type="float">
            <text:p>80</text:p>
          </table:table-cell>
          <table:table-cell office:value-type="float" office:value="1.20454425132057" calcext:value-type="float">
            <text:p>1.20</text:p>
          </table:table-cell>
          <table:table-cell office:value-type="float" office:value="50.7373" calcext:value-type="float">
            <text:p>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9</text:p>
          </table:table-cell>
          <table:table-cell office:value-type="float" office:value="80" calcext:value-type="float">
            <text:p>80</text:p>
          </table:table-cell>
          <table:table-cell office:value-type="float" office:value="8.32392562248538" calcext:value-type="float">
            <text:p>8.32</text:p>
          </table:table-cell>
          <table:table-cell office:value-type="float" office:value="31.6656" calcext:value-type="float">
            <text:p>31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0</text:p>
          </table:table-cell>
          <table:table-cell office:value-type="float" office:value="80" calcext:value-type="float">
            <text:p>80</text:p>
          </table:table-cell>
          <table:table-cell office:value-type="float" office:value="10.2671017793343" calcext:value-type="float">
            <text:p>10.27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1</text:p>
          </table:table-cell>
          <table:table-cell office:value-type="float" office:value="80" calcext:value-type="float">
            <text:p>80</text:p>
          </table:table-cell>
          <table:table-cell office:value-type="float" office:value="10.6291936067731" calcext:value-type="float">
            <text:p>10.63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7.70542610588608" calcext:value-type="float">
            <text:p>7.71</text:p>
          </table:table-cell>
          <table:table-cell office:value-type="float" office:value="1161.53" calcext:value-type="float">
            <text:p>1161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3</text:p>
          </table:table-cell>
          <table:table-cell office:value-type="float" office:value="80" calcext:value-type="float">
            <text:p>80</text:p>
          </table:table-cell>
          <table:table-cell office:value-type="float" office:value="2.24605775414719" calcext:value-type="float">
            <text:p>2.25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4</text:p>
          </table:table-cell>
          <table:table-cell office:value-type="float" office:value="80" calcext:value-type="float">
            <text:p>80</text:p>
          </table:table-cell>
          <table:table-cell office:value-type="float" office:value="10.4221598647293" calcext:value-type="float">
            <text:p>10.42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5</text:p>
          </table:table-cell>
          <table:table-cell office:value-type="float" office:value="80" calcext:value-type="float">
            <text:p>80</text:p>
          </table:table-cell>
          <table:table-cell office:value-type="float" office:value="3.15702768166066" calcext:value-type="float">
            <text:p>3.16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6</text:p>
          </table:table-cell>
          <table:table-cell office:value-type="float" office:value="80" calcext:value-type="float">
            <text:p>80</text:p>
          </table:table-cell>
          <table:table-cell office:value-type="float" office:value="8.53798890765869" calcext:value-type="float">
            <text:p>8.54</text:p>
          </table:table-cell>
          <table:table-cell office:value-type="float" office:value="158.731" calcext:value-type="float">
            <text:p>15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7</text:p>
          </table:table-cell>
          <table:table-cell office:value-type="float" office:value="80" calcext:value-type="float">
            <text:p>80</text:p>
          </table:table-cell>
          <table:table-cell office:value-type="float" office:value="16.7031218898759" calcext:value-type="float">
            <text:p>16.70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8</text:p>
          </table:table-cell>
          <table:table-cell office:value-type="float" office:value="80" calcext:value-type="float">
            <text:p>80</text:p>
          </table:table-cell>
          <table:table-cell office:value-type="float" office:value="10.237128011011" calcext:value-type="float">
            <text:p>10.24</text:p>
          </table:table-cell>
          <table:table-cell office:value-type="float" office:value="31.7569" calcext:value-type="float">
            <text:p>31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89</text:p>
          </table:table-cell>
          <table:table-cell office:value-type="float" office:value="80" calcext:value-type="float">
            <text:p>80</text:p>
          </table:table-cell>
          <table:table-cell office:value-type="float" office:value="5.08507019893692" calcext:value-type="float">
            <text:p>5.09</text:p>
          </table:table-cell>
          <table:table-cell office:value-type="float" office:value="64.7016" calcext:value-type="float">
            <text:p>6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0</text:p>
          </table:table-cell>
          <table:table-cell office:value-type="float" office:value="80" calcext:value-type="float">
            <text:p>80</text:p>
          </table:table-cell>
          <table:table-cell office:value-type="float" office:value="6.27610361509563" calcext:value-type="float">
            <text:p>6.28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9.28359302704753" calcext:value-type="float">
            <text:p>9.28</text:p>
          </table:table-cell>
          <table:table-cell office:value-type="float" office:value="1181.62" calcext:value-type="float">
            <text:p>1181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9.60131939004399" calcext:value-type="float">
            <text:p>9.60</text:p>
          </table:table-cell>
          <table:table-cell office:value-type="float" office:value="883.696" calcext:value-type="float">
            <text:p>883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5.41905438158684" calcext:value-type="float">
            <text:p>5.42</text:p>
          </table:table-cell>
          <table:table-cell office:value-type="float" office:value="883.696" calcext:value-type="float">
            <text:p>883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4</text:p>
          </table:table-cell>
          <table:table-cell office:value-type="float" office:value="80" calcext:value-type="float">
            <text:p>80</text:p>
          </table:table-cell>
          <table:table-cell office:value-type="float" office:value="19.3794122013277" calcext:value-type="float">
            <text:p>19.38</text:p>
          </table:table-cell>
          <table:table-cell office:value-type="float" office:value="1059.05" calcext:value-type="float">
            <text:p>1059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5</text:p>
          </table:table-cell>
          <table:table-cell office:value-type="float" office:value="80" calcext:value-type="float">
            <text:p>80</text:p>
          </table:table-cell>
          <table:table-cell office:value-type="float" office:value="15.0039124915129" calcext:value-type="float">
            <text:p>15.00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6</text:p>
          </table:table-cell>
          <table:table-cell office:value-type="float" office:value="80" calcext:value-type="float">
            <text:p>80</text:p>
          </table:table-cell>
          <table:table-cell office:value-type="float" office:value="9.23842035641512" calcext:value-type="float">
            <text:p>9.24</text:p>
          </table:table-cell>
          <table:table-cell office:value-type="float" office:value="31.7569" calcext:value-type="float">
            <text:p>31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4.75990103482218" calcext:value-type="float">
            <text:p>4.76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8</text:p>
          </table:table-cell>
          <table:table-cell office:value-type="float" office:value="80" calcext:value-type="float">
            <text:p>80</text:p>
          </table:table-cell>
          <table:table-cell office:value-type="float" office:value="19.1666046405693" calcext:value-type="float">
            <text:p>19.17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163" calcext:value-type="float">
            <text:p>1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9</text:p>
          </table:table-cell>
          <table:table-cell office:value-type="float" office:value="80" calcext:value-type="float">
            <text:p>80</text:p>
          </table:table-cell>
          <table:table-cell office:value-type="float" office:value="15.0042167059457" calcext:value-type="float">
            <text:p>15.00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0</text:p>
          </table:table-cell>
          <table:table-cell office:value-type="float" office:value="20" calcext:value-type="float">
            <text:p>20</text:p>
          </table:table-cell>
          <table:table-cell office:value-type="float" office:value="3.27540736825722" calcext:value-type="float">
            <text:p>3.28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20.5924117498292" calcext:value-type="float">
            <text:p>20.59</text:p>
          </table:table-cell>
          <table:table-cell office:value-type="float" office:value="565.57" calcext:value-type="float">
            <text:p>565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2</text:p>
          </table:table-cell>
          <table:table-cell office:value-type="float" office:value="20" calcext:value-type="float">
            <text:p>20</text:p>
          </table:table-cell>
          <table:table-cell office:value-type="float" office:value="1.59265305365998" calcext:value-type="float">
            <text:p>1.59</text:p>
          </table:table-cell>
          <table:table-cell office:value-type="float" office:value="30.593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3</text:p>
          </table:table-cell>
          <table:table-cell office:value-type="float" office:value="20" calcext:value-type="float">
            <text:p>20</text:p>
          </table:table-cell>
          <table:table-cell office:value-type="float" office:value="17.4621939224756" calcext:value-type="float">
            <text:p>17.46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6.47220735438369" calcext:value-type="float">
            <text:p>6.47</text:p>
          </table:table-cell>
          <table:table-cell office:value-type="float" office:value="1057.84" calcext:value-type="float">
            <text:p>1057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5</text:p>
          </table:table-cell>
          <table:table-cell office:value-type="float" office:value="20" calcext:value-type="float">
            <text:p>20</text:p>
          </table:table-cell>
          <table:table-cell office:value-type="float" office:value="2.36686518947627" calcext:value-type="float">
            <text:p>2.37</text:p>
          </table:table-cell>
          <table:table-cell office:value-type="float" office:value="1057.84" calcext:value-type="float">
            <text:p>1057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17.1765801596404" calcext:value-type="float">
            <text:p>17.18</text:p>
          </table:table-cell>
          <table:table-cell office:value-type="float" office:value="870.888" calcext:value-type="float">
            <text:p>87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7</text:p>
          </table:table-cell>
          <table:table-cell office:value-type="float" office:value="20" calcext:value-type="float">
            <text:p>20</text:p>
          </table:table-cell>
          <table:table-cell office:value-type="float" office:value="13.1398442646726" calcext:value-type="float">
            <text:p>13.14</text:p>
          </table:table-cell>
          <table:table-cell office:value-type="float" office:value="75.8808" calcext:value-type="float">
            <text:p>75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8</text:p>
          </table:table-cell>
          <table:table-cell office:value-type="float" office:value="20" calcext:value-type="float">
            <text:p>20</text:p>
          </table:table-cell>
          <table:table-cell office:value-type="float" office:value="8.24717704593649" calcext:value-type="float">
            <text:p>8.25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9</text:p>
          </table:table-cell>
          <table:table-cell office:value-type="float" office:value="20" calcext:value-type="float">
            <text:p>20</text:p>
          </table:table-cell>
          <table:table-cell office:value-type="float" office:value="12.1277747417703" calcext:value-type="float">
            <text:p>12.13</text:p>
          </table:table-cell>
          <table:table-cell office:value-type="float" office:value="31.6656" calcext:value-type="float">
            <text:p>31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7.09527016184669" calcext:value-type="float">
            <text:p>7.10</text:p>
          </table:table-cell>
          <table:table-cell office:value-type="float" office:value="1181.62" calcext:value-type="float">
            <text:p>1181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1</text:p>
          </table:table-cell>
          <table:table-cell office:value-type="float" office:value="20" calcext:value-type="float">
            <text:p>20</text:p>
          </table:table-cell>
          <table:table-cell office:value-type="float" office:value="17.6269879231453" calcext:value-type="float">
            <text:p>17.63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11.9639466365031" calcext:value-type="float">
            <text:p>11.96</text:p>
          </table:table-cell>
          <table:table-cell office:value-type="float" office:value="1150.71" calcext:value-type="float">
            <text:p>11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3</text:p>
          </table:table-cell>
          <table:table-cell office:value-type="float" office:value="20" calcext:value-type="float">
            <text:p>20</text:p>
          </table:table-cell>
          <table:table-cell office:value-type="float" office:value="8.11629956025342" calcext:value-type="float">
            <text:p>8.12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4</text:p>
          </table:table-cell>
          <table:table-cell office:value-type="float" office:value="20" calcext:value-type="float">
            <text:p>20</text:p>
          </table:table-cell>
          <table:table-cell office:value-type="float" office:value="3.73893486046284" calcext:value-type="float">
            <text:p>3.74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5</text:p>
          </table:table-cell>
          <table:table-cell office:value-type="float" office:value="20" calcext:value-type="float">
            <text:p>20</text:p>
          </table:table-cell>
          <table:table-cell office:value-type="float" office:value="15.0092256740383" calcext:value-type="float">
            <text:p>15.01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6</text:p>
          </table:table-cell>
          <table:table-cell office:value-type="float" office:value="20" calcext:value-type="float">
            <text:p>20</text:p>
          </table:table-cell>
          <table:table-cell office:value-type="float" office:value="8.77362795992904" calcext:value-type="float">
            <text:p>8.77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7</text:p>
          </table:table-cell>
          <table:table-cell office:value-type="float" office:value="20" calcext:value-type="float">
            <text:p>20</text:p>
          </table:table-cell>
          <table:table-cell office:value-type="float" office:value="16.244579679184" calcext:value-type="float">
            <text:p>16.24</text:p>
          </table:table-cell>
          <table:table-cell office:value-type="float" office:value="40.3247" calcext:value-type="float">
            <text:p>40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8</text:p>
          </table:table-cell>
          <table:table-cell office:value-type="float" office:value="20" calcext:value-type="float">
            <text:p>20</text:p>
          </table:table-cell>
          <table:table-cell office:value-type="float" office:value="15.476598571902" calcext:value-type="float">
            <text:p>15.48</text:p>
          </table:table-cell>
          <table:table-cell office:value-type="float" office:value="31.6656" calcext:value-type="float">
            <text:p>31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1.71722693285985" calcext:value-type="float">
            <text:p>1.72</text:p>
          </table:table-cell>
          <table:table-cell office:value-type="float" office:value="1271.21" calcext:value-type="float">
            <text:p>1271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.2699218836037" calcext:value-type="float">
            <text:p>17.27</text:p>
          </table:table-cell>
          <table:table-cell office:value-type="float" office:value="565.57" calcext:value-type="float">
            <text:p>565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1</text:p>
          </table:table-cell>
          <table:table-cell office:value-type="float" office:value="20" calcext:value-type="float">
            <text:p>20</text:p>
          </table:table-cell>
          <table:table-cell office:value-type="float" office:value="8.81533285706045" calcext:value-type="float">
            <text:p>8.82</text:p>
          </table:table-cell>
          <table:table-cell office:value-type="float" office:value="79.642" calcext:value-type="float">
            <text:p>7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2</text:p>
          </table:table-cell>
          <table:table-cell office:value-type="float" office:value="20" calcext:value-type="float">
            <text:p>20</text:p>
          </table:table-cell>
          <table:table-cell office:value-type="float" office:value="8.43276678387028" calcext:value-type="float">
            <text:p>8.43</text:p>
          </table:table-cell>
          <table:table-cell office:value-type="float" office:value="31.6656" calcext:value-type="float">
            <text:p>31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3</text:p>
          </table:table-cell>
          <table:table-cell office:value-type="float" office:value="20" calcext:value-type="float">
            <text:p>20</text:p>
          </table:table-cell>
          <table:table-cell office:value-type="float" office:value="16.6981909706463" calcext:value-type="float">
            <text:p>16.70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4</text:p>
          </table:table-cell>
          <table:table-cell office:value-type="float" office:value="20" calcext:value-type="float">
            <text:p>20</text:p>
          </table:table-cell>
          <table:table-cell office:value-type="float" office:value="11.2735086065575" calcext:value-type="float">
            <text:p>11.27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5</text:p>
          </table:table-cell>
          <table:table-cell office:value-type="float" office:value="20" calcext:value-type="float">
            <text:p>20</text:p>
          </table:table-cell>
          <table:table-cell office:value-type="float" office:value="13.9715839025611" calcext:value-type="float">
            <text:p>13.97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6.7133555689225" calcext:value-type="float">
            <text:p>16.71</text:p>
          </table:table-cell>
          <table:table-cell office:value-type="float" office:value="1150.71" calcext:value-type="float">
            <text:p>11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6.315226757489" calcext:value-type="float">
            <text:p>16.32</text:p>
          </table:table-cell>
          <table:table-cell office:value-type="float" office:value="798.387" calcext:value-type="float">
            <text:p>798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8</text:p>
          </table:table-cell>
          <table:table-cell office:value-type="float" office:value="20" calcext:value-type="float">
            <text:p>20</text:p>
          </table:table-cell>
          <table:table-cell office:value-type="float" office:value="18.0589256138692" calcext:value-type="float">
            <text:p>18.06</text:p>
          </table:table-cell>
          <table:table-cell office:value-type="float" office:value="30.58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29</text:p>
          </table:table-cell>
          <table:table-cell office:value-type="float" office:value="20" calcext:value-type="float">
            <text:p>20</text:p>
          </table:table-cell>
          <table:table-cell office:value-type="float" office:value="6.3627517415528" calcext:value-type="float">
            <text:p>6.36</text:p>
          </table:table-cell>
          <table:table-cell office:value-type="float" office:value="31.6656" calcext:value-type="float">
            <text:p>31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0</text:p>
          </table:table-cell>
          <table:table-cell office:value-type="float" office:value="20" calcext:value-type="float">
            <text:p>20</text:p>
          </table:table-cell>
          <table:table-cell office:value-type="float" office:value="13.1616378090062" calcext:value-type="float">
            <text:p>13.16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1</text:p>
          </table:table-cell>
          <table:table-cell office:value-type="float" office:value="20" calcext:value-type="float">
            <text:p>20</text:p>
          </table:table-cell>
          <table:table-cell office:value-type="float" office:value="12.7374698860212" calcext:value-type="float">
            <text:p>12.74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2</text:p>
          </table:table-cell>
          <table:table-cell office:value-type="float" office:value="20" calcext:value-type="float">
            <text:p>20</text:p>
          </table:table-cell>
          <table:table-cell office:value-type="float" office:value="3.94552832413423" calcext:value-type="float">
            <text:p>3.95</text:p>
          </table:table-cell>
          <table:table-cell office:value-type="float" office:value="79.642" calcext:value-type="float">
            <text:p>7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3</text:p>
          </table:table-cell>
          <table:table-cell office:value-type="float" office:value="20" calcext:value-type="float">
            <text:p>20</text:p>
          </table:table-cell>
          <table:table-cell office:value-type="float" office:value="9.55280219637017" calcext:value-type="float">
            <text:p>9.55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4</text:p>
          </table:table-cell>
          <table:table-cell office:value-type="float" office:value="20" calcext:value-type="float">
            <text:p>20</text:p>
          </table:table-cell>
          <table:table-cell office:value-type="float" office:value="15.0310034732621" calcext:value-type="float">
            <text:p>15.03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5</text:p>
          </table:table-cell>
          <table:table-cell office:value-type="float" office:value="20" calcext:value-type="float">
            <text:p>20</text:p>
          </table:table-cell>
          <table:table-cell office:value-type="float" office:value="1.1830304384224" calcext:value-type="float">
            <text:p>1.18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6</text:p>
          </table:table-cell>
          <table:table-cell office:value-type="float" office:value="20" calcext:value-type="float">
            <text:p>20</text:p>
          </table:table-cell>
          <table:table-cell office:value-type="float" office:value="11.7662893823422" calcext:value-type="float">
            <text:p>11.77</text:p>
          </table:table-cell>
          <table:table-cell office:value-type="float" office:value="1059.05" calcext:value-type="float">
            <text:p>1059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11.0996108122714" calcext:value-type="float">
            <text:p>11.10</text:p>
          </table:table-cell>
          <table:table-cell office:value-type="float" office:value="1211.47" calcext:value-type="float">
            <text:p>1211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8</text:p>
          </table:table-cell>
          <table:table-cell office:value-type="float" office:value="20" calcext:value-type="float">
            <text:p>20</text:p>
          </table:table-cell>
          <table:table-cell office:value-type="float" office:value="9.7007387740926" calcext:value-type="float">
            <text:p>9.70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39</text:p>
          </table:table-cell>
          <table:table-cell office:value-type="float" office:value="20" calcext:value-type="float">
            <text:p>20</text:p>
          </table:table-cell>
          <table:table-cell office:value-type="float" office:value="1.63638306016822" calcext:value-type="float">
            <text:p>1.64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0</text:p>
          </table:table-cell>
          <table:table-cell office:value-type="float" office:value="20" calcext:value-type="float">
            <text:p>20</text:p>
          </table:table-cell>
          <table:table-cell office:value-type="float" office:value="19.941135179781" calcext:value-type="float">
            <text:p>19.94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1</text:p>
          </table:table-cell>
          <table:table-cell office:value-type="float" office:value="20" calcext:value-type="float">
            <text:p>20</text:p>
          </table:table-cell>
          <table:table-cell office:value-type="float" office:value="11.5100168935944" calcext:value-type="float">
            <text:p>11.51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2</text:p>
          </table:table-cell>
          <table:table-cell office:value-type="float" office:value="20" calcext:value-type="float">
            <text:p>20</text:p>
          </table:table-cell>
          <table:table-cell office:value-type="float" office:value="6.10058301811182" calcext:value-type="float">
            <text:p>6.10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3</text:p>
          </table:table-cell>
          <table:table-cell office:value-type="float" office:value="20" calcext:value-type="float">
            <text:p>20</text:p>
          </table:table-cell>
          <table:table-cell office:value-type="float" office:value="8.9714426645208" calcext:value-type="float">
            <text:p>8.97</text:p>
          </table:table-cell>
          <table:table-cell office:value-type="float" office:value="1254.65" calcext:value-type="float">
            <text:p>125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1.05613331306493" calcext:value-type="float">
            <text:p>1.06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5</text:p>
          </table:table-cell>
          <table:table-cell office:value-type="float" office:value="20" calcext:value-type="float">
            <text:p>20</text:p>
          </table:table-cell>
          <table:table-cell office:value-type="float" office:value="15.4163609309243" calcext:value-type="float">
            <text:p>15.42</text:p>
          </table:table-cell>
          <table:table-cell office:value-type="float" office:value="31.6656" calcext:value-type="float">
            <text:p>31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6</text:p>
          </table:table-cell>
          <table:table-cell office:value-type="float" office:value="20" calcext:value-type="float">
            <text:p>20</text:p>
          </table:table-cell>
          <table:table-cell office:value-type="float" office:value="15.9950465801264" calcext:value-type="float">
            <text:p>16.00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131" calcext:value-type="float">
            <text:p>1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7</text:p>
          </table:table-cell>
          <table:table-cell office:value-type="float" office:value="20" calcext:value-type="float">
            <text:p>20</text:p>
          </table:table-cell>
          <table:table-cell office:value-type="float" office:value="19.4928614731164" calcext:value-type="float">
            <text:p>19.49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8</text:p>
          </table:table-cell>
          <table:table-cell office:value-type="float" office:value="20" calcext:value-type="float">
            <text:p>20</text:p>
          </table:table-cell>
          <table:table-cell office:value-type="float" office:value="18.4842141418584" calcext:value-type="float">
            <text:p>18.48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49</text:p>
          </table:table-cell>
          <table:table-cell office:value-type="float" office:value="20" calcext:value-type="float">
            <text:p>20</text:p>
          </table:table-cell>
          <table:table-cell office:value-type="float" office:value="4.64661507201751" calcext:value-type="float">
            <text:p>4.65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0</text:p>
          </table:table-cell>
          <table:table-cell office:value-type="float" office:value="20" calcext:value-type="float">
            <text:p>20</text:p>
          </table:table-cell>
          <table:table-cell office:value-type="float" office:value="9.5595045648759" calcext:value-type="float">
            <text:p>9.56</text:p>
          </table:table-cell>
          <table:table-cell office:value-type="float" office:value="883.696" calcext:value-type="float">
            <text:p>883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1</text:p>
          </table:table-cell>
          <table:table-cell office:value-type="float" office:value="20" calcext:value-type="float">
            <text:p>20</text:p>
          </table:table-cell>
          <table:table-cell office:value-type="float" office:value="17.1880866621917" calcext:value-type="float">
            <text:p>17.19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2</text:p>
          </table:table-cell>
          <table:table-cell office:value-type="float" office:value="20" calcext:value-type="float">
            <text:p>20</text:p>
          </table:table-cell>
          <table:table-cell office:value-type="float" office:value="9.86990729796531" calcext:value-type="float">
            <text:p>9.87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1139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1.71195208605574" calcext:value-type="float">
            <text:p>1.71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4</text:p>
          </table:table-cell>
          <table:table-cell office:value-type="float" office:value="20" calcext:value-type="float">
            <text:p>20</text:p>
          </table:table-cell>
          <table:table-cell office:value-type="float" office:value="13.6988169444064" calcext:value-type="float">
            <text:p>13.70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5</text:p>
          </table:table-cell>
          <table:table-cell office:value-type="float" office:value="20" calcext:value-type="float">
            <text:p>20</text:p>
          </table:table-cell>
          <table:table-cell office:value-type="float" office:value="6.83484763864501" calcext:value-type="float">
            <text:p>6.83</text:p>
          </table:table-cell>
          <table:table-cell office:value-type="float" office:value="31.7569" calcext:value-type="float">
            <text:p>31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6</text:p>
          </table:table-cell>
          <table:table-cell office:value-type="float" office:value="20" calcext:value-type="float">
            <text:p>20</text:p>
          </table:table-cell>
          <table:table-cell office:value-type="float" office:value="9.05776804470792" calcext:value-type="float">
            <text:p>9.06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7</text:p>
          </table:table-cell>
          <table:table-cell office:value-type="float" office:value="20" calcext:value-type="float">
            <text:p>20</text:p>
          </table:table-cell>
          <table:table-cell office:value-type="float" office:value="3.62021987954505" calcext:value-type="float">
            <text:p>3.62</text:p>
          </table:table-cell>
          <table:table-cell office:value-type="float" office:value="40.3247" calcext:value-type="float">
            <text:p>40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.04055225832581" calcext:value-type="float">
            <text:p>8.04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59</text:p>
          </table:table-cell>
          <table:table-cell office:value-type="float" office:value="20" calcext:value-type="float">
            <text:p>20</text:p>
          </table:table-cell>
          <table:table-cell office:value-type="float" office:value="5.81602300626868" calcext:value-type="float">
            <text:p>5.82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0</text:p>
          </table:table-cell>
          <table:table-cell office:value-type="float" office:value="20" calcext:value-type="float">
            <text:p>20</text:p>
          </table:table-cell>
          <table:table-cell office:value-type="float" office:value="20.8413455182604" calcext:value-type="float">
            <text:p>20.84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1</text:p>
          </table:table-cell>
          <table:table-cell office:value-type="float" office:value="20" calcext:value-type="float">
            <text:p>20</text:p>
          </table:table-cell>
          <table:table-cell office:value-type="float" office:value="2.08841641458564" calcext:value-type="float">
            <text:p>2.09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2</text:p>
          </table:table-cell>
          <table:table-cell office:value-type="float" office:value="20" calcext:value-type="float">
            <text:p>20</text:p>
          </table:table-cell>
          <table:table-cell office:value-type="float" office:value="11.6392022592349" calcext:value-type="float">
            <text:p>11.64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3</text:p>
          </table:table-cell>
          <table:table-cell office:value-type="float" office:value="20" calcext:value-type="float">
            <text:p>20</text:p>
          </table:table-cell>
          <table:table-cell office:value-type="float" office:value="15.3400850476407" calcext:value-type="float">
            <text:p>15.34</text:p>
          </table:table-cell>
          <table:table-cell office:value-type="float" office:value="50.7373" calcext:value-type="float">
            <text:p>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4</text:p>
          </table:table-cell>
          <table:table-cell office:value-type="float" office:value="20" calcext:value-type="float">
            <text:p>20</text:p>
          </table:table-cell>
          <table:table-cell office:value-type="float" office:value="7.15750256832072" calcext:value-type="float">
            <text:p>7.16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5</text:p>
          </table:table-cell>
          <table:table-cell office:value-type="float" office:value="20" calcext:value-type="float">
            <text:p>20</text:p>
          </table:table-cell>
          <table:table-cell office:value-type="float" office:value="12.6380051923819" calcext:value-type="float">
            <text:p>12.64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6</text:p>
          </table:table-cell>
          <table:table-cell office:value-type="float" office:value="20" calcext:value-type="float">
            <text:p>20</text:p>
          </table:table-cell>
          <table:table-cell office:value-type="float" office:value="20.7018926256891" calcext:value-type="float">
            <text:p>20.70</text:p>
          </table:table-cell>
          <table:table-cell office:value-type="float" office:value="75.8808" calcext:value-type="float">
            <text:p>75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7</text:p>
          </table:table-cell>
          <table:table-cell office:value-type="float" office:value="20" calcext:value-type="float">
            <text:p>20</text:p>
          </table:table-cell>
          <table:table-cell office:value-type="float" office:value="18.6299783645059" calcext:value-type="float">
            <text:p>18.63</text:p>
          </table:table-cell>
          <table:table-cell office:value-type="float" office:value="1150.71" calcext:value-type="float">
            <text:p>1150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8</text:p>
          </table:table-cell>
          <table:table-cell office:value-type="float" office:value="20" calcext:value-type="float">
            <text:p>20</text:p>
          </table:table-cell>
          <table:table-cell office:value-type="float" office:value="5.40859189624802" calcext:value-type="float">
            <text:p>5.41</text:p>
          </table:table-cell>
          <table:table-cell office:value-type="float" office:value="50.8464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.09300614561922" calcext:value-type="float">
            <text:p>8.09</text:p>
          </table:table-cell>
          <table:table-cell office:value-type="float" office:value="64.7016" calcext:value-type="float">
            <text:p>6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12.5881659004186" calcext:value-type="float">
            <text:p>12.59</text:p>
          </table:table-cell>
          <table:table-cell office:value-type="float" office:value="906.418" calcext:value-type="float">
            <text:p>906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1</text:p>
          </table:table-cell>
          <table:table-cell office:value-type="float" office:value="20" calcext:value-type="float">
            <text:p>20</text:p>
          </table:table-cell>
          <table:table-cell office:value-type="float" office:value="4.85845820833876" calcext:value-type="float">
            <text:p>4.86</text:p>
          </table:table-cell>
          <table:table-cell office:value-type="float" office:value="1241.52" calcext:value-type="float">
            <text:p>1241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9.5770391768672" calcext:value-type="float">
            <text:p>19.58</text:p>
          </table:table-cell>
          <table:table-cell office:value-type="float" office:value="1211.47" calcext:value-type="float">
            <text:p>1211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3</text:p>
          </table:table-cell>
          <table:table-cell office:value-type="float" office:value="20" calcext:value-type="float">
            <text:p>20</text:p>
          </table:table-cell>
          <table:table-cell office:value-type="float" office:value="19.4793128164027" calcext:value-type="float">
            <text:p>19.48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4</text:p>
          </table:table-cell>
          <table:table-cell office:value-type="float" office:value="20" calcext:value-type="float">
            <text:p>20</text:p>
          </table:table-cell>
          <table:table-cell office:value-type="float" office:value="15.2673311058114" calcext:value-type="float">
            <text:p>15.27</text:p>
          </table:table-cell>
          <table:table-cell office:value-type="float" office:value="344.707" calcext:value-type="float">
            <text:p>34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5</text:p>
          </table:table-cell>
          <table:table-cell office:value-type="float" office:value="20" calcext:value-type="float">
            <text:p>20</text:p>
          </table:table-cell>
          <table:table-cell office:value-type="float" office:value="14.4090389441423" calcext:value-type="float">
            <text:p>14.41</text:p>
          </table:table-cell>
          <table:table-cell office:value-type="float" office:value="30.7663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6</text:p>
          </table:table-cell>
          <table:table-cell office:value-type="float" office:value="20" calcext:value-type="float">
            <text:p>20</text:p>
          </table:table-cell>
          <table:table-cell office:value-type="float" office:value="1.42268973450094" calcext:value-type="float">
            <text:p>1.42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7</text:p>
          </table:table-cell>
          <table:table-cell office:value-type="float" office:value="20" calcext:value-type="float">
            <text:p>20</text:p>
          </table:table-cell>
          <table:table-cell office:value-type="float" office:value="19.0149882224209" calcext:value-type="float">
            <text:p>19.01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027" calcext:value-type="float">
            <text:p>1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8</text:p>
          </table:table-cell>
          <table:table-cell office:value-type="float" office:value="20" calcext:value-type="float">
            <text:p>20</text:p>
          </table:table-cell>
          <table:table-cell office:value-type="float" office:value="4.55626750549686" calcext:value-type="float">
            <text:p>4.56</text:p>
          </table:table-cell>
          <table:table-cell office:value-type="float" office:value="30.9337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9</text:p>
          </table:table-cell>
          <table:table-cell office:value-type="float" office:value="20" calcext:value-type="float">
            <text:p>20</text:p>
          </table:table-cell>
          <table:table-cell office:value-type="float" office:value="17.6553238906192" calcext:value-type="float">
            <text:p>17.66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0</text:p>
          </table:table-cell>
          <table:table-cell office:value-type="float" office:value="20" calcext:value-type="float">
            <text:p>20</text:p>
          </table:table-cell>
          <table:table-cell office:value-type="float" office:value="1.86208607359837" calcext:value-type="float">
            <text:p>1.86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139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1</text:p>
          </table:table-cell>
          <table:table-cell office:value-type="float" office:value="20" calcext:value-type="float">
            <text:p>20</text:p>
          </table:table-cell>
          <table:table-cell office:value-type="float" office:value="18.4363736448129" calcext:value-type="float">
            <text:p>18.44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2</text:p>
          </table:table-cell>
          <table:table-cell office:value-type="float" office:value="20" calcext:value-type="float">
            <text:p>20</text:p>
          </table:table-cell>
          <table:table-cell office:value-type="float" office:value="10.2376862478606" calcext:value-type="float">
            <text:p>10.24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4.09953583240535" calcext:value-type="float">
            <text:p>4.10</text:p>
          </table:table-cell>
          <table:table-cell office:value-type="float" office:value="67.244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.5476914071268" calcext:value-type="float">
            <text:p>3.55</text:p>
          </table:table-cell>
          <table:table-cell office:value-type="float" office:value="932.056" calcext:value-type="float">
            <text:p>932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5</text:p>
          </table:table-cell>
          <table:table-cell office:value-type="float" office:value="20" calcext:value-type="float">
            <text:p>20</text:p>
          </table:table-cell>
          <table:table-cell office:value-type="float" office:value="9.72392453234082" calcext:value-type="float">
            <text:p>9.72</text:p>
          </table:table-cell>
          <table:table-cell office:value-type="float" office:value="30.0854" calcext:value-type="float">
            <text:p>30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6</text:p>
          </table:table-cell>
          <table:table-cell office:value-type="float" office:value="20" calcext:value-type="float">
            <text:p>20</text:p>
          </table:table-cell>
          <table:table-cell office:value-type="float" office:value="12.8426751339174" calcext:value-type="float">
            <text:p>12.84</text:p>
          </table:table-cell>
          <table:table-cell office:value-type="float" office:value="30.6329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7</text:p>
          </table:table-cell>
          <table:table-cell office:value-type="float" office:value="20" calcext:value-type="float">
            <text:p>20</text:p>
          </table:table-cell>
          <table:table-cell office:value-type="float" office:value="17.9220523914119" calcext:value-type="float">
            <text:p>17.92</text:p>
          </table:table-cell>
          <table:table-cell office:value-type="float" office:value="79.642" calcext:value-type="float">
            <text:p>7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8</text:p>
          </table:table-cell>
          <table:table-cell office:value-type="float" office:value="20" calcext:value-type="float">
            <text:p>20</text:p>
          </table:table-cell>
          <table:table-cell office:value-type="float" office:value="7.56228558084339" calcext:value-type="float">
            <text:p>7.56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121" calcext:value-type="float">
            <text:p>1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89</text:p>
          </table:table-cell>
          <table:table-cell office:value-type="float" office:value="20" calcext:value-type="float">
            <text:p>20</text:p>
          </table:table-cell>
          <table:table-cell office:value-type="float" office:value="17.2433893688803" calcext:value-type="float">
            <text:p>17.24</text:p>
          </table:table-cell>
          <table:table-cell office:value-type="float" office:value="64.7016" calcext:value-type="float">
            <text:p>64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0</text:p>
          </table:table-cell>
          <table:table-cell office:value-type="float" office:value="20" calcext:value-type="float">
            <text:p>20</text:p>
          </table:table-cell>
          <table:table-cell office:value-type="float" office:value="8.26065433562618" calcext:value-type="float">
            <text:p>8.26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4.67817825398626" calcext:value-type="float">
            <text:p>4.68</text:p>
          </table:table-cell>
          <table:table-cell office:value-type="float" office:value="1161.53" calcext:value-type="float">
            <text:p>1161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11.896737865465" calcext:value-type="float">
            <text:p>11.90</text:p>
          </table:table-cell>
          <table:table-cell office:value-type="float" office:value="64.9856" calcext:value-type="float">
            <text:p>65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3</text:p>
          </table:table-cell>
          <table:table-cell office:value-type="float" office:value="20" calcext:value-type="float">
            <text:p>20</text:p>
          </table:table-cell>
          <table:table-cell office:value-type="float" office:value="16.2373058024245" calcext:value-type="float">
            <text:p>16.24</text:p>
          </table:table-cell>
          <table:table-cell office:value-type="float" office:value="30.7501" calcext:value-type="float">
            <text:p>3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13.2279531836074" calcext:value-type="float">
            <text:p>13.23</text:p>
          </table:table-cell>
          <table:table-cell office:value-type="float" office:value="339.522" calcext:value-type="float">
            <text:p>33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5</text:p>
          </table:table-cell>
          <table:table-cell office:value-type="float" office:value="20" calcext:value-type="float">
            <text:p>20</text:p>
          </table:table-cell>
          <table:table-cell office:value-type="float" office:value="19.9607601186829" calcext:value-type="float">
            <text:p>19.96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6</text:p>
          </table:table-cell>
          <table:table-cell office:value-type="float" office:value="20" calcext:value-type="float">
            <text:p>20</text:p>
          </table:table-cell>
          <table:table-cell office:value-type="float" office:value="6.66742869616962" calcext:value-type="float">
            <text:p>6.67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7</text:p>
          </table:table-cell>
          <table:table-cell office:value-type="float" office:value="20" calcext:value-type="float">
            <text:p>20</text:p>
          </table:table-cell>
          <table:table-cell office:value-type="float" office:value="6.2126897794475" calcext:value-type="float">
            <text:p>6.21</text:p>
          </table:table-cell>
          <table:table-cell office:value-type="float" office:value="45.1729" calcext:value-type="float">
            <text:p>4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8</text:p>
          </table:table-cell>
          <table:table-cell office:value-type="float" office:value="20" calcext:value-type="float">
            <text:p>20</text:p>
          </table:table-cell>
          <table:table-cell office:value-type="float" office:value="17.9652156061357" calcext:value-type="float">
            <text:p>17.97</text:p>
          </table:table-cell>
          <table:table-cell office:value-type="float" office:value="35.4251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9</text:p>
          </table:table-cell>
          <table:table-cell office:value-type="float" office:value="20" calcext:value-type="float">
            <text:p>20</text:p>
          </table:table-cell>
          <table:table-cell office:value-type="float" office:value="14.7217024377287" calcext:value-type="float">
            <text:p>14.72</text:p>
          </table:table-cell>
          <table:table-cell office:value-type="float" office:value="30.5097" calcext:value-type="float">
            <text:p>3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197" calcext:value-type="float">
            <text:p>1197</text:p>
          </table:table-cell>
          <table:table-cell table:number-columns-repeated="3"/>
        </table:table-row>
        <table:table-row table:style-name="ro1" table:number-rows-repeated="104827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25</text:p>
          </table:table-cell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office:value-type="float" office:value="1.19978556651139" calcext:value-type="float">
            <text:p>1.19978556651139</text:p>
          </table:table-cell>
        </table:table-row>
        <table:table-row table:style-name="ro1">
          <table:table-cell office:value-type="string" calcext:value-type="string">
            <text:p>m01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2.24436073166063" calcext:value-type="float">
            <text:p>2.24436073166063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m074</text:p>
          </table:table-cell>
          <table:table-cell office:value-type="float" office:value="80" calcext:value-type="float">
            <text:p>80</text:p>
          </table:table-cell>
          <table:table-cell office:value-type="float" office:value="263" calcext:value-type="float">
            <text:p>263</text:p>
          </table:table-cell>
          <table:table-cell office:value-type="float" office:value="550" calcext:value-type="float">
            <text:p>550</text:p>
          </table:table-cell>
          <table:table-cell office:value-type="float" office:value="5.86378313867592" calcext:value-type="float">
            <text:p>5.86378313867592</text:p>
          </table:table-cell>
        </table:table-row>
        <table:table-row table:style-name="ro1">
          <table:table-cell office:value-type="string" calcext:value-type="string">
            <text:p>m06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450" calcext:value-type="float">
            <text:p>450</text:p>
          </table:table-cell>
          <table:table-cell office:value-type="float" office:value="7.02212895519022" calcext:value-type="float">
            <text:p>7.02212895519022</text:p>
          </table:table-cell>
        </table:table-row>
        <table:table-row table:style-name="ro1">
          <table:table-cell office:value-type="string" calcext:value-type="string">
            <text:p>m041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148" calcext:value-type="float">
            <text:p>148</text:p>
          </table:table-cell>
          <table:table-cell office:value-type="float" office:value="7.09052220735347" calcext:value-type="float">
            <text:p>7.09052220735347</text:p>
          </table:table-cell>
        </table:table-row>
        <table:table-row table:style-name="ro1">
          <table:table-cell office:value-type="string" calcext:value-type="string">
            <text:p>m020</text:p>
          </table:table-cell>
          <table:table-cell office:value-type="float" office:value="80" calcext:value-type="float">
            <text:p>80</text:p>
          </table:table-cell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office:value-type="float" office:value="7.60075305328782" calcext:value-type="float">
            <text:p>7.60075305328782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1.71722693285985" calcext:value-type="float">
            <text:p>1.71722693285985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2.36686518947627" calcext:value-type="float">
            <text:p>2.36686518947627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14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office:value-type="float" office:value="225" calcext:value-type="float">
            <text:p>225</text:p>
          </table:table-cell>
          <table:table-cell office:value-type="float" office:value="10.8028342093502" calcext:value-type="float">
            <text:p>10.8028342093502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s071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4.85845820833876" calcext:value-type="float">
            <text:p>4.85845820833876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m025</text:p>
          </table:table-cell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office:value-type="float" office:value="1.19978556651139" calcext:value-type="float">
            <text:p>1.19978556651139</text:p>
          </table:table-cell>
        </table:table-row>
        <table:table-row table:style-name="ro1">
          <table:table-cell office:value-type="string" calcext:value-type="string">
            <text:p>m01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2.24436073166063" calcext:value-type="float">
            <text:p>2.24436073166063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m074</text:p>
          </table:table-cell>
          <table:table-cell office:value-type="float" office:value="80" calcext:value-type="float">
            <text:p>80</text:p>
          </table:table-cell>
          <table:table-cell office:value-type="float" office:value="263" calcext:value-type="float">
            <text:p>263</text:p>
          </table:table-cell>
          <table:table-cell office:value-type="float" office:value="550" calcext:value-type="float">
            <text:p>550</text:p>
          </table:table-cell>
          <table:table-cell office:value-type="float" office:value="5.86378313867592" calcext:value-type="float">
            <text:p>5.86378313867592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6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450" calcext:value-type="float">
            <text:p>450</text:p>
          </table:table-cell>
          <table:table-cell office:value-type="float" office:value="7.02212895519022" calcext:value-type="float">
            <text:p>7.02212895519022</text:p>
          </table:table-cell>
        </table:table-row>
        <table:table-row table:style-name="ro1">
          <table:table-cell office:value-type="string" calcext:value-type="string">
            <text:p>m041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148" calcext:value-type="float">
            <text:p>148</text:p>
          </table:table-cell>
          <table:table-cell office:value-type="float" office:value="7.09052220735347" calcext:value-type="float">
            <text:p>7.09052220735347</text:p>
          </table:table-cell>
        </table:table-row>
        <table:table-row table:style-name="ro1">
          <table:table-cell office:value-type="string" calcext:value-type="string">
            <text:p>m020</text:p>
          </table:table-cell>
          <table:table-cell office:value-type="float" office:value="80" calcext:value-type="float">
            <text:p>80</text:p>
          </table:table-cell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office:value-type="float" office:value="7.60075305328782" calcext:value-type="float">
            <text:p>7.60075305328782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14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office:value-type="float" office:value="225" calcext:value-type="float">
            <text:p>225</text:p>
          </table:table-cell>
          <table:table-cell office:value-type="float" office:value="10.8028342093502" calcext:value-type="float">
            <text:p>10.8028342093502</text:p>
          </table:table-cell>
        </table:table-row>
        <table:table-row table:style-name="ro1">
          <table:table-cell office:value-type="string" calcext:value-type="string">
            <text:p>s04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313" calcext:value-type="float">
            <text:p>313</text:p>
          </table:table-cell>
          <table:table-cell office:value-type="float" office:value="8.9714426645208" calcext:value-type="float">
            <text:p>8.9714426645208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1.71722693285985" calcext:value-type="float">
            <text:p>1.71722693285985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2.36686518947627" calcext:value-type="float">
            <text:p>2.36686518947627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s050</text:p>
          </table:table-cell>
          <table:table-cell office:value-type="float" office:value="20" calcext:value-type="float">
            <text:p>20</text:p>
          </table:table-cell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 office:value-type="float" office:value="9.5595045648759" calcext:value-type="float">
            <text:p>9.5595045648759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m086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office:value-type="float" office:value="8.53798890765869" calcext:value-type="float">
            <text:p>8.53798890765869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s071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4.85845820833876" calcext:value-type="float">
            <text:p>4.85845820833876</text:p>
          </table:table-cell>
        </table:table-row>
        <table:table-row table:style-name="ro1">
          <table:table-cell office:value-type="string" calcext:value-type="string">
            <text:p>m074</text:p>
          </table:table-cell>
          <table:table-cell office:value-type="float" office:value="80" calcext:value-type="float">
            <text:p>80</text:p>
          </table:table-cell>
          <table:table-cell office:value-type="float" office:value="263" calcext:value-type="float">
            <text:p>263</text:p>
          </table:table-cell>
          <table:table-cell office:value-type="float" office:value="550" calcext:value-type="float">
            <text:p>550</text:p>
          </table:table-cell>
          <table:table-cell office:value-type="float" office:value="5.86378313867592" calcext:value-type="float">
            <text:p>5.86378313867592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11.7662893823422" calcext:value-type="float">
            <text:p>11.7662893823422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m06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450" calcext:value-type="float">
            <text:p>450</text:p>
          </table:table-cell>
          <table:table-cell office:value-type="float" office:value="7.02212895519022" calcext:value-type="float">
            <text:p>7.02212895519022</text:p>
          </table:table-cell>
        </table:table-row>
        <table:table-row table:style-name="ro1">
          <table:table-cell office:value-type="string" calcext:value-type="string">
            <text:p>m041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148" calcext:value-type="float">
            <text:p>148</text:p>
          </table:table-cell>
          <table:table-cell office:value-type="float" office:value="7.09052220735347" calcext:value-type="float">
            <text:p>7.09052220735347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m025</text:p>
          </table:table-cell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office:value-type="float" office:value="1.19978556651139" calcext:value-type="float">
            <text:p>1.19978556651139</text:p>
          </table:table-cell>
        </table:table-row>
        <table:table-row table:style-name="ro1">
          <table:table-cell office:value-type="string" calcext:value-type="string">
            <text:p>m01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2.24436073166063" calcext:value-type="float">
            <text:p>2.24436073166063</text:p>
          </table:table-cell>
        </table:table-row>
        <table:table-row table:style-name="ro1">
          <table:table-cell office:value-type="string" calcext:value-type="string">
            <text:p>m014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office:value-type="float" office:value="225" calcext:value-type="float">
            <text:p>225</text:p>
          </table:table-cell>
          <table:table-cell office:value-type="float" office:value="10.8028342093502" calcext:value-type="float">
            <text:p>10.8028342093502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m020</text:p>
          </table:table-cell>
          <table:table-cell office:value-type="float" office:value="80" calcext:value-type="float">
            <text:p>80</text:p>
          </table:table-cell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office:value-type="float" office:value="7.60075305328782" calcext:value-type="float">
            <text:p>7.60075305328782</text:p>
          </table:table-cell>
        </table:table-row>
        <table:table-row table:style-name="ro1">
          <table:table-cell office:value-type="string" calcext:value-type="string">
            <text:p>m086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office:value-type="float" office:value="8.53798890765869" calcext:value-type="float">
            <text:p>8.53798890765869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4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313" calcext:value-type="float">
            <text:p>313</text:p>
          </table:table-cell>
          <table:table-cell office:value-type="float" office:value="8.9714426645208" calcext:value-type="float">
            <text:p>8.971442664520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50</text:p>
          </table:table-cell>
          <table:table-cell office:value-type="float" office:value="20" calcext:value-type="float">
            <text:p>20</text:p>
          </table:table-cell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 office:value-type="float" office:value="9.5595045648759" calcext:value-type="float">
            <text:p>9.5595045648759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s013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19" calcext:value-type="float">
            <text:p>719</text:p>
          </table:table-cell>
          <table:table-cell office:value-type="float" office:value="8.11629956025342" calcext:value-type="float">
            <text:p>8.11629956025342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11.7662893823422" calcext:value-type="float">
            <text:p>11.7662893823422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67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18.6299783645059" calcext:value-type="float">
            <text:p>18.6299783645059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office:value-type="float" office:value="19.5770391768672" calcext:value-type="float">
            <text:p>19.5770391768672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s071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4.85845820833876" calcext:value-type="float">
            <text:p>4.85845820833876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m086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office:value-type="float" office:value="8.53798890765869" calcext:value-type="float">
            <text:p>8.53798890765869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2.36686518947627" calcext:value-type="float">
            <text:p>2.36686518947627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1.71722693285985" calcext:value-type="float">
            <text:p>1.71722693285985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13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19" calcext:value-type="float">
            <text:p>719</text:p>
          </table:table-cell>
          <table:table-cell office:value-type="float" office:value="8.11629956025342" calcext:value-type="float">
            <text:p>8.11629956025342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s054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482" calcext:value-type="float">
            <text:p>482</text:p>
          </table:table-cell>
          <table:table-cell office:value-type="float" office:value="13.6988169444064" calcext:value-type="float">
            <text:p>13.6988169444064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s050</text:p>
          </table:table-cell>
          <table:table-cell office:value-type="float" office:value="20" calcext:value-type="float">
            <text:p>20</text:p>
          </table:table-cell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 office:value-type="float" office:value="9.5595045648759" calcext:value-type="float">
            <text:p>9.5595045648759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office:value-type="float" office:value="109" calcext:value-type="float">
            <text:p>109</text:p>
          </table:table-cell>
          <table:table-cell office:value-type="float" office:value="3.94552832413423" calcext:value-type="float">
            <text:p>3.94552832413423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4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313" calcext:value-type="float">
            <text:p>313</text:p>
          </table:table-cell>
          <table:table-cell office:value-type="float" office:value="8.9714426645208" calcext:value-type="float">
            <text:p>8.9714426645208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14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office:value-type="float" office:value="225" calcext:value-type="float">
            <text:p>225</text:p>
          </table:table-cell>
          <table:table-cell office:value-type="float" office:value="10.8028342093502" calcext:value-type="float">
            <text:p>10.8028342093502</text:p>
          </table:table-cell>
        </table:table-row>
        <table:table-row table:style-name="ro1">
          <table:table-cell office:value-type="string" calcext:value-type="string">
            <text:p>s067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18.6299783645059" calcext:value-type="float">
            <text:p>18.6299783645059</text:p>
          </table:table-cell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office:value-type="float" office:value="19.5770391768672" calcext:value-type="float">
            <text:p>19.5770391768672</text:p>
          </table:table-cell>
        </table:table-row>
        <table:table-row table:style-name="ro1">
          <table:table-cell office:value-type="string" calcext:value-type="string">
            <text:p>s07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5.2673311058114" calcext:value-type="float">
            <text:p>15.2673311058114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s054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482" calcext:value-type="float">
            <text:p>482</text:p>
          </table:table-cell>
          <table:table-cell office:value-type="float" office:value="13.6988169444064" calcext:value-type="float">
            <text:p>13.6988169444064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office:value-type="float" office:value="109" calcext:value-type="float">
            <text:p>109</text:p>
          </table:table-cell>
          <table:table-cell office:value-type="float" office:value="3.94552832413423" calcext:value-type="float">
            <text:p>3.94552832413423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11.7662893823422" calcext:value-type="float">
            <text:p>11.7662893823422</text:p>
          </table:table-cell>
        </table:table-row>
        <table:table-row table:style-name="ro1">
          <table:table-cell office:value-type="string" calcext:value-type="string">
            <text:p>s07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5.2673311058114" calcext:value-type="float">
            <text:p>15.2673311058114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73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office:value-type="float" office:value="19.4793128164027" calcext:value-type="float">
            <text:p>19.4793128164027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752" calcext:value-type="float">
            <text:p>752</text:p>
          </table:table-cell>
          <table:table-cell office:value-type="float" office:value="8.81533285706045" calcext:value-type="float">
            <text:p>8.8153328570604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13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19" calcext:value-type="float">
            <text:p>719</text:p>
          </table:table-cell>
          <table:table-cell office:value-type="float" office:value="8.11629956025342" calcext:value-type="float">
            <text:p>8.11629956025342</text:p>
          </table:table-cell>
        </table:table-row>
        <table:table-row table:style-name="ro1">
          <table:table-cell office:value-type="string" calcext:value-type="string">
            <text:p>m086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office:value-type="float" office:value="8.53798890765869" calcext:value-type="float">
            <text:p>8.53798890765869</text:p>
          </table:table-cell>
        </table:table-row>
        <table:table-row table:style-name="ro1">
          <table:table-cell office:value-type="string" calcext:value-type="string">
            <text:p>m01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2.24436073166063" calcext:value-type="float">
            <text:p>2.24436073166063</text:p>
          </table:table-cell>
        </table:table-row>
        <table:table-row table:style-name="ro1">
          <table:table-cell office:value-type="string" calcext:value-type="string">
            <text:p>m025</text:p>
          </table:table-cell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office:value-type="float" office:value="1.19978556651139" calcext:value-type="float">
            <text:p>1.1997855665113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m074</text:p>
          </table:table-cell>
          <table:table-cell office:value-type="float" office:value="80" calcext:value-type="float">
            <text:p>80</text:p>
          </table:table-cell>
          <table:table-cell office:value-type="float" office:value="263" calcext:value-type="float">
            <text:p>263</text:p>
          </table:table-cell>
          <table:table-cell office:value-type="float" office:value="550" calcext:value-type="float">
            <text:p>550</text:p>
          </table:table-cell>
          <table:table-cell office:value-type="float" office:value="5.86378313867592" calcext:value-type="float">
            <text:p>5.86378313867592</text:p>
          </table:table-cell>
        </table:table-row>
        <table:table-row table:style-name="ro1">
          <table:table-cell office:value-type="string" calcext:value-type="string">
            <text:p>m06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450" calcext:value-type="float">
            <text:p>450</text:p>
          </table:table-cell>
          <table:table-cell office:value-type="float" office:value="7.02212895519022" calcext:value-type="float">
            <text:p>7.02212895519022</text:p>
          </table:table-cell>
        </table:table-row>
        <table:table-row table:style-name="ro1">
          <table:table-cell office:value-type="string" calcext:value-type="string">
            <text:p>m041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148" calcext:value-type="float">
            <text:p>148</text:p>
          </table:table-cell>
          <table:table-cell office:value-type="float" office:value="7.09052220735347" calcext:value-type="float">
            <text:p>7.09052220735347</text:p>
          </table:table-cell>
        </table:table-row>
        <table:table-row table:style-name="ro1">
          <table:table-cell office:value-type="string" calcext:value-type="string">
            <text:p>m020</text:p>
          </table:table-cell>
          <table:table-cell office:value-type="float" office:value="80" calcext:value-type="float">
            <text:p>80</text:p>
          </table:table-cell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office:value-type="float" office:value="7.60075305328782" calcext:value-type="float">
            <text:p>7.60075305328782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752" calcext:value-type="float">
            <text:p>752</text:p>
          </table:table-cell>
          <table:table-cell office:value-type="float" office:value="8.81533285706045" calcext:value-type="float">
            <text:p>8.81533285706045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s073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office:value-type="float" office:value="19.4793128164027" calcext:value-type="float">
            <text:p>19.4793128164027</text:p>
          </table:table-cell>
        </table:table-row>
        <table:table-row table:style-name="ro1">
          <table:table-cell office:value-type="string" calcext:value-type="string">
            <text:p>s007</text:p>
          </table:table-cell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office:value-type="float" office:value="508" calcext:value-type="float">
            <text:p>508</text:p>
          </table:table-cell>
          <table:table-cell office:value-type="float" office:value="13.1398442646726" calcext:value-type="float">
            <text:p>13.1398442646726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s067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18.6299783645059" calcext:value-type="float">
            <text:p>18.6299783645059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office:value-type="float" office:value="19.5770391768672" calcext:value-type="float">
            <text:p>19.5770391768672</text:p>
          </table:table-cell>
        </table:table-row>
        <table:table-row table:style-name="ro1">
          <table:table-cell office:value-type="string" calcext:value-type="string">
            <text:p>s054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482" calcext:value-type="float">
            <text:p>482</text:p>
          </table:table-cell>
          <table:table-cell office:value-type="float" office:value="13.6988169444064" calcext:value-type="float">
            <text:p>13.6988169444064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office:value-type="float" office:value="109" calcext:value-type="float">
            <text:p>109</text:p>
          </table:table-cell>
          <table:table-cell office:value-type="float" office:value="3.94552832413423" calcext:value-type="float">
            <text:p>3.94552832413423</text:p>
          </table:table-cell>
        </table:table-row>
        <table:table-row table:style-name="ro1">
          <table:table-cell office:value-type="string" calcext:value-type="string">
            <text:p>s087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  <table:table-cell office:value-type="float" office:value="17.9220523914119" calcext:value-type="float">
            <text:p>17.9220523914119</text:p>
          </table:table-cell>
        </table:table-row>
        <table:table-row table:style-name="ro1">
          <table:table-cell office:value-type="string" calcext:value-type="string">
            <text:p>s07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5.2673311058114" calcext:value-type="float">
            <text:p>15.2673311058114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07</text:p>
          </table:table-cell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office:value-type="float" office:value="508" calcext:value-type="float">
            <text:p>508</text:p>
          </table:table-cell>
          <table:table-cell office:value-type="float" office:value="13.1398442646726" calcext:value-type="float">
            <text:p>13.1398442646726</text:p>
          </table:table-cell>
        </table:table-row>
        <table:table-row table:style-name="ro1">
          <table:table-cell office:value-type="string" calcext:value-type="string">
            <text:p>s087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  <table:table-cell office:value-type="float" office:value="17.9220523914119" calcext:value-type="float">
            <text:p>17.9220523914119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1.71722693285985" calcext:value-type="float">
            <text:p>1.71722693285985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2.36686518947627" calcext:value-type="float">
            <text:p>2.36686518947627</text:p>
          </table:table-cell>
        </table:table-row>
        <table:table-row table:style-name="ro1">
          <table:table-cell office:value-type="string" calcext:value-type="string">
            <text:p>s071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4.85845820833876" calcext:value-type="float">
            <text:p>4.8584582083387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752" calcext:value-type="float">
            <text:p>752</text:p>
          </table:table-cell>
          <table:table-cell office:value-type="float" office:value="8.81533285706045" calcext:value-type="float">
            <text:p>8.81533285706045</text:p>
          </table:table-cell>
        </table:table-row>
        <table:table-row table:style-name="ro1">
          <table:table-cell office:value-type="string" calcext:value-type="string">
            <text:p>s04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313" calcext:value-type="float">
            <text:p>313</text:p>
          </table:table-cell>
          <table:table-cell office:value-type="float" office:value="8.9714426645208" calcext:value-type="float">
            <text:p>8.9714426645208</text:p>
          </table:table-cell>
        </table:table-row>
        <table:table-row table:style-name="ro1">
          <table:table-cell office:value-type="string" calcext:value-type="string">
            <text:p>s050</text:p>
          </table:table-cell>
          <table:table-cell office:value-type="float" office:value="20" calcext:value-type="float">
            <text:p>20</text:p>
          </table:table-cell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 office:value-type="float" office:value="9.5595045648759" calcext:value-type="float">
            <text:p>9.5595045648759</text:p>
          </table:table-cell>
        </table:table-row>
        <table:table-row table:style-name="ro1">
          <table:table-cell office:value-type="string" calcext:value-type="string">
            <text:p>s013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19" calcext:value-type="float">
            <text:p>719</text:p>
          </table:table-cell>
          <table:table-cell office:value-type="float" office:value="8.11629956025342" calcext:value-type="float">
            <text:p>8.1162995602534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s073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office:value-type="float" office:value="19.4793128164027" calcext:value-type="float">
            <text:p>19.4793128164027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11.7662893823422" calcext:value-type="float">
            <text:p>11.7662893823422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s054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482" calcext:value-type="float">
            <text:p>482</text:p>
          </table:table-cell>
          <table:table-cell office:value-type="float" office:value="13.6988169444064" calcext:value-type="float">
            <text:p>13.6988169444064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07</text:p>
          </table:table-cell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office:value-type="float" office:value="508" calcext:value-type="float">
            <text:p>508</text:p>
          </table:table-cell>
          <table:table-cell office:value-type="float" office:value="13.1398442646726" calcext:value-type="float">
            <text:p>13.1398442646726</text:p>
          </table:table-cell>
        </table:table-row>
        <table:table-row table:style-name="ro1">
          <table:table-cell office:value-type="string" calcext:value-type="string">
            <text:p>s087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  <table:table-cell office:value-type="float" office:value="17.9220523914119" calcext:value-type="float">
            <text:p>17.9220523914119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752" calcext:value-type="float">
            <text:p>752</text:p>
          </table:table-cell>
          <table:table-cell office:value-type="float" office:value="8.81533285706045" calcext:value-type="float">
            <text:p>8.81533285706045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office:value-type="float" office:value="109" calcext:value-type="float">
            <text:p>109</text:p>
          </table:table-cell>
          <table:table-cell office:value-type="float" office:value="3.94552832413423" calcext:value-type="float">
            <text:p>3.94552832413423</text:p>
          </table:table-cell>
        </table:table-row>
        <table:table-row table:style-name="ro1">
          <table:table-cell office:value-type="string" calcext:value-type="string">
            <text:p>s07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5.2673311058114" calcext:value-type="float">
            <text:p>15.2673311058114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s067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18.6299783645059" calcext:value-type="float">
            <text:p>18.6299783645059</text:p>
          </table:table-cell>
        </table:table-row>
        <table:table-row table:style-name="ro1">
          <table:table-cell office:value-type="string" calcext:value-type="string">
            <text:p>s073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office:value-type="float" office:value="19.4793128164027" calcext:value-type="float">
            <text:p>19.4793128164027</text:p>
          </table:table-cell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office:value-type="float" office:value="19.5770391768672" calcext:value-type="float">
            <text:p>19.5770391768672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4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313" calcext:value-type="float">
            <text:p>313</text:p>
          </table:table-cell>
          <table:table-cell office:value-type="float" office:value="8.9714426645208" calcext:value-type="float">
            <text:p>8.9714426645208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11.7662893823422" calcext:value-type="float">
            <text:p>11.7662893823422</text:p>
          </table:table-cell>
        </table:table-row>
        <table:table-row table:style-name="ro1">
          <table:table-cell office:value-type="string" calcext:value-type="string">
            <text:p>m020</text:p>
          </table:table-cell>
          <table:table-cell office:value-type="float" office:value="80" calcext:value-type="float">
            <text:p>80</text:p>
          </table:table-cell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office:value-type="float" office:value="7.60075305328782" calcext:value-type="float">
            <text:p>7.60075305328782</text:p>
          </table:table-cell>
        </table:table-row>
        <table:table-row table:style-name="ro1">
          <table:table-cell office:value-type="string" calcext:value-type="string">
            <text:p>m041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148" calcext:value-type="float">
            <text:p>148</text:p>
          </table:table-cell>
          <table:table-cell office:value-type="float" office:value="7.09052220735347" calcext:value-type="float">
            <text:p>7.09052220735347</text:p>
          </table:table-cell>
        </table:table-row>
        <table:table-row table:style-name="ro1">
          <table:table-cell office:value-type="string" calcext:value-type="string">
            <text:p>m06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450" calcext:value-type="float">
            <text:p>450</text:p>
          </table:table-cell>
          <table:table-cell office:value-type="float" office:value="7.02212895519022" calcext:value-type="float">
            <text:p>7.02212895519022</text:p>
          </table:table-cell>
        </table:table-row>
        <table:table-row table:style-name="ro1">
          <table:table-cell office:value-type="string" calcext:value-type="string">
            <text:p>s071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4.85845820833876" calcext:value-type="float">
            <text:p>4.85845820833876</text:p>
          </table:table-cell>
        </table:table-row>
        <table:table-row table:style-name="ro1">
          <table:table-cell office:value-type="string" calcext:value-type="string">
            <text:p>m074</text:p>
          </table:table-cell>
          <table:table-cell office:value-type="float" office:value="80" calcext:value-type="float">
            <text:p>80</text:p>
          </table:table-cell>
          <table:table-cell office:value-type="float" office:value="263" calcext:value-type="float">
            <text:p>263</text:p>
          </table:table-cell>
          <table:table-cell office:value-type="float" office:value="550" calcext:value-type="float">
            <text:p>550</text:p>
          </table:table-cell>
          <table:table-cell office:value-type="float" office:value="5.86378313867592" calcext:value-type="float">
            <text:p>5.86378313867592</text:p>
          </table:table-cell>
        </table:table-row>
        <table:table-row table:style-name="ro1">
          <table:table-cell office:value-type="string" calcext:value-type="string">
            <text:p>m025</text:p>
          </table:table-cell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office:value-type="float" office:value="1.19978556651139" calcext:value-type="float">
            <text:p>1.19978556651139</text:p>
          </table:table-cell>
        </table:table-row>
        <table:table-row table:style-name="ro1">
          <table:table-cell office:value-type="string" calcext:value-type="string">
            <text:p>m01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2.24436073166063" calcext:value-type="float">
            <text:p>2.24436073166063</text:p>
          </table:table-cell>
        </table:table-row>
        <table:table-row table:style-name="ro1">
          <table:table-cell office:value-type="string" calcext:value-type="string">
            <text:p>m086</text:p>
          </table:table-cell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office:value-type="float" office:value="8.53798890765869" calcext:value-type="float">
            <text:p>8.53798890765869</text:p>
          </table:table-cell>
        </table:table-row>
        <table:table-row table:style-name="ro1">
          <table:table-cell office:value-type="string" calcext:value-type="string">
            <text:p>m014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office:value-type="float" office:value="225" calcext:value-type="float">
            <text:p>225</text:p>
          </table:table-cell>
          <table:table-cell office:value-type="float" office:value="10.8028342093502" calcext:value-type="float">
            <text:p>10.8028342093502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54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482" calcext:value-type="float">
            <text:p>482</text:p>
          </table:table-cell>
          <table:table-cell office:value-type="float" office:value="13.6988169444064" calcext:value-type="float">
            <text:p>13.6988169444064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07</text:p>
          </table:table-cell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office:value-type="float" office:value="508" calcext:value-type="float">
            <text:p>508</text:p>
          </table:table-cell>
          <table:table-cell office:value-type="float" office:value="13.1398442646726" calcext:value-type="float">
            <text:p>13.1398442646726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752" calcext:value-type="float">
            <text:p>752</text:p>
          </table:table-cell>
          <table:table-cell office:value-type="float" office:value="8.81533285706045" calcext:value-type="float">
            <text:p>8.81533285706045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office:value-type="float" office:value="109" calcext:value-type="float">
            <text:p>109</text:p>
          </table:table-cell>
          <table:table-cell office:value-type="float" office:value="3.94552832413423" calcext:value-type="float">
            <text:p>3.94552832413423</text:p>
          </table:table-cell>
        </table:table-row>
        <table:table-row table:style-name="ro1">
          <table:table-cell office:value-type="string" calcext:value-type="string">
            <text:p>s07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5.2673311058114" calcext:value-type="float">
            <text:p>15.2673311058114</text:p>
          </table:table-cell>
        </table:table-row>
        <table:table-row table:style-name="ro1">
          <table:table-cell office:value-type="string" calcext:value-type="string">
            <text:p>s013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19" calcext:value-type="float">
            <text:p>719</text:p>
          </table:table-cell>
          <table:table-cell office:value-type="float" office:value="8.11629956025342" calcext:value-type="float">
            <text:p>8.11629956025342</text:p>
          </table:table-cell>
        </table:table-row>
        <table:table-row table:style-name="ro1">
          <table:table-cell office:value-type="string" calcext:value-type="string">
            <text:p>s050</text:p>
          </table:table-cell>
          <table:table-cell office:value-type="float" office:value="20" calcext:value-type="float">
            <text:p>20</text:p>
          </table:table-cell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 office:value-type="float" office:value="9.5595045648759" calcext:value-type="float">
            <text:p>9.5595045648759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2.36686518947627" calcext:value-type="float">
            <text:p>2.36686518947627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1.71722693285985" calcext:value-type="float">
            <text:p>1.71722693285985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s007</text:p>
          </table:table-cell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office:value-type="float" office:value="508" calcext:value-type="float">
            <text:p>508</text:p>
          </table:table-cell>
          <table:table-cell office:value-type="float" office:value="13.1398442646726" calcext:value-type="float">
            <text:p>13.1398442646726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87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  <table:table-cell office:value-type="float" office:value="17.9220523914119" calcext:value-type="float">
            <text:p>17.9220523914119</text:p>
          </table:table-cell>
        </table:table-row>
        <table:table-row table:style-name="ro1">
          <table:table-cell office:value-type="string" calcext:value-type="string">
            <text:p>s067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18.6299783645059" calcext:value-type="float">
            <text:p>18.6299783645059</text:p>
          </table:table-cell>
        </table:table-row>
        <table:table-row table:style-name="ro1">
          <table:table-cell office:value-type="string" calcext:value-type="string">
            <text:p>s073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office:value-type="float" office:value="19.4793128164027" calcext:value-type="float">
            <text:p>19.4793128164027</text:p>
          </table:table-cell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office:value-type="float" office:value="19.5770391768672" calcext:value-type="float">
            <text:p>19.5770391768672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s087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  <table:table-cell office:value-type="float" office:value="17.9220523914119" calcext:value-type="float">
            <text:p>17.9220523914119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67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18.6299783645059" calcext:value-type="float">
            <text:p>18.6299783645059</text:p>
          </table:table-cell>
        </table:table-row>
        <table:table-row table:style-name="ro1">
          <table:table-cell office:value-type="string" calcext:value-type="string">
            <text:p>s073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office:value-type="float" office:value="19.4793128164027" calcext:value-type="float">
            <text:p>19.4793128164027</text:p>
          </table:table-cell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office:value-type="float" office:value="19.5770391768672" calcext:value-type="float">
            <text:p>19.5770391768672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67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18.6299783645059" calcext:value-type="float">
            <text:p>18.6299783645059</text:p>
          </table:table-cell>
        </table:table-row>
        <table:table-row table:style-name="ro1">
          <table:table-cell office:value-type="string" calcext:value-type="string">
            <text:p>s073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office:value-type="float" office:value="19.4793128164027" calcext:value-type="float">
            <text:p>19.4793128164027</text:p>
          </table:table-cell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office:value-type="float" office:value="19.5770391768672" calcext:value-type="float">
            <text:p>19.5770391768672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73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office:value-type="float" office:value="19.4793128164027" calcext:value-type="float">
            <text:p>19.4793128164027</text:p>
          </table:table-cell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office:value-type="float" office:value="19.5770391768672" calcext:value-type="float">
            <text:p>19.5770391768672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s07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office:value-type="float" office:value="19.5770391768672" calcext:value-type="float">
            <text:p>19.5770391768672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office:value-type="float" office:value="20.5924117498292" calcext:value-type="float">
            <text:p>20.592411749829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office:value-type="float" office:value="17.2699218836037" calcext:value-type="float">
            <text:p>17.2699218836037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2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16.7133555689225" calcext:value-type="float">
            <text:p>16.7133555689225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6.315226757489" calcext:value-type="float">
            <text:p>16.315226757489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s09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office:value-type="float" office:value="11.896737865465" calcext:value-type="float">
            <text:p>11.896737865465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1.9639466365031" calcext:value-type="float">
            <text:p>11.963946636503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office:value-type="float" office:value="11.0996108122714" calcext:value-type="float">
            <text:p>11.0996108122714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m008</text:p>
          </table:table-cell>
          <table:table-cell office:value-type="float" office:value="80" calcext:value-type="float">
            <text:p>80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office:value-type="float" office:value="1.92205351237683" calcext:value-type="float">
            <text:p>1.92205351237683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4.33517043950799" calcext:value-type="float">
            <text:p>4.33517043950799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01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office:value-type="float" office:value="3.33489620196958" calcext:value-type="float">
            <text:p>3.33489620196958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s094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office:value-type="float" office:value="13.2279531836074" calcext:value-type="float">
            <text:p>13.2279531836074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m04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.66575349178249" calcext:value-type="float">
            <text:p>3.6657534917824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1.71722693285985" calcext:value-type="float">
            <text:p>1.71722693285985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m097</text:p>
          </table:table-cell>
          <table:table-cell office:value-type="float" office:value="80" calcext:value-type="float">
            <text:p>80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office:value-type="float" office:value="4.75990103482218" calcext:value-type="float">
            <text:p>4.75990103482218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1.71722693285985" calcext:value-type="float">
            <text:p>1.71722693285985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2.36686518947627" calcext:value-type="float">
            <text:p>2.36686518947627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4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7.70888732796321" calcext:value-type="float">
            <text:p>7.70888732796321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1.71722693285985" calcext:value-type="float">
            <text:p>1.71722693285985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2.36686518947627" calcext:value-type="float">
            <text:p>2.36686518947627</text:p>
          </table:table-cell>
        </table:table-row>
        <table:table-row table:style-name="ro1">
          <table:table-cell office:value-type="string" calcext:value-type="string">
            <text:p>s050</text:p>
          </table:table-cell>
          <table:table-cell office:value-type="float" office:value="20" calcext:value-type="float">
            <text:p>20</text:p>
          </table:table-cell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 office:value-type="float" office:value="9.5595045648759" calcext:value-type="float">
            <text:p>9.5595045648759</text:p>
          </table:table-cell>
        </table:table-row>
        <table:table-row table:style-name="ro1">
          <table:table-cell office:value-type="string" calcext:value-type="string">
            <text:p>l097</text:p>
          </table:table-cell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.94112745409534" calcext:value-type="float">
            <text:p>1.94112745409534</text:p>
          </table:table-cell>
        </table:table-row>
        <table:table-row table:style-name="ro1">
          <table:table-cell office:value-type="string" calcext:value-type="string">
            <text:p>l027</text:p>
          </table:table-cell>
          <table:table-cell office:value-type="float" office:value="400" calcext:value-type="float">
            <text:p>400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office:value-type="float" office:value="1.15973399635422" calcext:value-type="float">
            <text:p>1.15973399635422</text:p>
          </table:table-cell>
        </table:table-row>
        <table:table-row table:style-name="ro1">
          <table:table-cell office:value-type="string" calcext:value-type="string">
            <text:p>l066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office:value-type="float" office:value="2.28542680380936" calcext:value-type="float">
            <text:p>2.28542680380936</text:p>
          </table:table-cell>
        </table:table-row>
        <table:table-row table:style-name="ro1">
          <table:table-cell office:value-type="string" calcext:value-type="string">
            <text:p>l00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1.06013583435122" calcext:value-type="float">
            <text:p>1.06013583435122</text:p>
          </table:table-cell>
        </table:table-row>
        <table:table-row table:style-name="ro1">
          <table:table-cell office:value-type="string" calcext:value-type="string">
            <text:p>m065</text:p>
          </table:table-cell>
          <table:table-cell office:value-type="float" office:value="80" calcext:value-type="float">
            <text:p>80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office:value-type="float" office:value="7.83503032480385" calcext:value-type="float">
            <text:p>7.83503032480385</text:p>
          </table:table-cell>
        </table:table-row>
        <table:table-row table:style-name="ro1">
          <table:table-cell office:value-type="string" calcext:value-type="string">
            <text:p>s07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2.5881659004186" calcext:value-type="float">
            <text:p>12.5881659004186</text:p>
          </table:table-cell>
        </table:table-row>
        <table:table-row table:style-name="ro1">
          <table:table-cell office:value-type="string" calcext:value-type="string">
            <text:p>s091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.67817825398626" calcext:value-type="float">
            <text:p>4.67817825398626</text:p>
          </table:table-cell>
        </table:table-row>
        <table:table-row table:style-name="ro1">
          <table:table-cell office:value-type="string" calcext:value-type="string">
            <text:p>m082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7.70542610588608" calcext:value-type="float">
            <text:p>7.70542610588608</text:p>
          </table:table-cell>
        </table:table-row>
        <table:table-row table:style-name="ro1">
          <table:table-cell office:value-type="string" calcext:value-type="string">
            <text:p>m09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9.28359302704753" calcext:value-type="float">
            <text:p>9.28359302704753</text:p>
          </table:table-cell>
        </table:table-row>
        <table:table-row table:style-name="ro1">
          <table:table-cell office:value-type="string" calcext:value-type="string">
            <text:p>m012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office:value-type="float" office:value="8.82089796781197" calcext:value-type="float">
            <text:p>8.82089796781197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office:value-type="float" office:value="7.09527016184669" calcext:value-type="float">
            <text:p>7.09527016184669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17.1765801596404" calcext:value-type="float">
            <text:p>17.1765801596404</text:p>
          </table:table-cell>
        </table:table-row>
        <table:table-row table:style-name="ro1">
          <table:table-cell office:value-type="string" calcext:value-type="string">
            <text:p>m02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0.3503748329329" calcext:value-type="float">
            <text:p>10.3503748329329</text:p>
          </table:table-cell>
        </table:table-row>
        <table:table-row table:style-name="ro1">
          <table:table-cell office:value-type="string" calcext:value-type="string">
            <text:p>m093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5.41905438158684" calcext:value-type="float">
            <text:p>5.41905438158684</text:p>
          </table:table-cell>
        </table:table-row>
        <table:table-row table:style-name="ro1">
          <table:table-cell office:value-type="string" calcext:value-type="string">
            <text:p>s084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3.5476914071268" calcext:value-type="float">
            <text:p>3.5476914071268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6.47220735438369" calcext:value-type="float">
            <text:p>6.47220735438369</text:p>
          </table:table-cell>
        </table:table-row>
        <table:table-row table:style-name="ro1">
          <table:table-cell office:value-type="string" calcext:value-type="string">
            <text:p>m056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office:value-type="float" office:value="12.1534202130272" calcext:value-type="float">
            <text:p>12.1534202130272</text:p>
          </table:table-cell>
        </table:table-row>
        <table:table-row table:style-name="ro1">
          <table:table-cell office:value-type="string" calcext:value-type="string">
            <text:p>m02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5043023700615" calcext:value-type="float">
            <text:p>11.5043023700615</text:p>
          </table:table-cell>
        </table:table-row>
        <table:table-row table:style-name="ro1">
          <table:table-cell office:value-type="string" calcext:value-type="string">
            <text:p>m039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office:value-type="float" office:value="6.97378649612248" calcext:value-type="float">
            <text:p>6.97378649612248</text:p>
          </table:table-cell>
        </table:table-row>
        <table:table-row table:style-name="ro1">
          <table:table-cell office:value-type="string" calcext:value-type="string">
            <text:p>m092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9.60131939004399" calcext:value-type="float">
            <text:p>9.60131939004399</text:p>
          </table:table-cell>
        </table:table-row>
        <table:table-row table:style-name="ro1">
          <table:table-cell office:value-type="string" calcext:value-type="string">
            <text:p>s044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office:value-type="float" office:value="1.05613331306493" calcext:value-type="float">
            <text:p>1.05613331306493</text:p>
          </table:table-cell>
        </table:table-row>
        <table:table-row table:style-name="ro1">
          <table:table-cell office:value-type="string" calcext:value-type="string">
            <text:p>s053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office:value-type="float" office:value="1.71195208605574" calcext:value-type="float">
            <text:p>1.71195208605574</text:p>
          </table:table-cell>
        </table:table-row>
        <table:table-row table:style-name="ro1">
          <table:table-cell office:value-type="string" calcext:value-type="string">
            <text:p>s069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office:value-type="float" office:value="8.09300614561922" calcext:value-type="float">
            <text:p>8.09300614561922</text:p>
          </table:table-cell>
        </table:table-row>
        <table:table-row table:style-name="ro1">
          <table:table-cell office:value-type="string" calcext:value-type="string">
            <text:p>s08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.09953583240535" calcext:value-type="float">
            <text:p>4.09953583240535</text:p>
          </table:table-cell>
        </table:table-row>
        <table:table-row table:style-name="ro1">
          <table:table-cell office:value-type="string" calcext:value-type="string">
            <text:p>s058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office:value-type="float" office:value="8.04055225832581" calcext:value-type="float">
            <text:p>8.04055225832581</text:p>
          </table:table-cell>
        </table:table-row>
        <table:table-row table:style-name="ro1">
          <table:table-cell office:value-type="string" calcext:value-type="string">
            <text:p>m044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12.9468491808053" calcext:value-type="float">
            <text:p>12.9468491808053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1.71722693285985" calcext:value-type="float">
            <text:p>1.71722693285985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2.36686518947627" calcext:value-type="float">
            <text:p>2.36686518947627</text:p>
          </table:table-cell>
        </table:table-row>
        <table:table-row table:style-name="ro1">
          <table:table-cell office:value-type="string" calcext:value-type="string">
            <text:p>s050</text:p>
          </table:table-cell>
          <table:table-cell office:value-type="float" office:value="20" calcext:value-type="float">
            <text:p>20</text:p>
          </table:table-cell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 office:value-type="float" office:value="9.5595045648759" calcext:value-type="float">
            <text:p>9.5595045648759</text:p>
          </table:table-cell>
        </table:table-row>
        <table:table-row table:style-name="ro1">
          <table:table-cell office:value-type="string" calcext:value-type="string">
            <text:p>s013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19" calcext:value-type="float">
            <text:p>719</text:p>
          </table:table-cell>
          <table:table-cell office:value-type="float" office:value="8.11629956025342" calcext:value-type="float">
            <text:p>8.11629956025342</text:p>
          </table:table-cell>
        </table:table-row>
      </table:table>
      <table:table table:name="工作表4" table:style-name="ta1">
        <table:shapes>
          <draw:frame draw:z-index="0" draw:style-name="gr1" draw:text-style-name="P1" svg:width="42.088cm" svg:height="16.104cm" svg:x="15.915cm" svg:y="0.604cm">
            <draw:object draw:notify-on-update-of-ranges="工作表4.D2:工作表4.D301 工作表4.E1:工作表4.E1 工作表4.E2:工作表4.E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bandwidth</text:p>
          </table:table-cell>
          <table:table-cell/>
        </table:table-row>
        <table:table-row table:style-name="ro1">
          <table:table-cell office:value-type="float" office:value="129.743" calcext:value-type="float">
            <text:p>129.7</text:p>
          </table:table-cell>
          <table:table-cell office:value-type="float" office:value="301" calcext:value-type="float">
            <text:p>301</text:p>
          </table:table-cell>
          <table:table-cell office:value-type="float" office:value="1024" calcext:value-type="float">
            <text:p>1024</text:p>
          </table:table-cell>
          <table:table-cell table:style-name="ce5" table:formula="of:=SQRT(([.B2]-300)*([.B2]-300)+([.C2]-300)*([.C2]-300))" office:value-type="float" office:value="724.000690607405" calcext:value-type="float">
            <text:p>724</text:p>
          </table:table-cell>
          <table:table-cell office:value-type="float" office:value="129.743" calcext:value-type="float">
            <text:p>129.7</text:p>
          </table:table-cell>
          <table:table-cell/>
        </table:table-row>
        <table:table-row table:style-name="ro1">
          <table:table-cell office:value-type="float" office:value="30.0854" calcext:value-type="float">
            <text:p>30.1</text:p>
          </table:table-cell>
          <table:table-cell office:value-type="float" office:value="1063" calcext:value-type="float">
            <text:p>1063</text:p>
          </table:table-cell>
          <table:table-cell office:value-type="float" office:value="1117" calcext:value-type="float">
            <text:p>1117</text:p>
          </table:table-cell>
          <table:table-cell table:style-name="ce5" table:formula="of:=SQRT(([.B3]-300)*([.B3]-300)+([.C3]-300)*([.C3]-300))" office:value-type="float" office:value="1117.88103123722" calcext:value-type="float">
            <text:p>1118</text:p>
          </table:table-cell>
          <table:table-cell office:value-type="float" office:value="30.0854" calcext:value-type="float">
            <text:p>30.1</text:p>
          </table:table-cell>
          <table:table-cell/>
        </table:table-row>
        <table:table-row table:style-name="ro1">
          <table:table-cell office:value-type="float" office:value="870.888" calcext:value-type="float">
            <text:p>870.9</text:p>
          </table:table-cell>
          <table:table-cell office:value-type="float" office:value="23" calcext:value-type="float">
            <text:p>23</text:p>
          </table:table-cell>
          <table:table-cell office:value-type="float" office:value="382" calcext:value-type="float">
            <text:p>382</text:p>
          </table:table-cell>
          <table:table-cell table:style-name="ce5" table:formula="of:=SQRT(([.B4]-300)*([.B4]-300)+([.C4]-300)*([.C4]-300))" office:value-type="float" office:value="288.88232898535" calcext:value-type="float">
            <text:p>289</text:p>
          </table:table-cell>
          <table:table-cell office:value-type="float" office:value="870.888" calcext:value-type="float">
            <text:p>870.9</text:p>
          </table:table-cell>
          <table:table-cell/>
        </table:table-row>
        <table:table-row table:style-name="ro1">
          <table:table-cell office:value-type="float" office:value="30.5936" calcext:value-type="float">
            <text:p>30.6</text:p>
          </table:table-cell>
          <table:table-cell office:value-type="float" office:value="963" calcext:value-type="float">
            <text:p>963</text:p>
          </table:table-cell>
          <table:table-cell office:value-type="float" office:value="1155" calcext:value-type="float">
            <text:p>1155</text:p>
          </table:table-cell>
          <table:table-cell table:style-name="ce5" table:formula="of:=SQRT(([.B5]-300)*([.B5]-300)+([.C5]-300)*([.C5]-300))" office:value-type="float" office:value="1081.93992439507" calcext:value-type="float">
            <text:p>1082</text:p>
          </table:table-cell>
          <table:table-cell office:value-type="float" office:value="30.5936" calcext:value-type="float">
            <text:p>30.6</text:p>
          </table:table-cell>
          <table:table-cell/>
        </table:table-row>
        <table:table-row table:style-name="ro1">
          <table:table-cell office:value-type="float" office:value="40.4282" calcext:value-type="float">
            <text:p>40.4</text:p>
          </table:table-cell>
          <table:table-cell office:value-type="float" office:value="948" calcext:value-type="float">
            <text:p>948</text:p>
          </table:table-cell>
          <table:table-cell office:value-type="float" office:value="363" calcext:value-type="float">
            <text:p>363</text:p>
          </table:table-cell>
          <table:table-cell table:style-name="ce5" table:formula="of:=SQRT(([.B6]-300)*([.B6]-300)+([.C6]-300)*([.C6]-300))" office:value-type="float" office:value="651.055297190646" calcext:value-type="float">
            <text:p>651</text:p>
          </table:table-cell>
          <table:table-cell office:value-type="float" office:value="40.4282" calcext:value-type="float">
            <text:p>40.4</text:p>
          </table:table-cell>
          <table:table-cell/>
        </table:table-row>
        <table:table-row table:style-name="ro1">
          <table:table-cell office:value-type="float" office:value="870.888" calcext:value-type="float">
            <text:p>870.9</text:p>
          </table:table-cell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table:style-name="ce5" table:formula="of:=SQRT(([.B7]-300)*([.B7]-300)+([.C7]-300)*([.C7]-300))" office:value-type="float" office:value="287.090578041147" calcext:value-type="float">
            <text:p>287</text:p>
          </table:table-cell>
          <table:table-cell office:value-type="float" office:value="870.888" calcext:value-type="float">
            <text:p>870.9</text:p>
          </table:table-cell>
          <table:table-cell table:formula="of:=MAX([.E$1:.E$1048576])" office:value-type="float" office:value="1290.19" calcext:value-type="float">
            <text:p>1290.19</text:p>
          </table:table-cell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807" calcext:value-type="float">
            <text:p>807</text:p>
          </table:table-cell>
          <table:table-cell office:value-type="float" office:value="677" calcext:value-type="float">
            <text:p>677</text:p>
          </table:table-cell>
          <table:table-cell table:style-name="ce5" table:formula="of:=SQRT(([.B8]-300)*([.B8]-300)+([.C8]-300)*([.C8]-300))" office:value-type="float" office:value="631.805349771589" calcext:value-type="float">
            <text:p>632</text:p>
          </table:table-cell>
          <table:table-cell office:value-type="float" office:value="45.1729" calcext:value-type="float">
            <text:p>45.2</text:p>
          </table:table-cell>
          <table:table-cell table:formula="of:=MAX([.D$1:.D$1048576])" office:value-type="float" office:value="1241.06123942374" calcext:value-type="float">
            <text:p>1241.06123942374</text:p>
          </table:table-cell>
        </table:table-row>
        <table:table-row table:style-name="ro1">
          <table:table-cell office:value-type="float" office:value="31.7569" calcext:value-type="float">
            <text:p>31.8</text:p>
          </table:table-cell>
          <table:table-cell office:value-type="float" office:value="897" calcext:value-type="float">
            <text:p>897</text:p>
          </table:table-cell>
          <table:table-cell office:value-type="float" office:value="727" calcext:value-type="float">
            <text:p>727</text:p>
          </table:table-cell>
          <table:table-cell table:style-name="ce5" table:formula="of:=SQRT(([.B9]-300)*([.B9]-300)+([.C9]-300)*([.C9]-300))" office:value-type="float" office:value="733.987738317201" calcext:value-type="float">
            <text:p>734</text:p>
          </table:table-cell>
          <table:table-cell office:value-type="float" office:value="31.7569" calcext:value-type="float">
            <text:p>31.8</text:p>
          </table:table-cell>
          <table:table-cell/>
        </table:table-row>
        <table:table-row table:style-name="ro1">
          <table:table-cell office:value-type="float" office:value="1181.62" calcext:value-type="float">
            <text:p>1181.6</text:p>
          </table:table-cell>
          <table:table-cell office:value-type="float" office:value="115" calcext:value-type="float">
            <text:p>115</text:p>
          </table:table-cell>
          <table:table-cell office:value-type="float" office:value="391" calcext:value-type="float">
            <text:p>391</text:p>
          </table:table-cell>
          <table:table-cell table:style-name="ce5" table:formula="of:=SQRT(([.B10]-300)*([.B10]-300)+([.C10]-300)*([.C10]-300))" office:value-type="float" office:value="206.169832904817" calcext:value-type="float">
            <text:p>206</text:p>
          </table:table-cell>
          <table:table-cell office:value-type="float" office:value="1181.62" calcext:value-type="float">
            <text:p>1181.6</text:p>
          </table:table-cell>
          <table:table-cell/>
        </table:table-row>
        <table:table-row table:style-name="ro1">
          <table:table-cell office:value-type="float" office:value="79.642" calcext:value-type="float">
            <text:p>79.6</text:p>
          </table:table-cell>
          <table:table-cell office:value-type="float" office:value="738" calcext:value-type="float">
            <text:p>738</text:p>
          </table:table-cell>
          <table:table-cell office:value-type="float" office:value="494" calcext:value-type="float">
            <text:p>494</text:p>
          </table:table-cell>
          <table:table-cell table:style-name="ce5" table:formula="of:=SQRT(([.B11]-300)*([.B11]-300)+([.C11]-300)*([.C11]-300))" office:value-type="float" office:value="479.040708082309" calcext:value-type="float">
            <text:p>479</text:p>
          </table:table-cell>
          <table:table-cell office:value-type="float" office:value="79.642" calcext:value-type="float">
            <text:p>79.6</text:p>
          </table:table-cell>
          <table:table-cell/>
        </table:table-row>
        <table:table-row table:style-name="ro1">
          <table:table-cell office:value-type="float" office:value="1178.35" calcext:value-type="float">
            <text:p>1178.4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table:style-name="ce5" table:formula="of:=SQRT(([.B12]-300)*([.B12]-300)+([.C12]-300)*([.C12]-300))" office:value-type="float" office:value="231.931024229188" calcext:value-type="float">
            <text:p>232</text:p>
          </table:table-cell>
          <table:table-cell office:value-type="float" office:value="1178.35" calcext:value-type="float">
            <text:p>1178.4</text:p>
          </table:table-cell>
          <table:table-cell/>
        </table:table-row>
        <table:table-row table:style-name="ro1">
          <table:table-cell office:value-type="float" office:value="565.57" calcext:value-type="float">
            <text:p>565.6</text:p>
          </table:table-cell>
          <table:table-cell office:value-type="float" office:value="591" calcext:value-type="float">
            <text:p>591</text:p>
          </table:table-cell>
          <table:table-cell office:value-type="float" office:value="524" calcext:value-type="float">
            <text:p>524</text:p>
          </table:table-cell>
          <table:table-cell table:style-name="ce5" table:formula="of:=SQRT(([.B13]-300)*([.B13]-300)+([.C13]-300)*([.C13]-300))" office:value-type="float" office:value="367.228811505851" calcext:value-type="float">
            <text:p>367</text:p>
          </table:table-cell>
          <table:table-cell office:value-type="float" office:value="565.57" calcext:value-type="float">
            <text:p>565.6</text:p>
          </table:table-cell>
          <table:table-cell/>
        </table:table-row>
        <table:table-row table:style-name="ro1">
          <table:table-cell office:value-type="float" office:value="75.8808" calcext:value-type="float">
            <text:p>75.9</text:p>
          </table:table-cell>
          <table:table-cell office:value-type="float" office:value="653" calcext:value-type="float">
            <text:p>653</text:p>
          </table:table-cell>
          <table:table-cell office:value-type="float" office:value="637" calcext:value-type="float">
            <text:p>637</text:p>
          </table:table-cell>
          <table:table-cell table:style-name="ce5" table:formula="of:=SQRT(([.B14]-300)*([.B14]-300)+([.C14]-300)*([.C14]-300))" office:value-type="float" office:value="488.03483482227" calcext:value-type="float">
            <text:p>488</text:p>
          </table:table-cell>
          <table:table-cell office:value-type="float" office:value="75.8808" calcext:value-type="float">
            <text:p>75.9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995" calcext:value-type="float">
            <text:p>995</text:p>
          </table:table-cell>
          <table:table-cell office:value-type="float" office:value="260" calcext:value-type="float">
            <text:p>260</text:p>
          </table:table-cell>
          <table:table-cell table:style-name="ce5" table:formula="of:=SQRT(([.B15]-300)*([.B15]-300)+([.C15]-300)*([.C15]-300))" office:value-type="float" office:value="696.150127486881" calcext:value-type="float">
            <text:p>696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1059.05" calcext:value-type="float">
            <text:p>1059.1</text:p>
          </table:table-cell>
          <table:table-cell office:value-type="float" office:value="497" calcext:value-type="float">
            <text:p>497</text:p>
          </table:table-cell>
          <table:table-cell office:value-type="float" office:value="447" calcext:value-type="float">
            <text:p>447</text:p>
          </table:table-cell>
          <table:table-cell table:style-name="ce5" table:formula="of:=SQRT(([.B16]-300)*([.B16]-300)+([.C16]-300)*([.C16]-300))" office:value-type="float" office:value="245.800732301594" calcext:value-type="float">
            <text:p>246</text:p>
          </table:table-cell>
          <table:table-cell office:value-type="float" office:value="1059.05" calcext:value-type="float">
            <text:p>1059.1</text:p>
          </table:table-cell>
          <table:table-cell/>
        </table:table-row>
        <table:table-row table:style-name="ro1">
          <table:table-cell office:value-type="float" office:value="40.4282" calcext:value-type="float">
            <text:p>40.4</text:p>
          </table:table-cell>
          <table:table-cell office:value-type="float" office:value="949" calcext:value-type="float">
            <text:p>949</text:p>
          </table:table-cell>
          <table:table-cell office:value-type="float" office:value="361" calcext:value-type="float">
            <text:p>361</text:p>
          </table:table-cell>
          <table:table-cell table:style-name="ce5" table:formula="of:=SQRT(([.B17]-300)*([.B17]-300)+([.C17]-300)*([.C17]-300))" office:value-type="float" office:value="651.860414506051" calcext:value-type="float">
            <text:p>652</text:p>
          </table:table-cell>
          <table:table-cell office:value-type="float" office:value="40.4282" calcext:value-type="float">
            <text:p>40.4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1065" calcext:value-type="float">
            <text:p>1065</text:p>
          </table:table-cell>
          <table:table-cell office:value-type="float" office:value="471" calcext:value-type="float">
            <text:p>471</text:p>
          </table:table-cell>
          <table:table-cell table:style-name="ce5" table:formula="of:=SQRT(([.B18]-300)*([.B18]-300)+([.C18]-300)*([.C18]-300))" office:value-type="float" office:value="783.878817165" calcext:value-type="float">
            <text:p>784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1271.21" calcext:value-type="float">
            <text:p>1271.2</text:p>
          </table:table-cell>
          <table:table-cell office:value-type="float" office:value="429" calcext:value-type="float">
            <text:p>429</text:p>
          </table:table-cell>
          <table:table-cell office:value-type="float" office:value="259" calcext:value-type="float">
            <text:p>259</text:p>
          </table:table-cell>
          <table:table-cell table:style-name="ce5" table:formula="of:=SQRT(([.B19]-300)*([.B19]-300)+([.C19]-300)*([.C19]-300))" office:value-type="float" office:value="135.358782500435" calcext:value-type="float">
            <text:p>135</text:p>
          </table:table-cell>
          <table:table-cell office:value-type="float" office:value="1271.21" calcext:value-type="float">
            <text:p>1271.2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151" calcext:value-type="float">
            <text:p>1151</text:p>
          </table:table-cell>
          <table:table-cell office:value-type="float" office:value="458" calcext:value-type="float">
            <text:p>458</text:p>
          </table:table-cell>
          <table:table-cell table:style-name="ce5" table:formula="of:=SQRT(([.B20]-300)*([.B20]-300)+([.C20]-300)*([.C20]-300))" office:value-type="float" office:value="865.543182053905" calcext:value-type="float">
            <text:p>866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0.6045" calcext:value-type="float">
            <text:p>30.6</text:p>
          </table:table-cell>
          <table:table-cell office:value-type="float" office:value="805" calcext:value-type="float">
            <text:p>805</text:p>
          </table:table-cell>
          <table:table-cell office:value-type="float" office:value="1184" calcext:value-type="float">
            <text:p>1184</text:p>
          </table:table-cell>
          <table:table-cell table:style-name="ce5" table:formula="of:=SQRT(([.B21]-300)*([.B21]-300)+([.C21]-300)*([.C21]-300))" office:value-type="float" office:value="1018.07710906395" calcext:value-type="float">
            <text:p>1018</text:p>
          </table:table-cell>
          <table:table-cell office:value-type="float" office:value="30.6045" calcext:value-type="float">
            <text:p>30.6</text:p>
          </table:table-cell>
          <table:table-cell/>
        </table:table-row>
        <table:table-row table:style-name="ro1">
          <table:table-cell office:value-type="float" office:value="1290.19" calcext:value-type="float">
            <text:p>1290.2</text:p>
          </table:table-cell>
          <table:table-cell office:value-type="float" office:value="288" calcext:value-type="float">
            <text:p>288</text:p>
          </table:table-cell>
          <table:table-cell office:value-type="float" office:value="225" calcext:value-type="float">
            <text:p>225</text:p>
          </table:table-cell>
          <table:table-cell table:style-name="ce5" table:formula="of:=SQRT(([.B22]-300)*([.B22]-300)+([.C22]-300)*([.C22]-300))" office:value-type="float" office:value="75.953933407033" calcext:value-type="float">
            <text:p>76</text:p>
          </table:table-cell>
          <table:table-cell office:value-type="float" office:value="1290.19" calcext:value-type="float">
            <text:p>1290.2</text:p>
          </table:table-cell>
          <table:table-cell/>
        </table:table-row>
        <table:table-row table:style-name="ro1">
          <table:table-cell office:value-type="float" office:value="1207.1" calcext:value-type="float">
            <text:p>1207.1</text:p>
          </table:table-cell>
          <table:table-cell office:value-type="float" office:value="147" calcext:value-type="float">
            <text:p>147</text:p>
          </table:table-cell>
          <table:table-cell office:value-type="float" office:value="392" calcext:value-type="float">
            <text:p>392</text:p>
          </table:table-cell>
          <table:table-cell table:style-name="ce5" table:formula="of:=SQRT(([.B23]-300)*([.B23]-300)+([.C23]-300)*([.C23]-300))" office:value-type="float" office:value="178.530109505372" calcext:value-type="float">
            <text:p>179</text:p>
          </table:table-cell>
          <table:table-cell office:value-type="float" office:value="1207.1" calcext:value-type="float">
            <text:p>1207.1</text:p>
          </table:table-cell>
          <table:table-cell/>
        </table:table-row>
        <table:table-row table:style-name="ro1">
          <table:table-cell office:value-type="float" office:value="1057.84" calcext:value-type="float">
            <text:p>1057.8</text:p>
          </table:table-cell>
          <table:table-cell office:value-type="float" office:value="395" calcext:value-type="float">
            <text:p>395</text:p>
          </table:table-cell>
          <table:table-cell office:value-type="float" office:value="58" calcext:value-type="float">
            <text:p>58</text:p>
          </table:table-cell>
          <table:table-cell table:style-name="ce5" table:formula="of:=SQRT(([.B24]-300)*([.B24]-300)+([.C24]-300)*([.C24]-300))" office:value-type="float" office:value="259.978845293228" calcext:value-type="float">
            <text:p>260</text:p>
          </table:table-cell>
          <table:table-cell office:value-type="float" office:value="1057.84" calcext:value-type="float">
            <text:p>1057.8</text:p>
          </table:table-cell>
          <table:table-cell/>
        </table:table-row>
        <table:table-row table:style-name="ro1">
          <table:table-cell office:value-type="float" office:value="344.707" calcext:value-type="float">
            <text:p>344.7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style-name="ce5" table:formula="of:=SQRT(([.B25]-300)*([.B25]-300)+([.C25]-300)*([.C25]-300))" office:value-type="float" office:value="401.240576213324" calcext:value-type="float">
            <text:p>401</text:p>
          </table:table-cell>
          <table:table-cell office:value-type="float" office:value="344.707" calcext:value-type="float">
            <text:p>344.7</text:p>
          </table:table-cell>
          <table:table-cell/>
        </table:table-row>
        <table:table-row table:style-name="ro1">
          <table:table-cell office:value-type="float" office:value="17.7972" calcext:value-type="float">
            <text:p>17.8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table:style-name="ce5" table:formula="of:=SQRT(([.B26]-300)*([.B26]-300)+([.C26]-300)*([.C26]-300))" office:value-type="float" office:value="1241.06123942374" calcext:value-type="float">
            <text:p>1241</text:p>
          </table:table-cell>
          <table:table-cell office:value-type="float" office:value="17.7972" calcext:value-type="float">
            <text:p>17.8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882" calcext:value-type="float">
            <text:p>882</text:p>
          </table:table-cell>
          <table:table-cell office:value-type="float" office:value="1012" calcext:value-type="float">
            <text:p>1012</text:p>
          </table:table-cell>
          <table:table-cell table:style-name="ce5" table:formula="of:=SQRT(([.B27]-300)*([.B27]-300)+([.C27]-300)*([.C27]-300))" office:value-type="float" office:value="919.602087861919" calcext:value-type="float">
            <text:p>920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831" calcext:value-type="float">
            <text:p>831</text:p>
          </table:table-cell>
          <table:table-cell office:value-type="float" office:value="866" calcext:value-type="float">
            <text:p>866</text:p>
          </table:table-cell>
          <table:table-cell table:style-name="ce5" table:formula="of:=SQRT(([.B28]-300)*([.B28]-300)+([.C28]-300)*([.C28]-300))" office:value-type="float" office:value="776.090845197906" calcext:value-type="float">
            <text:p>776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565.57" calcext:value-type="float">
            <text:p>565.6</text:p>
          </table:table-cell>
          <table:table-cell office:value-type="float" office:value="657" calcext:value-type="float">
            <text:p>657</text:p>
          </table:table-cell>
          <table:table-cell office:value-type="float" office:value="388" calcext:value-type="float">
            <text:p>388</text:p>
          </table:table-cell>
          <table:table-cell table:style-name="ce5" table:formula="of:=SQRT(([.B29]-300)*([.B29]-300)+([.C29]-300)*([.C29]-300))" office:value-type="float" office:value="367.686007348662" calcext:value-type="float">
            <text:p>368</text:p>
          </table:table-cell>
          <table:table-cell office:value-type="float" office:value="565.57" calcext:value-type="float">
            <text:p>565.6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116" calcext:value-type="float">
            <text:p>1116</text:p>
          </table:table-cell>
          <table:table-cell office:value-type="float" office:value="93" calcext:value-type="float">
            <text:p>93</text:p>
          </table:table-cell>
          <table:table-cell table:style-name="ce5" table:formula="of:=SQRT(([.B30]-300)*([.B30]-300)+([.C30]-300)*([.C30]-300))" office:value-type="float" office:value="841.846185475708" calcext:value-type="float">
            <text:p>842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870.888" calcext:value-type="float">
            <text:p>870.9</text:p>
          </table:table-cell>
          <table:table-cell office:value-type="float" office:value="373" calcext:value-type="float">
            <text:p>373</text:p>
          </table:table-cell>
          <table:table-cell office:value-type="float" office:value="589" calcext:value-type="float">
            <text:p>589</text:p>
          </table:table-cell>
          <table:table-cell table:style-name="ce5" table:formula="of:=SQRT(([.B31]-300)*([.B31]-300)+([.C31]-300)*([.C31]-300))" office:value-type="float" office:value="298.077171215778" calcext:value-type="float">
            <text:p>298</text:p>
          </table:table-cell>
          <table:table-cell office:value-type="float" office:value="870.888" calcext:value-type="float">
            <text:p>870.9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77" calcext:value-type="float">
            <text:p>177</text:p>
          </table:table-cell>
          <table:table-cell office:value-type="float" office:value="1169" calcext:value-type="float">
            <text:p>1169</text:p>
          </table:table-cell>
          <table:table-cell table:style-name="ce5" table:formula="of:=SQRT(([.B32]-300)*([.B32]-300)+([.C32]-300)*([.C32]-300))" office:value-type="float" office:value="877.661666019429" calcext:value-type="float">
            <text:p>878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1290.19" calcext:value-type="float">
            <text:p>1290.2</text:p>
          </table:table-cell>
          <table:table-cell office:value-type="float" office:value="347" calcext:value-type="float">
            <text:p>347</text:p>
          </table:table-cell>
          <table:table-cell office:value-type="float" office:value="257" calcext:value-type="float">
            <text:p>257</text:p>
          </table:table-cell>
          <table:table-cell table:style-name="ce5" table:formula="of:=SQRT(([.B33]-300)*([.B33]-300)+([.C33]-300)*([.C33]-300))" office:value-type="float" office:value="63.7024332345319" calcext:value-type="float">
            <text:p>64</text:p>
          </table:table-cell>
          <table:table-cell office:value-type="float" office:value="1290.19" calcext:value-type="float">
            <text:p>1290.2</text:p>
          </table:table-cell>
          <table:table-cell/>
        </table:table-row>
        <table:table-row table:style-name="ro1">
          <table:table-cell office:value-type="float" office:value="64.7016" calcext:value-type="float">
            <text:p>64.7</text:p>
          </table:table-cell>
          <table:table-cell office:value-type="float" office:value="874" calcext:value-type="float">
            <text:p>874</text:p>
          </table:table-cell>
          <table:table-cell office:value-type="float" office:value="241" calcext:value-type="float">
            <text:p>241</text:p>
          </table:table-cell>
          <table:table-cell table:style-name="ce5" table:formula="of:=SQRT(([.B34]-300)*([.B34]-300)+([.C34]-300)*([.C34]-300))" office:value-type="float" office:value="577.024262921413" calcext:value-type="float">
            <text:p>577</text:p>
          </table:table-cell>
          <table:table-cell office:value-type="float" office:value="64.7016" calcext:value-type="float">
            <text:p>64.7</text:p>
          </table:table-cell>
          <table:table-cell/>
        </table:table-row>
        <table:table-row table:style-name="ro1">
          <table:table-cell office:value-type="float" office:value="30.5936" calcext:value-type="float">
            <text:p>30.6</text:p>
          </table:table-cell>
          <table:table-cell office:value-type="float" office:value="1007" calcext:value-type="float">
            <text:p>1007</text:p>
          </table:table-cell>
          <table:table-cell office:value-type="float" office:value="1101" calcext:value-type="float">
            <text:p>1101</text:p>
          </table:table-cell>
          <table:table-cell table:style-name="ce5" table:formula="of:=SQRT(([.B35]-300)*([.B35]-300)+([.C35]-300)*([.C35]-300))" office:value-type="float" office:value="1068.38663413579" calcext:value-type="float">
            <text:p>1068</text:p>
          </table:table-cell>
          <table:table-cell office:value-type="float" office:value="30.5936" calcext:value-type="float">
            <text:p>30.6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861" calcext:value-type="float">
            <text:p>861</text:p>
          </table:table-cell>
          <table:table-cell office:value-type="float" office:value="747" calcext:value-type="float">
            <text:p>747</text:p>
          </table:table-cell>
          <table:table-cell table:style-name="ce5" table:formula="of:=SQRT(([.B36]-300)*([.B36]-300)+([.C36]-300)*([.C36]-300))" office:value-type="float" office:value="717.307465456759" calcext:value-type="float">
            <text:p>717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632" calcext:value-type="float">
            <text:p>632</text:p>
          </table:table-cell>
          <table:table-cell office:value-type="float" office:value="846" calcext:value-type="float">
            <text:p>846</text:p>
          </table:table-cell>
          <table:table-cell table:style-name="ce5" table:formula="of:=SQRT(([.B37]-300)*([.B37]-300)+([.C37]-300)*([.C37]-300))" office:value-type="float" office:value="639.014866806712" calcext:value-type="float">
            <text:p>639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885.573" calcext:value-type="float">
            <text:p>885.6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style-name="ce5" table:formula="of:=SQRT(([.B38]-300)*([.B38]-300)+([.C38]-300)*([.C38]-300))" office:value-type="float" office:value="323.641777278521" calcext:value-type="float">
            <text:p>324</text:p>
          </table:table-cell>
          <table:table-cell office:value-type="float" office:value="885.573" calcext:value-type="float">
            <text:p>885.6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201" calcext:value-type="float">
            <text:p>201</text:p>
          </table:table-cell>
          <table:table-cell office:value-type="float" office:value="716" calcext:value-type="float">
            <text:p>716</text:p>
          </table:table-cell>
          <table:table-cell table:style-name="ce5" table:formula="of:=SQRT(([.B39]-300)*([.B39]-300)+([.C39]-300)*([.C39]-300))" office:value-type="float" office:value="427.61782002157" calcext:value-type="float">
            <text:p>428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25" calcext:value-type="float">
            <text:p>25</text:p>
          </table:table-cell>
          <table:table-cell office:value-type="float" office:value="808" calcext:value-type="float">
            <text:p>808</text:p>
          </table:table-cell>
          <table:table-cell table:style-name="ce5" table:formula="of:=SQRT(([.B40]-300)*([.B40]-300)+([.C40]-300)*([.C40]-300))" office:value-type="float" office:value="577.658203438677" calcext:value-type="float">
            <text:p>578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1178.35" calcext:value-type="float">
            <text:p>1178.4</text:p>
          </table:table-cell>
          <table:table-cell office:value-type="float" office:value="473" calcext:value-type="float">
            <text:p>473</text:p>
          </table:table-cell>
          <table:table-cell office:value-type="float" office:value="462" calcext:value-type="float">
            <text:p>462</text:p>
          </table:table-cell>
          <table:table-cell table:style-name="ce5" table:formula="of:=SQRT(([.B41]-300)*([.B41]-300)+([.C41]-300)*([.C41]-300))" office:value-type="float" office:value="237.008438668331" calcext:value-type="float">
            <text:p>237</text:p>
          </table:table-cell>
          <table:table-cell office:value-type="float" office:value="1178.35" calcext:value-type="float">
            <text:p>1178.4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712" calcext:value-type="float">
            <text:p>712</text:p>
          </table:table-cell>
          <table:table-cell office:value-type="float" office:value="758" calcext:value-type="float">
            <text:p>758</text:p>
          </table:table-cell>
          <table:table-cell table:style-name="ce5" table:formula="of:=SQRT(([.B42]-300)*([.B42]-300)+([.C42]-300)*([.C42]-300))" office:value-type="float" office:value="616.042206346286" calcext:value-type="float">
            <text:p>616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883.696" calcext:value-type="float">
            <text:p>883.7</text:p>
          </table:table-cell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  <table:table-cell table:style-name="ce5" table:formula="of:=SQRT(([.B43]-300)*([.B43]-300)+([.C43]-300)*([.C43]-300))" office:value-type="float" office:value="315.398161059953" calcext:value-type="float">
            <text:p>315</text:p>
          </table:table-cell>
          <table:table-cell office:value-type="float" office:value="883.696" calcext:value-type="float">
            <text:p>883.7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707" calcext:value-type="float">
            <text:p>707</text:p>
          </table:table-cell>
          <table:table-cell office:value-type="float" office:value="1141" calcext:value-type="float">
            <text:p>1141</text:p>
          </table:table-cell>
          <table:table-cell table:style-name="ce5" table:formula="of:=SQRT(([.B44]-300)*([.B44]-300)+([.C44]-300)*([.C44]-300))" office:value-type="float" office:value="934.307229983799" calcext:value-type="float">
            <text:p>934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40.4282" calcext:value-type="float">
            <text:p>40.4</text:p>
          </table:table-cell>
          <table:table-cell office:value-type="float" office:value="954" calcext:value-type="float">
            <text:p>954</text:p>
          </table:table-cell>
          <table:table-cell office:value-type="float" office:value="177" calcext:value-type="float">
            <text:p>177</text:p>
          </table:table-cell>
          <table:table-cell table:style-name="ce5" table:formula="of:=SQRT(([.B45]-300)*([.B45]-300)+([.C45]-300)*([.C45]-300))" office:value-type="float" office:value="665.466002136848" calcext:value-type="float">
            <text:p>665</text:p>
          </table:table-cell>
          <table:table-cell office:value-type="float" office:value="40.4282" calcext:value-type="float">
            <text:p>40.4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600" calcext:value-type="float">
            <text:p>600</text:p>
          </table:table-cell>
          <table:table-cell office:value-type="float" office:value="1148" calcext:value-type="float">
            <text:p>1148</text:p>
          </table:table-cell>
          <table:table-cell table:style-name="ce5" table:formula="of:=SQRT(([.B46]-300)*([.B46]-300)+([.C46]-300)*([.C46]-300))" office:value-type="float" office:value="899.502084488969" calcext:value-type="float">
            <text:p>900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163" calcext:value-type="float">
            <text:p>1163</text:p>
          </table:table-cell>
          <table:table-cell office:value-type="float" office:value="90" calcext:value-type="float">
            <text:p>90</text:p>
          </table:table-cell>
          <table:table-cell table:style-name="ce5" table:formula="of:=SQRT(([.B47]-300)*([.B47]-300)+([.C47]-300)*([.C47]-300))" office:value-type="float" office:value="888.18297664389" calcext:value-type="float">
            <text:p>888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578" calcext:value-type="float">
            <text:p>578</text:p>
          </table:table-cell>
          <table:table-cell office:value-type="float" office:value="1103" calcext:value-type="float">
            <text:p>1103</text:p>
          </table:table-cell>
          <table:table-cell table:style-name="ce5" table:formula="of:=SQRT(([.B48]-300)*([.B48]-300)+([.C48]-300)*([.C48]-300))" office:value-type="float" office:value="849.760554509328" calcext:value-type="float">
            <text:p>850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977" calcext:value-type="float">
            <text:p>977</text:p>
          </table:table-cell>
          <table:table-cell office:value-type="float" office:value="168" calcext:value-type="float">
            <text:p>168</text:p>
          </table:table-cell>
          <table:table-cell table:style-name="ce5" table:formula="of:=SQRT(([.B49]-300)*([.B49]-300)+([.C49]-300)*([.C49]-300))" office:value-type="float" office:value="689.748504891457" calcext:value-type="float">
            <text:p>690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734" calcext:value-type="float">
            <text:p>734</text:p>
          </table:table-cell>
          <table:table-cell office:value-type="float" office:value="865" calcext:value-type="float">
            <text:p>865</text:p>
          </table:table-cell>
          <table:table-cell table:style-name="ce5" table:formula="of:=SQRT(([.B50]-300)*([.B50]-300)+([.C50]-300)*([.C50]-300))" office:value-type="float" office:value="712.447191025412" calcext:value-type="float">
            <text:p>712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1057.84" calcext:value-type="float">
            <text:p>1057.8</text:p>
          </table:table-cell>
          <table:table-cell office:value-type="float" office:value="428" calcext:value-type="float">
            <text:p>428</text:p>
          </table:table-cell>
          <table:table-cell office:value-type="float" office:value="81" calcext:value-type="float">
            <text:p>81</text:p>
          </table:table-cell>
          <table:table-cell table:style-name="ce5" table:formula="of:=SQRT(([.B51]-300)*([.B51]-300)+([.C51]-300)*([.C51]-300))" office:value-type="float" office:value="253.663162481272" calcext:value-type="float">
            <text:p>254</text:p>
          </table:table-cell>
          <table:table-cell office:value-type="float" office:value="1057.84" calcext:value-type="float">
            <text:p>1057.8</text:p>
          </table:table-cell>
          <table:table-cell/>
        </table:table-row>
        <table:table-row table:style-name="ro1">
          <table:table-cell office:value-type="float" office:value="30.5936" calcext:value-type="float">
            <text:p>30.6</text:p>
          </table:table-cell>
          <table:table-cell office:value-type="float" office:value="967" calcext:value-type="float">
            <text:p>967</text:p>
          </table:table-cell>
          <table:table-cell office:value-type="float" office:value="1147" calcext:value-type="float">
            <text:p>1147</text:p>
          </table:table-cell>
          <table:table-cell table:style-name="ce5" table:formula="of:=SQRT(([.B52]-300)*([.B52]-300)+([.C52]-300)*([.C52]-300))" office:value-type="float" office:value="1078.09925331576" calcext:value-type="float">
            <text:p>1078</text:p>
          </table:table-cell>
          <table:table-cell office:value-type="float" office:value="30.5936" calcext:value-type="float">
            <text:p>30.6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150" calcext:value-type="float">
            <text:p>1150</text:p>
          </table:table-cell>
          <table:table-cell office:value-type="float" office:value="120" calcext:value-type="float">
            <text:p>120</text:p>
          </table:table-cell>
          <table:table-cell table:style-name="ce5" table:formula="of:=SQRT(([.B53]-300)*([.B53]-300)+([.C53]-300)*([.C53]-300))" office:value-type="float" office:value="868.849814409832" calcext:value-type="float">
            <text:p>869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1207.1" calcext:value-type="float">
            <text:p>1207.1</text:p>
          </table:table-cell>
          <table:table-cell office:value-type="float" office:value="235" calcext:value-type="float">
            <text:p>235</text:p>
          </table:table-cell>
          <table:table-cell office:value-type="float" office:value="473" calcext:value-type="float">
            <text:p>473</text:p>
          </table:table-cell>
          <table:table-cell table:style-name="ce5" table:formula="of:=SQRT(([.B54]-300)*([.B54]-300)+([.C54]-300)*([.C54]-300))" office:value-type="float" office:value="184.808008484481" calcext:value-type="float">
            <text:p>185</text:p>
          </table:table-cell>
          <table:table-cell office:value-type="float" office:value="1207.1" calcext:value-type="float">
            <text:p>1207.1</text:p>
          </table:table-cell>
          <table:table-cell/>
        </table:table-row>
        <table:table-row table:style-name="ro1">
          <table:table-cell office:value-type="float" office:value="75.8808" calcext:value-type="float">
            <text:p>75.9</text:p>
          </table:table-cell>
          <table:table-cell office:value-type="float" office:value="724" calcext:value-type="float">
            <text:p>724</text:p>
          </table:table-cell>
          <table:table-cell office:value-type="float" office:value="554" calcext:value-type="float">
            <text:p>554</text:p>
          </table:table-cell>
          <table:table-cell table:style-name="ce5" table:formula="of:=SQRT(([.B55]-300)*([.B55]-300)+([.C55]-300)*([.C55]-300))" office:value-type="float" office:value="494.259041394288" calcext:value-type="float">
            <text:p>494</text:p>
          </table:table-cell>
          <table:table-cell office:value-type="float" office:value="75.8808" calcext:value-type="float">
            <text:p>75.9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176" calcext:value-type="float">
            <text:p>1176</text:p>
          </table:table-cell>
          <table:table-cell office:value-type="float" office:value="374" calcext:value-type="float">
            <text:p>374</text:p>
          </table:table-cell>
          <table:table-cell table:style-name="ce5" table:formula="of:=SQRT(([.B56]-300)*([.B56]-300)+([.C56]-300)*([.C56]-300))" office:value-type="float" office:value="879.120014560014" calcext:value-type="float">
            <text:p>879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159" calcext:value-type="float">
            <text:p>159</text:p>
          </table:table-cell>
          <table:table-cell office:value-type="float" office:value="795" calcext:value-type="float">
            <text:p>795</text:p>
          </table:table-cell>
          <table:table-cell table:style-name="ce5" table:formula="of:=SQRT(([.B57]-300)*([.B57]-300)+([.C57]-300)*([.C57]-300))" office:value-type="float" office:value="514.69019808036" calcext:value-type="float">
            <text:p>515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17.7972" calcext:value-type="float">
            <text:p>17.8</text:p>
          </table:table-cell>
          <table:table-cell office:value-type="float" office:value="1144" calcext:value-type="float">
            <text:p>1144</text:p>
          </table:table-cell>
          <table:table-cell office:value-type="float" office:value="1148" calcext:value-type="float">
            <text:p>1148</text:p>
          </table:table-cell>
          <table:table-cell table:style-name="ce5" table:formula="of:=SQRT(([.B58]-300)*([.B58]-300)+([.C58]-300)*([.C58]-300))" office:value-type="float" office:value="1196.42801705744" calcext:value-type="float">
            <text:p>1196</text:p>
          </table:table-cell>
          <table:table-cell office:value-type="float" office:value="17.7972" calcext:value-type="float">
            <text:p>17.8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748" calcext:value-type="float">
            <text:p>748</text:p>
          </table:table-cell>
          <table:table-cell office:value-type="float" office:value="1016" calcext:value-type="float">
            <text:p>1016</text:p>
          </table:table-cell>
          <table:table-cell table:style-name="ce5" table:formula="of:=SQRT(([.B59]-300)*([.B59]-300)+([.C59]-300)*([.C59]-300))" office:value-type="float" office:value="844.606417214551" calcext:value-type="float">
            <text:p>845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915" calcext:value-type="float">
            <text:p>915</text:p>
          </table:table-cell>
          <table:table-cell office:value-type="float" office:value="348" calcext:value-type="float">
            <text:p>348</text:p>
          </table:table-cell>
          <table:table-cell table:style-name="ce5" table:formula="of:=SQRT(([.B60]-300)*([.B60]-300)+([.C60]-300)*([.C60]-300))" office:value-type="float" office:value="616.870326730019" calcext:value-type="float">
            <text:p>617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558.622" calcext:value-type="float">
            <text:p>558.6</text:p>
          </table:table-cell>
          <table:table-cell office:value-type="float" office:value="150" calcext:value-type="float">
            <text:p>150</text:p>
          </table:table-cell>
          <table:table-cell office:value-type="float" office:value="663" calcext:value-type="float">
            <text:p>663</text:p>
          </table:table-cell>
          <table:table-cell table:style-name="ce5" table:formula="of:=SQRT(([.B61]-300)*([.B61]-300)+([.C61]-300)*([.C61]-300))" office:value-type="float" office:value="392.770925604225" calcext:value-type="float">
            <text:p>393</text:p>
          </table:table-cell>
          <table:table-cell office:value-type="float" office:value="558.622" calcext:value-type="float">
            <text:p>558.6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644" calcext:value-type="float">
            <text:p>644</text:p>
          </table:table-cell>
          <table:table-cell office:value-type="float" office:value="1174" calcext:value-type="float">
            <text:p>1174</text:p>
          </table:table-cell>
          <table:table-cell table:style-name="ce5" table:formula="of:=SQRT(([.B62]-300)*([.B62]-300)+([.C62]-300)*([.C62]-300))" office:value-type="float" office:value="939.261411961548" calcext:value-type="float">
            <text:p>939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932.056" calcext:value-type="float">
            <text:p>932.1</text:p>
          </table:table-cell>
          <table:table-cell office:value-type="float" office:value="116" calcext:value-type="float">
            <text:p>116</text:p>
          </table:table-cell>
          <table:table-cell office:value-type="float" office:value="501" calcext:value-type="float">
            <text:p>501</text:p>
          </table:table-cell>
          <table:table-cell table:style-name="ce5" table:formula="of:=SQRT(([.B63]-300)*([.B63]-300)+([.C63]-300)*([.C63]-300))" office:value-type="float" office:value="272.501376143314" calcext:value-type="float">
            <text:p>273</text:p>
          </table:table-cell>
          <table:table-cell office:value-type="float" office:value="932.056" calcext:value-type="float">
            <text:p>932.1</text:p>
          </table:table-cell>
          <table:table-cell/>
        </table:table-row>
        <table:table-row table:style-name="ro1">
          <table:table-cell office:value-type="float" office:value="344.707" calcext:value-type="float">
            <text:p>344.7</text:p>
          </table:table-cell>
          <table:table-cell office:value-type="float" office:value="606" calcext:value-type="float">
            <text:p>606</text:p>
          </table:table-cell>
          <table:table-cell office:value-type="float" office:value="49" calcext:value-type="float">
            <text:p>49</text:p>
          </table:table-cell>
          <table:table-cell table:style-name="ce5" table:formula="of:=SQRT(([.B64]-300)*([.B64]-300)+([.C64]-300)*([.C64]-300))" office:value-type="float" office:value="395.77392536649" calcext:value-type="float">
            <text:p>396</text:p>
          </table:table-cell>
          <table:table-cell office:value-type="float" office:value="344.707" calcext:value-type="float">
            <text:p>344.7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84" calcext:value-type="float">
            <text:p>84</text:p>
          </table:table-cell>
          <table:table-cell office:value-type="float" office:value="781" calcext:value-type="float">
            <text:p>781</text:p>
          </table:table-cell>
          <table:table-cell table:style-name="ce5" table:formula="of:=SQRT(([.B65]-300)*([.B65]-300)+([.C65]-300)*([.C65]-300))" office:value-type="float" office:value="527.273173981002" calcext:value-type="float">
            <text:p>527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50.7373" calcext:value-type="float">
            <text:p>50.7</text:p>
          </table:table-cell>
          <table:table-cell office:value-type="float" office:value="531" calcext:value-type="float">
            <text:p>531</text:p>
          </table:table-cell>
          <table:table-cell office:value-type="float" office:value="852" calcext:value-type="float">
            <text:p>852</text:p>
          </table:table-cell>
          <table:table-cell table:style-name="ce5" table:formula="of:=SQRT(([.B66]-300)*([.B66]-300)+([.C66]-300)*([.C66]-300))" office:value-type="float" office:value="598.385327360222" calcext:value-type="float">
            <text:p>598</text:p>
          </table:table-cell>
          <table:table-cell office:value-type="float" office:value="50.7373" calcext:value-type="float">
            <text:p>50.7</text:p>
          </table:table-cell>
          <table:table-cell/>
        </table:table-row>
        <table:table-row table:style-name="ro1">
          <table:table-cell office:value-type="float" office:value="1290.19" calcext:value-type="float">
            <text:p>1290.2</text:p>
          </table:table-cell>
          <table:table-cell office:value-type="float" office:value="352" calcext:value-type="float">
            <text:p>352</text:p>
          </table:table-cell>
          <table:table-cell office:value-type="float" office:value="332" calcext:value-type="float">
            <text:p>332</text:p>
          </table:table-cell>
          <table:table-cell table:style-name="ce5" table:formula="of:=SQRT(([.B67]-300)*([.B67]-300)+([.C67]-300)*([.C67]-300))" office:value-type="float" office:value="61.057350089895" calcext:value-type="float">
            <text:p>61</text:p>
          </table:table-cell>
          <table:table-cell office:value-type="float" office:value="1290.19" calcext:value-type="float">
            <text:p>1290.2</text:p>
          </table:table-cell>
          <table:table-cell/>
        </table:table-row>
        <table:table-row table:style-name="ro1">
          <table:table-cell office:value-type="float" office:value="1059.05" calcext:value-type="float">
            <text:p>1059.1</text:p>
          </table:table-cell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 table:style-name="ce5" table:formula="of:=SQRT(([.B68]-300)*([.B68]-300)+([.C68]-300)*([.C68]-300))" office:value-type="float" office:value="249.112424419177" calcext:value-type="float">
            <text:p>249</text:p>
          </table:table-cell>
          <table:table-cell office:value-type="float" office:value="1059.05" calcext:value-type="float">
            <text:p>1059.1</text:p>
          </table:table-cell>
          <table:table-cell/>
        </table:table-row>
        <table:table-row table:style-name="ro1">
          <table:table-cell office:value-type="float" office:value="30.0854" calcext:value-type="float">
            <text:p>30.1</text:p>
          </table:table-cell>
          <table:table-cell office:value-type="float" office:value="995" calcext:value-type="float">
            <text:p>995</text:p>
          </table:table-cell>
          <table:table-cell office:value-type="float" office:value="1195" calcext:value-type="float">
            <text:p>1195</text:p>
          </table:table-cell>
          <table:table-cell table:style-name="ce5" table:formula="of:=SQRT(([.B69]-300)*([.B69]-300)+([.C69]-300)*([.C69]-300))" office:value-type="float" office:value="1133.15930036337" calcext:value-type="float">
            <text:p>1133</text:p>
          </table:table-cell>
          <table:table-cell office:value-type="float" office:value="30.0854" calcext:value-type="float">
            <text:p>30.1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956" calcext:value-type="float">
            <text:p>956</text:p>
          </table:table-cell>
          <table:table-cell office:value-type="float" office:value="854" calcext:value-type="float">
            <text:p>854</text:p>
          </table:table-cell>
          <table:table-cell table:style-name="ce5" table:formula="of:=SQRT(([.B70]-300)*([.B70]-300)+([.C70]-300)*([.C70]-300))" office:value-type="float" office:value="858.633798542778" calcext:value-type="float">
            <text:p>859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79.642" calcext:value-type="float">
            <text:p>79.6</text:p>
          </table:table-cell>
          <table:table-cell office:value-type="float" office:value="747" calcext:value-type="float">
            <text:p>747</text:p>
          </table:table-cell>
          <table:table-cell office:value-type="float" office:value="449" calcext:value-type="float">
            <text:p>449</text:p>
          </table:table-cell>
          <table:table-cell table:style-name="ce5" table:formula="of:=SQRT(([.B71]-300)*([.B71]-300)+([.C71]-300)*([.C71]-300))" office:value-type="float" office:value="471.179371365089" calcext:value-type="float">
            <text:p>471</text:p>
          </table:table-cell>
          <table:table-cell office:value-type="float" office:value="79.642" calcext:value-type="float">
            <text:p>79.6</text:p>
          </table:table-cell>
          <table:table-cell/>
        </table:table-row>
        <table:table-row table:style-name="ro1">
          <table:table-cell office:value-type="float" office:value="1211.47" calcext:value-type="float">
            <text:p>1211.5</text:p>
          </table:table-cell>
          <table:table-cell office:value-type="float" office:value="144" calcext:value-type="float">
            <text:p>144</text:p>
          </table:table-cell>
          <table:table-cell office:value-type="float" office:value="462" calcext:value-type="float">
            <text:p>462</text:p>
          </table:table-cell>
          <table:table-cell table:style-name="ce5" table:formula="of:=SQRT(([.B72]-300)*([.B72]-300)+([.C72]-300)*([.C72]-300))" office:value-type="float" office:value="224.899977767896" calcext:value-type="float">
            <text:p>225</text:p>
          </table:table-cell>
          <table:table-cell office:value-type="float" office:value="1211.47" calcext:value-type="float">
            <text:p>1211.5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190" calcext:value-type="float">
            <text:p>1190</text:p>
          </table:table-cell>
          <table:table-cell office:value-type="float" office:value="258" calcext:value-type="float">
            <text:p>258</text:p>
          </table:table-cell>
          <table:table-cell table:style-name="ce5" table:formula="of:=SQRT(([.B73]-300)*([.B73]-300)+([.C73]-300)*([.C73]-300))" office:value-type="float" office:value="890.990460106055" calcext:value-type="float">
            <text:p>891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1150.71" calcext:value-type="float">
            <text:p>1150.7</text:p>
          </table:table-cell>
          <table:table-cell office:value-type="float" office:value="503" calcext:value-type="float">
            <text:p>503</text:p>
          </table:table-cell>
          <table:table-cell office:value-type="float" office:value="170" calcext:value-type="float">
            <text:p>170</text:p>
          </table:table-cell>
          <table:table-cell table:style-name="ce5" table:formula="of:=SQRT(([.B74]-300)*([.B74]-300)+([.C74]-300)*([.C74]-300))" office:value-type="float" office:value="241.058084286754" calcext:value-type="float">
            <text:p>241</text:p>
          </table:table-cell>
          <table:table-cell office:value-type="float" office:value="1150.71" calcext:value-type="float">
            <text:p>1150.7</text:p>
          </table:table-cell>
          <table:table-cell/>
        </table:table-row>
        <table:table-row table:style-name="ro1">
          <table:table-cell office:value-type="float" office:value="883.696" calcext:value-type="float">
            <text:p>883.7</text:p>
          </table:table-cell>
          <table:table-cell office:value-type="float" office:value="602" calcext:value-type="float">
            <text:p>602</text:p>
          </table:table-cell>
          <table:table-cell office:value-type="float" office:value="243" calcext:value-type="float">
            <text:p>243</text:p>
          </table:table-cell>
          <table:table-cell table:style-name="ce5" table:formula="of:=SQRT(([.B75]-300)*([.B75]-300)+([.C75]-300)*([.C75]-300))" office:value-type="float" office:value="307.33206796558" calcext:value-type="float">
            <text:p>307</text:p>
          </table:table-cell>
          <table:table-cell office:value-type="float" office:value="883.696" calcext:value-type="float">
            <text:p>883.7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1103" calcext:value-type="float">
            <text:p>1103</text:p>
          </table:table-cell>
          <table:table-cell office:value-type="float" office:value="429" calcext:value-type="float">
            <text:p>429</text:p>
          </table:table-cell>
          <table:table-cell table:style-name="ce5" table:formula="of:=SQRT(([.B76]-300)*([.B76]-300)+([.C76]-300)*([.C76]-300))" office:value-type="float" office:value="813.295764159632" calcext:value-type="float">
            <text:p>813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327.716" calcext:value-type="float">
            <text:p>327.7</text:p>
          </table:table-cell>
          <table:table-cell office:value-type="float" office:value="9" calcext:value-type="float">
            <text:p>9</text:p>
          </table:table-cell>
          <table:table-cell office:value-type="float" office:value="626" calcext:value-type="float">
            <text:p>626</text:p>
          </table:table-cell>
          <table:table-cell table:style-name="ce5" table:formula="of:=SQRT(([.B77]-300)*([.B77]-300)+([.C77]-300)*([.C77]-300))" office:value-type="float" office:value="436.986269807187" calcext:value-type="float">
            <text:p>437</text:p>
          </table:table-cell>
          <table:table-cell office:value-type="float" office:value="327.716" calcext:value-type="float">
            <text:p>327.7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708" calcext:value-type="float">
            <text:p>708</text:p>
          </table:table-cell>
          <table:table-cell office:value-type="float" office:value="1159" calcext:value-type="float">
            <text:p>1159</text:p>
          </table:table-cell>
          <table:table-cell table:style-name="ce5" table:formula="of:=SQRT(([.B78]-300)*([.B78]-300)+([.C78]-300)*([.C78]-300))" office:value-type="float" office:value="950.970556852314" calcext:value-type="float">
            <text:p>951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75.8808" calcext:value-type="float">
            <text:p>75.9</text:p>
          </table:table-cell>
          <table:table-cell office:value-type="float" office:value="319" calcext:value-type="float">
            <text:p>319</text:p>
          </table:table-cell>
          <table:table-cell office:value-type="float" office:value="806" calcext:value-type="float">
            <text:p>806</text:p>
          </table:table-cell>
          <table:table-cell table:style-name="ce5" table:formula="of:=SQRT(([.B79]-300)*([.B79]-300)+([.C79]-300)*([.C79]-300))" office:value-type="float" office:value="506.356593716326" calcext:value-type="float">
            <text:p>506</text:p>
          </table:table-cell>
          <table:table-cell office:value-type="float" office:value="75.8808" calcext:value-type="float">
            <text:p>75.9</text:p>
          </table:table-cell>
          <table:table-cell/>
        </table:table-row>
        <table:table-row table:style-name="ro1">
          <table:table-cell office:value-type="float" office:value="327.716" calcext:value-type="float">
            <text:p>327.7</text:p>
          </table:table-cell>
          <table:table-cell office:value-type="float" office:value="402" calcext:value-type="float">
            <text:p>402</text:p>
          </table:table-cell>
          <table:table-cell office:value-type="float" office:value="727" calcext:value-type="float">
            <text:p>727</text:p>
          </table:table-cell>
          <table:table-cell table:style-name="ce5" table:formula="of:=SQRT(([.B80]-300)*([.B80]-300)+([.C80]-300)*([.C80]-300))" office:value-type="float" office:value="439.01366721322" calcext:value-type="float">
            <text:p>439</text:p>
          </table:table-cell>
          <table:table-cell office:value-type="float" office:value="327.716" calcext:value-type="float">
            <text:p>327.7</text:p>
          </table:table-cell>
          <table:table-cell/>
        </table:table-row>
        <table:table-row table:style-name="ro1">
          <table:table-cell office:value-type="float" office:value="798.387" calcext:value-type="float">
            <text:p>798.4</text:p>
          </table:table-cell>
          <table:table-cell office:value-type="float" office:value="167" calcext:value-type="float">
            <text:p>167</text:p>
          </table:table-cell>
          <table:table-cell office:value-type="float" office:value="612" calcext:value-type="float">
            <text:p>612</text:p>
          </table:table-cell>
          <table:table-cell table:style-name="ce5" table:formula="of:=SQRT(([.B81]-300)*([.B81]-300)+([.C81]-300)*([.C81]-300))" office:value-type="float" office:value="339.165151511767" calcext:value-type="float">
            <text:p>339</text:p>
          </table:table-cell>
          <table:table-cell office:value-type="float" office:value="798.387" calcext:value-type="float">
            <text:p>798.4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1111" calcext:value-type="float">
            <text:p>1111</text:p>
          </table:table-cell>
          <table:table-cell office:value-type="float" office:value="216" calcext:value-type="float">
            <text:p>216</text:p>
          </table:table-cell>
          <table:table-cell table:style-name="ce5" table:formula="of:=SQRT(([.B82]-300)*([.B82]-300)+([.C82]-300)*([.C82]-300))" office:value-type="float" office:value="815.338579977668" calcext:value-type="float">
            <text:p>815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913" calcext:value-type="float">
            <text:p>913</text:p>
          </table:table-cell>
          <table:table-cell office:value-type="float" office:value="957" calcext:value-type="float">
            <text:p>957</text:p>
          </table:table-cell>
          <table:table-cell table:style-name="ce5" table:formula="of:=SQRT(([.B83]-300)*([.B83]-300)+([.C83]-300)*([.C83]-300))" office:value-type="float" office:value="898.564410601711" calcext:value-type="float">
            <text:p>899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1.6656" calcext:value-type="float">
            <text:p>31.7</text:p>
          </table:table-cell>
          <table:table-cell office:value-type="float" office:value="1064" calcext:value-type="float">
            <text:p>1064</text:p>
          </table:table-cell>
          <table:table-cell office:value-type="float" office:value="385" calcext:value-type="float">
            <text:p>385</text:p>
          </table:table-cell>
          <table:table-cell table:style-name="ce5" table:formula="of:=SQRT(([.B84]-300)*([.B84]-300)+([.C84]-300)*([.C84]-300))" office:value-type="float" office:value="768.713860939166" calcext:value-type="float">
            <text:p>769</text:p>
          </table:table-cell>
          <table:table-cell office:value-type="float" office:value="31.6656" calcext:value-type="float">
            <text:p>31.7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801" calcext:value-type="float">
            <text:p>801</text:p>
          </table:table-cell>
          <table:table-cell office:value-type="float" office:value="1116" calcext:value-type="float">
            <text:p>1116</text:p>
          </table:table-cell>
          <table:table-cell table:style-name="ce5" table:formula="of:=SQRT(([.B85]-300)*([.B85]-300)+([.C85]-300)*([.C85]-300))" office:value-type="float" office:value="957.526500938747" calcext:value-type="float">
            <text:p>958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64.9856" calcext:value-type="float">
            <text:p>65.0</text:p>
          </table:table-cell>
          <table:table-cell office:value-type="float" office:value="753" calcext:value-type="float">
            <text:p>753</text:p>
          </table:table-cell>
          <table:table-cell office:value-type="float" office:value="412" calcext:value-type="float">
            <text:p>412</text:p>
          </table:table-cell>
          <table:table-cell table:style-name="ce5" table:formula="of:=SQRT(([.B86]-300)*([.B86]-300)+([.C86]-300)*([.C86]-300))" office:value-type="float" office:value="466.640118292459" calcext:value-type="float">
            <text:p>467</text:p>
          </table:table-cell>
          <table:table-cell office:value-type="float" office:value="64.9856" calcext:value-type="float">
            <text:p>65.0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261" calcext:value-type="float">
            <text:p>261</text:p>
          </table:table-cell>
          <table:table-cell office:value-type="float" office:value="1017" calcext:value-type="float">
            <text:p>1017</text:p>
          </table:table-cell>
          <table:table-cell table:style-name="ce5" table:formula="of:=SQRT(([.B87]-300)*([.B87]-300)+([.C87]-300)*([.C87]-300))" office:value-type="float" office:value="718.059886081934" calcext:value-type="float">
            <text:p>718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30.5936" calcext:value-type="float">
            <text:p>30.6</text:p>
          </table:table-cell>
          <table:table-cell office:value-type="float" office:value="1145" calcext:value-type="float">
            <text:p>1145</text:p>
          </table:table-cell>
          <table:table-cell office:value-type="float" office:value="932" calcext:value-type="float">
            <text:p>932</text:p>
          </table:table-cell>
          <table:table-cell table:style-name="ce5" table:formula="of:=SQRT(([.B88]-300)*([.B88]-300)+([.C88]-300)*([.C88]-300))" office:value-type="float" office:value="1055.20092873348" calcext:value-type="float">
            <text:p>1055</text:p>
          </table:table-cell>
          <table:table-cell office:value-type="float" office:value="30.5936" calcext:value-type="float">
            <text:p>30.6</text:p>
          </table:table-cell>
          <table:table-cell/>
        </table:table-row>
        <table:table-row table:style-name="ro1">
          <table:table-cell office:value-type="float" office:value="31.6656" calcext:value-type="float">
            <text:p>31.7</text:p>
          </table:table-cell>
          <table:table-cell office:value-type="float" office:value="973" calcext:value-type="float">
            <text:p>973</text:p>
          </table:table-cell>
          <table:table-cell office:value-type="float" office:value="641" calcext:value-type="float">
            <text:p>641</text:p>
          </table:table-cell>
          <table:table-cell table:style-name="ce5" table:formula="of:=SQRT(([.B89]-300)*([.B89]-300)+([.C89]-300)*([.C89]-300))" office:value-type="float" office:value="754.460071839458" calcext:value-type="float">
            <text:p>754</text:p>
          </table:table-cell>
          <table:table-cell office:value-type="float" office:value="31.6656" calcext:value-type="float">
            <text:p>31.7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492" calcext:value-type="float">
            <text:p>492</text:p>
          </table:table-cell>
          <table:table-cell office:value-type="float" office:value="848" calcext:value-type="float">
            <text:p>848</text:p>
          </table:table-cell>
          <table:table-cell table:style-name="ce5" table:formula="of:=SQRT(([.B90]-300)*([.B90]-300)+([.C90]-300)*([.C90]-300))" office:value-type="float" office:value="580.661691520975" calcext:value-type="float">
            <text:p>581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376" calcext:value-type="float">
            <text:p>376</text:p>
          </table:table-cell>
          <table:table-cell office:value-type="float" office:value="819" calcext:value-type="float">
            <text:p>819</text:p>
          </table:table-cell>
          <table:table-cell table:style-name="ce5" table:formula="of:=SQRT(([.B91]-300)*([.B91]-300)+([.C91]-300)*([.C91]-300))" office:value-type="float" office:value="524.535032195182" calcext:value-type="float">
            <text:p>525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75.8808" calcext:value-type="float">
            <text:p>75.9</text:p>
          </table:table-cell>
          <table:table-cell office:value-type="float" office:value="657" calcext:value-type="float">
            <text:p>657</text:p>
          </table:table-cell>
          <table:table-cell office:value-type="float" office:value="643" calcext:value-type="float">
            <text:p>643</text:p>
          </table:table-cell>
          <table:table-cell table:style-name="ce5" table:formula="of:=SQRT(([.B92]-300)*([.B92]-300)+([.C92]-300)*([.C92]-300))" office:value-type="float" office:value="495.073731882434" calcext:value-type="float">
            <text:p>495</text:p>
          </table:table-cell>
          <table:table-cell office:value-type="float" office:value="75.8808" calcext:value-type="float">
            <text:p>75.9</text:p>
          </table:table-cell>
          <table:table-cell/>
        </table:table-row>
        <table:table-row table:style-name="ro1">
          <table:table-cell office:value-type="float" office:value="17.7972" calcext:value-type="float">
            <text:p>17.8</text:p>
          </table:table-cell>
          <table:table-cell office:value-type="float" office:value="1168" calcext:value-type="float">
            <text:p>1168</text:p>
          </table:table-cell>
          <table:table-cell office:value-type="float" office:value="1124" calcext:value-type="float">
            <text:p>1124</text:p>
          </table:table-cell>
          <table:table-cell table:style-name="ce5" table:formula="of:=SQRT(([.B93]-300)*([.B93]-300)+([.C93]-300)*([.C93]-300))" office:value-type="float" office:value="1196.82914403017" calcext:value-type="float">
            <text:p>1197</text:p>
          </table:table-cell>
          <table:table-cell office:value-type="float" office:value="17.7972" calcext:value-type="float">
            <text:p>17.8</text:p>
          </table:table-cell>
          <table:table-cell/>
        </table:table-row>
        <table:table-row table:style-name="ro1">
          <table:table-cell office:value-type="float" office:value="50.7373" calcext:value-type="float">
            <text:p>50.7</text:p>
          </table:table-cell>
          <table:table-cell office:value-type="float" office:value="898" calcext:value-type="float">
            <text:p>898</text:p>
          </table:table-cell>
          <table:table-cell office:value-type="float" office:value="200" calcext:value-type="float">
            <text:p>200</text:p>
          </table:table-cell>
          <table:table-cell table:style-name="ce5" table:formula="of:=SQRT(([.B94]-300)*([.B94]-300)+([.C94]-300)*([.C94]-300))" office:value-type="float" office:value="606.303554335615" calcext:value-type="float">
            <text:p>606</text:p>
          </table:table-cell>
          <table:table-cell office:value-type="float" office:value="50.7373" calcext:value-type="float">
            <text:p>50.7</text:p>
          </table:table-cell>
          <table:table-cell/>
        </table:table-row>
        <table:table-row table:style-name="ro1">
          <table:table-cell office:value-type="float" office:value="1059.05" calcext:value-type="float">
            <text:p>1059.1</text:p>
          </table:table-cell>
          <table:table-cell office:value-type="float" office:value="52" calcext:value-type="float">
            <text:p>52</text:p>
          </table:table-cell>
          <table:table-cell office:value-type="float" office:value="305" calcext:value-type="float">
            <text:p>305</text:p>
          </table:table-cell>
          <table:table-cell table:style-name="ce5" table:formula="of:=SQRT(([.B95]-300)*([.B95]-300)+([.C95]-300)*([.C95]-300))" office:value-type="float" office:value="248.050398104901" calcext:value-type="float">
            <text:p>248</text:p>
          </table:table-cell>
          <table:table-cell office:value-type="float" office:value="1059.05" calcext:value-type="float">
            <text:p>1059.1</text:p>
          </table:table-cell>
          <table:table-cell/>
        </table:table-row>
        <table:table-row table:style-name="ro1">
          <table:table-cell office:value-type="float" office:value="31.7569" calcext:value-type="float">
            <text:p>31.8</text:p>
          </table:table-cell>
          <table:table-cell office:value-type="float" office:value="996" calcext:value-type="float">
            <text:p>996</text:p>
          </table:table-cell>
          <table:table-cell office:value-type="float" office:value="551" calcext:value-type="float">
            <text:p>551</text:p>
          </table:table-cell>
          <table:table-cell table:style-name="ce5" table:formula="of:=SQRT(([.B96]-300)*([.B96]-300)+([.C96]-300)*([.C96]-300))" office:value-type="float" office:value="739.876341019227" calcext:value-type="float">
            <text:p>740</text:p>
          </table:table-cell>
          <table:table-cell office:value-type="float" office:value="31.7569" calcext:value-type="float">
            <text:p>31.8</text:p>
          </table:table-cell>
          <table:table-cell/>
        </table:table-row>
        <table:table-row table:style-name="ro1">
          <table:table-cell office:value-type="float" office:value="30.589" calcext:value-type="float">
            <text:p>30.6</text:p>
          </table:table-cell>
          <table:table-cell office:value-type="float" office:value="1151" calcext:value-type="float">
            <text:p>1151</text:p>
          </table:table-cell>
          <table:table-cell office:value-type="float" office:value="815" calcext:value-type="float">
            <text:p>815</text:p>
          </table:table-cell>
          <table:table-cell table:style-name="ce5" table:formula="of:=SQRT(([.B97]-300)*([.B97]-300)+([.C97]-300)*([.C97]-300))" office:value-type="float" office:value="994.698949431435" calcext:value-type="float">
            <text:p>995</text:p>
          </table:table-cell>
          <table:table-cell office:value-type="float" office:value="30.589" calcext:value-type="float">
            <text:p>30.6</text:p>
          </table:table-cell>
          <table:table-cell/>
        </table:table-row>
        <table:table-row table:style-name="ro1">
          <table:table-cell office:value-type="float" office:value="870.888" calcext:value-type="float">
            <text:p>870.9</text:p>
          </table:table-cell>
          <table:table-cell office:value-type="float" office:value="581" calcext:value-type="float">
            <text:p>581</text:p>
          </table:table-cell>
          <table:table-cell office:value-type="float" office:value="362" calcext:value-type="float">
            <text:p>362</text:p>
          </table:table-cell>
          <table:table-cell table:style-name="ce5" table:formula="of:=SQRT(([.B98]-300)*([.B98]-300)+([.C98]-300)*([.C98]-300))" office:value-type="float" office:value="287.758579368192" calcext:value-type="float">
            <text:p>288</text:p>
          </table:table-cell>
          <table:table-cell office:value-type="float" office:value="870.888" calcext:value-type="float">
            <text:p>870.9</text:p>
          </table:table-cell>
          <table:table-cell/>
        </table:table-row>
        <table:table-row table:style-name="ro1">
          <table:table-cell office:value-type="float" office:value="935.267" calcext:value-type="float">
            <text:p>935.3</text:p>
          </table:table-cell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table:style-name="ce5" table:formula="of:=SQRT(([.B99]-300)*([.B99]-300)+([.C99]-300)*([.C99]-300))" office:value-type="float" office:value="265.384626532887" calcext:value-type="float">
            <text:p>265</text:p>
          </table:table-cell>
          <table:table-cell office:value-type="float" office:value="935.267" calcext:value-type="float">
            <text:p>935.3</text:p>
          </table:table-cell>
          <table:table-cell/>
        </table:table-row>
        <table:table-row table:style-name="ro1">
          <table:table-cell office:value-type="float" office:value="75.8808" calcext:value-type="float">
            <text:p>75.9</text:p>
          </table:table-cell>
          <table:table-cell office:value-type="float" office:value="483" calcext:value-type="float">
            <text:p>483</text:p>
          </table:table-cell>
          <table:table-cell office:value-type="float" office:value="776" calcext:value-type="float">
            <text:p>776</text:p>
          </table:table-cell>
          <table:table-cell table:style-name="ce5" table:formula="of:=SQRT(([.B100]-300)*([.B100]-300)+([.C100]-300)*([.C100]-300))" office:value-type="float" office:value="509.965685120087" calcext:value-type="float">
            <text:p>510</text:p>
          </table:table-cell>
          <table:table-cell office:value-type="float" office:value="75.8808" calcext:value-type="float">
            <text:p>75.9</text:p>
          </table:table-cell>
          <table:table-cell/>
        </table:table-row>
        <table:table-row table:style-name="ro1">
          <table:table-cell office:value-type="float" office:value="558.622" calcext:value-type="float">
            <text:p>558.6</text:p>
          </table:table-cell>
          <table:table-cell office:value-type="float" office:value="686" calcext:value-type="float">
            <text:p>686</text:p>
          </table:table-cell>
          <table:table-cell office:value-type="float" office:value="306" calcext:value-type="float">
            <text:p>306</text:p>
          </table:table-cell>
          <table:table-cell table:style-name="ce5" table:formula="of:=SQRT(([.B101]-300)*([.B101]-300)+([.C101]-300)*([.C101]-300))" office:value-type="float" office:value="386.046629307911" calcext:value-type="float">
            <text:p>386</text:p>
          </table:table-cell>
          <table:table-cell office:value-type="float" office:value="558.622" calcext:value-type="float">
            <text:p>558.6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981" calcext:value-type="float">
            <text:p>981</text:p>
          </table:table-cell>
          <table:table-cell office:value-type="float" office:value="148" calcext:value-type="float">
            <text:p>148</text:p>
          </table:table-cell>
          <table:table-cell table:style-name="ce5" table:formula="of:=SQRT(([.B102]-300)*([.B102]-300)+([.C102]-300)*([.C102]-300))" office:value-type="float" office:value="697.757121067209" calcext:value-type="float">
            <text:p>698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1150.71" calcext:value-type="float">
            <text:p>1150.7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table:style-name="ce5" table:formula="of:=SQRT(([.B103]-300)*([.B103]-300)+([.C103]-300)*([.C103]-300))" office:value-type="float" office:value="241.290281611175" calcext:value-type="float">
            <text:p>241</text:p>
          </table:table-cell>
          <table:table-cell office:value-type="float" office:value="1150.71" calcext:value-type="float">
            <text:p>1150.7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300" calcext:value-type="float">
            <text:p>300</text:p>
          </table:table-cell>
          <table:table-cell office:value-type="float" office:value="824" calcext:value-type="float">
            <text:p>824</text:p>
          </table:table-cell>
          <table:table-cell table:style-name="ce5" table:formula="of:=SQRT(([.B104]-300)*([.B104]-300)+([.C104]-300)*([.C104]-300))" office:value-type="float" office:value="524" calcext:value-type="float">
            <text:p>524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776" calcext:value-type="float">
            <text:p>776</text:p>
          </table:table-cell>
          <table:table-cell office:value-type="float" office:value="829" calcext:value-type="float">
            <text:p>829</text:p>
          </table:table-cell>
          <table:table-cell table:style-name="ce5" table:formula="of:=SQRT(([.B105]-300)*([.B105]-300)+([.C105]-300)*([.C105]-300))" office:value-type="float" office:value="711.629819498874" calcext:value-type="float">
            <text:p>712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47" calcext:value-type="float">
            <text:p>47</text:p>
          </table:table-cell>
          <table:table-cell office:value-type="float" office:value="777" calcext:value-type="float">
            <text:p>777</text:p>
          </table:table-cell>
          <table:table-cell table:style-name="ce5" table:formula="of:=SQRT(([.B106]-300)*([.B106]-300)+([.C106]-300)*([.C106]-300))" office:value-type="float" office:value="539.942589540777" calcext:value-type="float">
            <text:p>540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565.57" calcext:value-type="float">
            <text:p>565.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style-name="ce5" table:formula="of:=SQRT(([.B107]-300)*([.B107]-300)+([.C107]-300)*([.C107]-300))" office:value-type="float" office:value="362.579646422686" calcext:value-type="float">
            <text:p>363</text:p>
          </table:table-cell>
          <table:table-cell office:value-type="float" office:value="565.57" calcext:value-type="float">
            <text:p>565.6</text:p>
          </table:table-cell>
          <table:table-cell/>
        </table:table-row>
        <table:table-row table:style-name="ro1">
          <table:table-cell office:value-type="float" office:value="30.0854" calcext:value-type="float">
            <text:p>30.1</text:p>
          </table:table-cell>
          <table:table-cell office:value-type="float" office:value="1056" calcext:value-type="float">
            <text:p>1056</text:p>
          </table:table-cell>
          <table:table-cell office:value-type="float" office:value="1167" calcext:value-type="float">
            <text:p>1167</text:p>
          </table:table-cell>
          <table:table-cell table:style-name="ce5" table:formula="of:=SQRT(([.B108]-300)*([.B108]-300)+([.C108]-300)*([.C108]-300))" office:value-type="float" office:value="1150.31517420227" calcext:value-type="float">
            <text:p>1150</text:p>
          </table:table-cell>
          <table:table-cell office:value-type="float" office:value="30.0854" calcext:value-type="float">
            <text:p>30.1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599" calcext:value-type="float">
            <text:p>599</text:p>
          </table:table-cell>
          <table:table-cell office:value-type="float" office:value="1059" calcext:value-type="float">
            <text:p>1059</text:p>
          </table:table-cell>
          <table:table-cell table:style-name="ce5" table:formula="of:=SQRT(([.B109]-300)*([.B109]-300)+([.C109]-300)*([.C109]-300))" office:value-type="float" office:value="815.770801144537" calcext:value-type="float">
            <text:p>816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table:style-name="ce5" table:formula="of:=SQRT(([.B110]-300)*([.B110]-300)+([.C110]-300)*([.C110]-300))" office:value-type="float" office:value="540.231431888223" calcext:value-type="float">
            <text:p>540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386" calcext:value-type="float">
            <text:p>386</text:p>
          </table:table-cell>
          <table:table-cell office:value-type="float" office:value="1199" calcext:value-type="float">
            <text:p>1199</text:p>
          </table:table-cell>
          <table:table-cell table:style-name="ce5" table:formula="of:=SQRT(([.B111]-300)*([.B111]-300)+([.C111]-300)*([.C111]-300))" office:value-type="float" office:value="903.104091453471" calcext:value-type="float">
            <text:p>903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1005" calcext:value-type="float">
            <text:p>1005</text:p>
          </table:table-cell>
          <table:table-cell office:value-type="float" office:value="154" calcext:value-type="float">
            <text:p>154</text:p>
          </table:table-cell>
          <table:table-cell table:style-name="ce5" table:formula="of:=SQRT(([.B112]-300)*([.B112]-300)+([.C112]-300)*([.C112]-300))" office:value-type="float" office:value="719.959026611932" calcext:value-type="float">
            <text:p>720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101" calcext:value-type="float">
            <text:p>1101</text:p>
          </table:table-cell>
          <table:table-cell office:value-type="float" office:value="590" calcext:value-type="float">
            <text:p>590</text:p>
          </table:table-cell>
          <table:table-cell table:style-name="ce5" table:formula="of:=SQRT(([.B113]-300)*([.B113]-300)+([.C113]-300)*([.C113]-300))" office:value-type="float" office:value="851.880860214619" calcext:value-type="float">
            <text:p>852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1161.53" calcext:value-type="float">
            <text:p>1161.5</text:p>
          </table:table-cell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 table:style-name="ce5" table:formula="of:=SQRT(([.B114]-300)*([.B114]-300)+([.C114]-300)*([.C114]-300))" office:value-type="float" office:value="225.796368438467" calcext:value-type="float">
            <text:p>226</text:p>
          </table:table-cell>
          <table:table-cell office:value-type="float" office:value="1161.53" calcext:value-type="float">
            <text:p>1161.5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641" calcext:value-type="float">
            <text:p>641</text:p>
          </table:table-cell>
          <table:table-cell office:value-type="float" office:value="772" calcext:value-type="float">
            <text:p>772</text:p>
          </table:table-cell>
          <table:table-cell table:style-name="ce5" table:formula="of:=SQRT(([.B115]-300)*([.B115]-300)+([.C115]-300)*([.C115]-300))" office:value-type="float" office:value="582.292881632603" calcext:value-type="float">
            <text:p>582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565.57" calcext:value-type="float">
            <text:p>565.6</text:p>
          </table:table-cell>
          <table:table-cell office:value-type="float" office:value="657" calcext:value-type="float">
            <text:p>657</text:p>
          </table:table-cell>
          <table:table-cell office:value-type="float" office:value="225" calcext:value-type="float">
            <text:p>225</text:p>
          </table:table-cell>
          <table:table-cell table:style-name="ce5" table:formula="of:=SQRT(([.B116]-300)*([.B116]-300)+([.C116]-300)*([.C116]-300))" office:value-type="float" office:value="364.793092039858" calcext:value-type="float">
            <text:p>365</text:p>
          </table:table-cell>
          <table:table-cell office:value-type="float" office:value="565.57" calcext:value-type="float">
            <text:p>565.6</text:p>
          </table:table-cell>
          <table:table-cell/>
        </table:table-row>
        <table:table-row table:style-name="ro1">
          <table:table-cell office:value-type="float" office:value="64.7016" calcext:value-type="float">
            <text:p>64.7</text:p>
          </table:table-cell>
          <table:table-cell office:value-type="float" office:value="387" calcext:value-type="float">
            <text:p>387</text:p>
          </table:table-cell>
          <table:table-cell office:value-type="float" office:value="841" calcext:value-type="float">
            <text:p>841</text:p>
          </table:table-cell>
          <table:table-cell table:style-name="ce5" table:formula="of:=SQRT(([.B117]-300)*([.B117]-300)+([.C117]-300)*([.C117]-300))" office:value-type="float" office:value="547.950727711899" calcext:value-type="float">
            <text:p>548</text:p>
          </table:table-cell>
          <table:table-cell office:value-type="float" office:value="64.7016" calcext:value-type="float">
            <text:p>64.7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180" calcext:value-type="float">
            <text:p>1180</text:p>
          </table:table-cell>
          <table:table-cell office:value-type="float" office:value="468" calcext:value-type="float">
            <text:p>468</text:p>
          </table:table-cell>
          <table:table-cell table:style-name="ce5" table:formula="of:=SQRT(([.B118]-300)*([.B118]-300)+([.C118]-300)*([.C118]-300))" office:value-type="float" office:value="895.892850736069" calcext:value-type="float">
            <text:p>896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40.4282" calcext:value-type="float">
            <text:p>40.4</text:p>
          </table:table-cell>
          <table:table-cell office:value-type="float" office:value="931" calcext:value-type="float">
            <text:p>931</text:p>
          </table:table-cell>
          <table:table-cell office:value-type="float" office:value="132" calcext:value-type="float">
            <text:p>132</text:p>
          </table:table-cell>
          <table:table-cell table:style-name="ce5" table:formula="of:=SQRT(([.B119]-300)*([.B119]-300)+([.C119]-300)*([.C119]-300))" office:value-type="float" office:value="652.981623018596" calcext:value-type="float">
            <text:p>653</text:p>
          </table:table-cell>
          <table:table-cell office:value-type="float" office:value="40.4282" calcext:value-type="float">
            <text:p>40.4</text:p>
          </table:table-cell>
          <table:table-cell/>
        </table:table-row>
        <table:table-row table:style-name="ro1">
          <table:table-cell office:value-type="float" office:value="1290.19" calcext:value-type="float">
            <text:p>1290.2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table:style-name="ce5" table:formula="of:=SQRT(([.B120]-300)*([.B120]-300)+([.C120]-300)*([.C120]-300))" office:value-type="float" office:value="100.801785698469" calcext:value-type="float">
            <text:p>101</text:p>
          </table:table-cell>
          <table:table-cell office:value-type="float" office:value="1290.19" calcext:value-type="float">
            <text:p>1290.2</text:p>
          </table:table-cell>
          <table:table-cell/>
        </table:table-row>
        <table:table-row table:style-name="ro1">
          <table:table-cell office:value-type="float" office:value="30.5936" calcext:value-type="float">
            <text:p>30.6</text:p>
          </table:table-cell>
          <table:table-cell office:value-type="float" office:value="1085" calcext:value-type="float">
            <text:p>1085</text:p>
          </table:table-cell>
          <table:table-cell office:value-type="float" office:value="988" calcext:value-type="float">
            <text:p>988</text:p>
          </table:table-cell>
          <table:table-cell table:style-name="ce5" table:formula="of:=SQRT(([.B121]-300)*([.B121]-300)+([.C121]-300)*([.C121]-300))" office:value-type="float" office:value="1043.82421891811" calcext:value-type="float">
            <text:p>1044</text:p>
          </table:table-cell>
          <table:table-cell office:value-type="float" office:value="30.5936" calcext:value-type="float">
            <text:p>30.6</text:p>
          </table:table-cell>
          <table:table-cell/>
        </table:table-row>
        <table:table-row table:style-name="ro1">
          <table:table-cell office:value-type="float" office:value="1290.19" calcext:value-type="float">
            <text:p>1290.2</text:p>
          </table:table-cell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table:style-name="ce5" table:formula="of:=SQRT(([.B122]-300)*([.B122]-300)+([.C122]-300)*([.C122]-300))" office:value-type="float" office:value="89.0056178002265" calcext:value-type="float">
            <text:p>89</text:p>
          </table:table-cell>
          <table:table-cell office:value-type="float" office:value="1290.19" calcext:value-type="float">
            <text:p>1290.2</text:p>
          </table:table-cell>
          <table:table-cell/>
        </table:table-row>
        <table:table-row table:style-name="ro1">
          <table:table-cell office:value-type="float" office:value="570.969" calcext:value-type="float">
            <text:p>571.0</text:p>
          </table:table-cell>
          <table:table-cell office:value-type="float" office:value="230" calcext:value-type="float">
            <text:p>230</text:p>
          </table:table-cell>
          <table:table-cell office:value-type="float" office:value="650" calcext:value-type="float">
            <text:p>650</text:p>
          </table:table-cell>
          <table:table-cell table:style-name="ce5" table:formula="of:=SQRT(([.B123]-300)*([.B123]-300)+([.C123]-300)*([.C123]-300))" office:value-type="float" office:value="356.931365951495" calcext:value-type="float">
            <text:p>357</text:p>
          </table:table-cell>
          <table:table-cell office:value-type="float" office:value="570.969" calcext:value-type="float">
            <text:p>571.0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52" calcext:value-type="float">
            <text:p>52</text:p>
          </table:table-cell>
          <table:table-cell office:value-type="float" office:value="895" calcext:value-type="float">
            <text:p>895</text:p>
          </table:table-cell>
          <table:table-cell table:style-name="ce5" table:formula="of:=SQRT(([.B124]-300)*([.B124]-300)+([.C124]-300)*([.C124]-300))" office:value-type="float" office:value="644.615389205067" calcext:value-type="float">
            <text:p>645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" table:formula="of:=SQRT(([.B125]-300)*([.B125]-300)+([.C125]-300)*([.C125]-300))" office:value-type="float" office:value="415.072282861672" calcext:value-type="float">
            <text:p>415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30.5936" calcext:value-type="float">
            <text:p>30.6</text:p>
          </table:table-cell>
          <table:table-cell office:value-type="float" office:value="1177" calcext:value-type="float">
            <text:p>1177</text:p>
          </table:table-cell>
          <table:table-cell office:value-type="float" office:value="938" calcext:value-type="float">
            <text:p>938</text:p>
          </table:table-cell>
          <table:table-cell table:style-name="ce5" table:formula="of:=SQRT(([.B126]-300)*([.B126]-300)+([.C126]-300)*([.C126]-300))" office:value-type="float" office:value="1084.51509901891" calcext:value-type="float">
            <text:p>1085</text:p>
          </table:table-cell>
          <table:table-cell office:value-type="float" office:value="30.5936" calcext:value-type="float">
            <text:p>30.6</text:p>
          </table:table-cell>
          <table:table-cell/>
        </table:table-row>
        <table:table-row table:style-name="ro1">
          <table:table-cell office:value-type="float" office:value="1290.19" calcext:value-type="float">
            <text:p>1290.2</text:p>
          </table:table-cell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table:style-name="ce5" table:formula="of:=SQRT(([.B127]-300)*([.B127]-300)+([.C127]-300)*([.C127]-300))" office:value-type="float" office:value="57.2450871254469" calcext:value-type="float">
            <text:p>57</text:p>
          </table:table-cell>
          <table:table-cell office:value-type="float" office:value="1290.19" calcext:value-type="float">
            <text:p>1290.2</text:p>
          </table:table-cell>
          <table:table-cell/>
        </table:table-row>
        <table:table-row table:style-name="ro1">
          <table:table-cell office:value-type="float" office:value="1057.84" calcext:value-type="float">
            <text:p>1057.8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table:style-name="ce5" table:formula="of:=SQRT(([.B128]-300)*([.B128]-300)+([.C128]-300)*([.C128]-300))" office:value-type="float" office:value="256.826789879872" calcext:value-type="float">
            <text:p>257</text:p>
          </table:table-cell>
          <table:table-cell office:value-type="float" office:value="1057.84" calcext:value-type="float">
            <text:p>1057.8</text:p>
          </table:table-cell>
          <table:table-cell/>
        </table:table-row>
        <table:table-row table:style-name="ro1">
          <table:table-cell office:value-type="float" office:value="769.855" calcext:value-type="float">
            <text:p>769.9</text:p>
          </table:table-cell>
          <table:table-cell office:value-type="float" office:value="648" calcext:value-type="float">
            <text:p>648</text:p>
          </table:table-cell>
          <table:table-cell office:value-type="float" office:value="280" calcext:value-type="float">
            <text:p>280</text:p>
          </table:table-cell>
          <table:table-cell table:style-name="ce5" table:formula="of:=SQRT(([.B129]-300)*([.B129]-300)+([.C129]-300)*([.C129]-300))" office:value-type="float" office:value="348.574238864549" calcext:value-type="float">
            <text:p>349</text:p>
          </table:table-cell>
          <table:table-cell office:value-type="float" office:value="769.855" calcext:value-type="float">
            <text:p>769.9</text:p>
          </table:table-cell>
          <table:table-cell/>
        </table:table-row>
        <table:table-row table:style-name="ro1">
          <table:table-cell office:value-type="float" office:value="906.418" calcext:value-type="float">
            <text:p>906.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table:style-name="ce5" table:formula="of:=SQRT(([.B130]-300)*([.B130]-300)+([.C130]-300)*([.C130]-300))" office:value-type="float" office:value="282.729552753157" calcext:value-type="float">
            <text:p>283</text:p>
          </table:table-cell>
          <table:table-cell office:value-type="float" office:value="906.418" calcext:value-type="float">
            <text:p>906.4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027" calcext:value-type="float">
            <text:p>1027</text:p>
          </table:table-cell>
          <table:table-cell office:value-type="float" office:value="752" calcext:value-type="float">
            <text:p>752</text:p>
          </table:table-cell>
          <table:table-cell table:style-name="ce5" table:formula="of:=SQRT(([.B131]-300)*([.B131]-300)+([.C131]-300)*([.C131]-300))" office:value-type="float" office:value="856.056657003495" calcext:value-type="float">
            <text:p>856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158.731" calcext:value-type="float">
            <text:p>158.7</text:p>
          </table:table-cell>
          <table:table-cell office:value-type="float" office:value="215" calcext:value-type="float">
            <text:p>215</text:p>
          </table:table-cell>
          <table:table-cell office:value-type="float" office:value="745" calcext:value-type="float">
            <text:p>745</text:p>
          </table:table-cell>
          <table:table-cell table:style-name="ce5" table:formula="of:=SQRT(([.B132]-300)*([.B132]-300)+([.C132]-300)*([.C132]-300))" office:value-type="float" office:value="453.045251602972" calcext:value-type="float">
            <text:p>453</text:p>
          </table:table-cell>
          <table:table-cell office:value-type="float" office:value="158.731" calcext:value-type="float">
            <text:p>158.7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369" calcext:value-type="float">
            <text:p>369</text:p>
          </table:table-cell>
          <table:table-cell office:value-type="float" office:value="924" calcext:value-type="float">
            <text:p>924</text:p>
          </table:table-cell>
          <table:table-cell table:style-name="ce5" table:formula="of:=SQRT(([.B133]-300)*([.B133]-300)+([.C133]-300)*([.C133]-300))" office:value-type="float" office:value="627.803313148314" calcext:value-type="float">
            <text:p>628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911" calcext:value-type="float">
            <text:p>911</text:p>
          </table:table-cell>
          <table:table-cell office:value-type="float" office:value="103" calcext:value-type="float">
            <text:p>103</text:p>
          </table:table-cell>
          <table:table-cell table:style-name="ce5" table:formula="of:=SQRT(([.B134]-300)*([.B134]-300)+([.C134]-300)*([.C134]-300))" office:value-type="float" office:value="641.97351970311" calcext:value-type="float">
            <text:p>642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927" calcext:value-type="float">
            <text:p>927</text:p>
          </table:table-cell>
          <table:table-cell office:value-type="float" office:value="1021" calcext:value-type="float">
            <text:p>1021</text:p>
          </table:table-cell>
          <table:table-cell table:style-name="ce5" table:formula="of:=SQRT(([.B135]-300)*([.B135]-300)+([.C135]-300)*([.C135]-300))" office:value-type="float" office:value="955.49463630101" calcext:value-type="float">
            <text:p>955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30.5936" calcext:value-type="float">
            <text:p>30.6</text:p>
          </table:table-cell>
          <table:table-cell office:value-type="float" office:value="1037" calcext:value-type="float">
            <text:p>1037</text:p>
          </table:table-cell>
          <table:table-cell office:value-type="float" office:value="1079" calcext:value-type="float">
            <text:p>1079</text:p>
          </table:table-cell>
          <table:table-cell table:style-name="ce5" table:formula="of:=SQRT(([.B136]-300)*([.B136]-300)+([.C136]-300)*([.C136]-300))" office:value-type="float" office:value="1072.38519199027" calcext:value-type="float">
            <text:p>1072</text:p>
          </table:table-cell>
          <table:table-cell office:value-type="float" office:value="30.5936" calcext:value-type="float">
            <text:p>30.6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089" calcext:value-type="float">
            <text:p>1089</text:p>
          </table:table-cell>
          <table:table-cell office:value-type="float" office:value="727" calcext:value-type="float">
            <text:p>727</text:p>
          </table:table-cell>
          <table:table-cell table:style-name="ce5" table:formula="of:=SQRT(([.B137]-300)*([.B137]-300)+([.C137]-300)*([.C137]-300))" office:value-type="float" office:value="897.134326620044" calcext:value-type="float">
            <text:p>897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1094" calcext:value-type="float">
            <text:p>1094</text:p>
          </table:table-cell>
          <table:table-cell office:value-type="float" office:value="798" calcext:value-type="float">
            <text:p>798</text:p>
          </table:table-cell>
          <table:table-cell table:style-name="ce5" table:formula="of:=SQRT(([.B138]-300)*([.B138]-300)+([.C138]-300)*([.C138]-300))" office:value-type="float" office:value="937.251300345857" calcext:value-type="float">
            <text:p>937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883.696" calcext:value-type="float">
            <text:p>883.7</text:p>
          </table:table-cell>
          <table:table-cell office:value-type="float" office:value="266" calcext:value-type="float">
            <text:p>266</text:p>
          </table:table-cell>
          <table:table-cell office:value-type="float" office:value="615" calcext:value-type="float">
            <text:p>615</text:p>
          </table:table-cell>
          <table:table-cell table:style-name="ce5" table:formula="of:=SQRT(([.B139]-300)*([.B139]-300)+([.C139]-300)*([.C139]-300))" office:value-type="float" office:value="316.829607202357" calcext:value-type="float">
            <text:p>317</text:p>
          </table:table-cell>
          <table:table-cell office:value-type="float" office:value="883.696" calcext:value-type="float">
            <text:p>883.7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760" calcext:value-type="float">
            <text:p>760</text:p>
          </table:table-cell>
          <table:table-cell office:value-type="float" office:value="995" calcext:value-type="float">
            <text:p>995</text:p>
          </table:table-cell>
          <table:table-cell table:style-name="ce5" table:formula="of:=SQRT(([.B140]-300)*([.B140]-300)+([.C140]-300)*([.C140]-300))" office:value-type="float" office:value="833.441659625915" calcext:value-type="float">
            <text:p>833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416" calcext:value-type="float">
            <text:p>416</text:p>
          </table:table-cell>
          <table:table-cell office:value-type="float" office:value="691" calcext:value-type="float">
            <text:p>691</text:p>
          </table:table-cell>
          <table:table-cell table:style-name="ce5" table:formula="of:=SQRT(([.B141]-300)*([.B141]-300)+([.C141]-300)*([.C141]-300))" office:value-type="float" office:value="407.844333048775" calcext:value-type="float">
            <text:p>408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1241.52" calcext:value-type="float">
            <text:p>1241.5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table:style-name="ce5" table:formula="of:=SQRT(([.B142]-300)*([.B142]-300)+([.C142]-300)*([.C142]-300))" office:value-type="float" office:value="169.144908288721" calcext:value-type="float">
            <text:p>169</text:p>
          </table:table-cell>
          <table:table-cell office:value-type="float" office:value="1241.52" calcext:value-type="float">
            <text:p>1241.5</text:p>
          </table:table-cell>
          <table:table-cell/>
        </table:table-row>
        <table:table-row table:style-name="ro1">
          <table:table-cell office:value-type="float" office:value="1254.65" calcext:value-type="float">
            <text:p>1254.7</text:p>
          </table:table-cell>
          <table:table-cell office:value-type="float" office:value="304" calcext:value-type="float">
            <text:p>304</text:p>
          </table:table-cell>
          <table:table-cell office:value-type="float" office:value="148" calcext:value-type="float">
            <text:p>148</text:p>
          </table:table-cell>
          <table:table-cell table:style-name="ce5" table:formula="of:=SQRT(([.B143]-300)*([.B143]-300)+([.C143]-300)*([.C143]-300))" office:value-type="float" office:value="152.052622469986" calcext:value-type="float">
            <text:p>152</text:p>
          </table:table-cell>
          <table:table-cell office:value-type="float" office:value="1254.65" calcext:value-type="float">
            <text:p>1254.7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1094" calcext:value-type="float">
            <text:p>1094</text:p>
          </table:table-cell>
          <table:table-cell office:value-type="float" office:value="148" calcext:value-type="float">
            <text:p>148</text:p>
          </table:table-cell>
          <table:table-cell table:style-name="ce5" table:formula="of:=SQRT(([.B144]-300)*([.B144]-300)+([.C144]-300)*([.C144]-300))" office:value-type="float" office:value="808.418208602453" calcext:value-type="float">
            <text:p>808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702" calcext:value-type="float">
            <text:p>702</text:p>
          </table:table-cell>
          <table:table-cell office:value-type="float" office:value="399" calcext:value-type="float">
            <text:p>399</text:p>
          </table:table-cell>
          <table:table-cell table:style-name="ce5" table:formula="of:=SQRT(([.B145]-300)*([.B145]-300)+([.C145]-300)*([.C145]-300))" office:value-type="float" office:value="414.010869422531" calcext:value-type="float">
            <text:p>414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885.573" calcext:value-type="float">
            <text:p>885.6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table:style-name="ce5" table:formula="of:=SQRT(([.B146]-300)*([.B146]-300)+([.C146]-300)*([.C146]-300))" office:value-type="float" office:value="329.451058580785" calcext:value-type="float">
            <text:p>329</text:p>
          </table:table-cell>
          <table:table-cell office:value-type="float" office:value="885.573" calcext:value-type="float">
            <text:p>885.6</text:p>
          </table:table-cell>
          <table:table-cell/>
        </table:table-row>
        <table:table-row table:style-name="ro1">
          <table:table-cell office:value-type="float" office:value="31.7569" calcext:value-type="float">
            <text:p>31.8</text:p>
          </table:table-cell>
          <table:table-cell office:value-type="float" office:value="1038" calcext:value-type="float">
            <text:p>1038</text:p>
          </table:table-cell>
          <table:table-cell office:value-type="float" office:value="343" calcext:value-type="float">
            <text:p>343</text:p>
          </table:table-cell>
          <table:table-cell table:style-name="ce5" table:formula="of:=SQRT(([.B147]-300)*([.B147]-300)+([.C147]-300)*([.C147]-300))" office:value-type="float" office:value="739.25164862853" calcext:value-type="float">
            <text:p>739</text:p>
          </table:table-cell>
          <table:table-cell office:value-type="float" office:value="31.7569" calcext:value-type="float">
            <text:p>31.8</text:p>
          </table:table-cell>
          <table:table-cell/>
        </table:table-row>
        <table:table-row table:style-name="ro1">
          <table:table-cell office:value-type="float" office:value="565.57" calcext:value-type="float">
            <text:p>56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5" table:formula="of:=SQRT(([.B148]-300)*([.B148]-300)+([.C148]-300)*([.C148]-300))" office:value-type="float" office:value="381.903129078566" calcext:value-type="float">
            <text:p>382</text:p>
          </table:table-cell>
          <table:table-cell office:value-type="float" office:value="565.57" calcext:value-type="float">
            <text:p>565.6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785" calcext:value-type="float">
            <text:p>785</text:p>
          </table:table-cell>
          <table:table-cell office:value-type="float" office:value="922" calcext:value-type="float">
            <text:p>922</text:p>
          </table:table-cell>
          <table:table-cell table:style-name="ce5" table:formula="of:=SQRT(([.B149]-300)*([.B149]-300)+([.C149]-300)*([.C149]-300))" office:value-type="float" office:value="788.738866799399" calcext:value-type="float">
            <text:p>789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30.0854" calcext:value-type="float">
            <text:p>30.1</text:p>
          </table:table-cell>
          <table:table-cell office:value-type="float" office:value="1068" calcext:value-type="float">
            <text:p>1068</text:p>
          </table:table-cell>
          <table:table-cell office:value-type="float" office:value="1152" calcext:value-type="float">
            <text:p>1152</text:p>
          </table:table-cell>
          <table:table-cell table:style-name="ce5" table:formula="of:=SQRT(([.B150]-300)*([.B150]-300)+([.C150]-300)*([.C150]-300))" office:value-type="float" office:value="1147.05187328211" calcext:value-type="float">
            <text:p>1147</text:p>
          </table:table-cell>
          <table:table-cell office:value-type="float" office:value="30.0854" calcext:value-type="float">
            <text:p>30.1</text:p>
          </table:table-cell>
          <table:table-cell/>
        </table:table-row>
        <table:table-row table:style-name="ro1">
          <table:table-cell office:value-type="float" office:value="31.7569" calcext:value-type="float">
            <text:p>31.8</text:p>
          </table:table-cell>
          <table:table-cell office:value-type="float" office:value="1033" calcext:value-type="float">
            <text:p>1033</text:p>
          </table:table-cell>
          <table:table-cell office:value-type="float" office:value="254" calcext:value-type="float">
            <text:p>254</text:p>
          </table:table-cell>
          <table:table-cell table:style-name="ce5" table:formula="of:=SQRT(([.B151]-300)*([.B151]-300)+([.C151]-300)*([.C151]-300))" office:value-type="float" office:value="734.441965031955" calcext:value-type="float">
            <text:p>734</text:p>
          </table:table-cell>
          <table:table-cell office:value-type="float" office:value="31.7569" calcext:value-type="float">
            <text:p>31.8</text:p>
          </table:table-cell>
          <table:table-cell/>
        </table:table-row>
        <table:table-row table:style-name="ro1">
          <table:table-cell office:value-type="float" office:value="31.6656" calcext:value-type="float">
            <text:p>31.7</text:p>
          </table:table-cell>
          <table:table-cell office:value-type="float" office:value="1065" calcext:value-type="float">
            <text:p>1065</text:p>
          </table:table-cell>
          <table:table-cell office:value-type="float" office:value="343" calcext:value-type="float">
            <text:p>343</text:p>
          </table:table-cell>
          <table:table-cell table:style-name="ce5" table:formula="of:=SQRT(([.B152]-300)*([.B152]-300)+([.C152]-300)*([.C152]-300))" office:value-type="float" office:value="766.20754368513" calcext:value-type="float">
            <text:p>766</text:p>
          </table:table-cell>
          <table:table-cell office:value-type="float" office:value="31.6656" calcext:value-type="float">
            <text:p>31.7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128" calcext:value-type="float">
            <text:p>1128</text:p>
          </table:table-cell>
          <table:table-cell office:value-type="float" office:value="125" calcext:value-type="float">
            <text:p>125</text:p>
          </table:table-cell>
          <table:table-cell table:style-name="ce5" table:formula="of:=SQRT(([.B153]-300)*([.B153]-300)+([.C153]-300)*([.C153]-300))" office:value-type="float" office:value="846.291321000044" calcext:value-type="float">
            <text:p>846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823" calcext:value-type="float">
            <text:p>823</text:p>
          </table:table-cell>
          <table:table-cell office:value-type="float" office:value="1104" calcext:value-type="float">
            <text:p>1104</text:p>
          </table:table-cell>
          <table:table-cell table:style-name="ce5" table:formula="of:=SQRT(([.B154]-300)*([.B154]-300)+([.C154]-300)*([.C154]-300))" office:value-type="float" office:value="959.137633502096" calcext:value-type="float">
            <text:p>959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316" calcext:value-type="float">
            <text:p>316</text:p>
          </table:table-cell>
          <table:table-cell office:value-type="float" office:value="1099" calcext:value-type="float">
            <text:p>1099</text:p>
          </table:table-cell>
          <table:table-cell table:style-name="ce5" table:formula="of:=SQRT(([.B155]-300)*([.B155]-300)+([.C155]-300)*([.C155]-300))" office:value-type="float" office:value="799.160184193382" calcext:value-type="float">
            <text:p>799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50.7373" calcext:value-type="float">
            <text:p>50.7</text:p>
          </table:table-cell>
          <table:table-cell office:value-type="float" office:value="887" calcext:value-type="float">
            <text:p>887</text:p>
          </table:table-cell>
          <table:table-cell office:value-type="float" office:value="442" calcext:value-type="float">
            <text:p>442</text:p>
          </table:table-cell>
          <table:table-cell table:style-name="ce5" table:formula="of:=SQRT(([.B156]-300)*([.B156]-300)+([.C156]-300)*([.C156]-300))" office:value-type="float" office:value="603.931287482276" calcext:value-type="float">
            <text:p>604</text:p>
          </table:table-cell>
          <table:table-cell office:value-type="float" office:value="50.7373" calcext:value-type="float">
            <text:p>50.7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651" calcext:value-type="float">
            <text:p>651</text:p>
          </table:table-cell>
          <table:table-cell office:value-type="float" office:value="1032" calcext:value-type="float">
            <text:p>1032</text:p>
          </table:table-cell>
          <table:table-cell table:style-name="ce5" table:formula="of:=SQRT(([.B157]-300)*([.B157]-300)+([.C157]-300)*([.C157]-300))" office:value-type="float" office:value="811.803547664088" calcext:value-type="float">
            <text:p>812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883.696" calcext:value-type="float">
            <text:p>883.7</text:p>
          </table:table-cell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 table:style-name="ce5" table:formula="of:=SQRT(([.B158]-300)*([.B158]-300)+([.C158]-300)*([.C158]-300))" office:value-type="float" office:value="310.36269105677" calcext:value-type="float">
            <text:p>310</text:p>
          </table:table-cell>
          <table:table-cell office:value-type="float" office:value="883.696" calcext:value-type="float">
            <text:p>883.7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table:style-name="ce5" table:formula="of:=SQRT(([.B159]-300)*([.B159]-300)+([.C159]-300)*([.C159]-300))" office:value-type="float" office:value="787.556347190473" calcext:value-type="float">
            <text:p>788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081" calcext:value-type="float">
            <text:p>1081</text:p>
          </table:table-cell>
          <table:table-cell office:value-type="float" office:value="715" calcext:value-type="float">
            <text:p>715</text:p>
          </table:table-cell>
          <table:table-cell table:style-name="ce5" table:formula="of:=SQRT(([.B160]-300)*([.B160]-300)+([.C160]-300)*([.C160]-300))" office:value-type="float" office:value="884.412799545552" calcext:value-type="float">
            <text:p>884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79.642" calcext:value-type="float">
            <text:p>79.6</text:p>
          </table:table-cell>
          <table:table-cell office:value-type="float" office:value="333" calcext:value-type="float">
            <text:p>333</text:p>
          </table:table-cell>
          <table:table-cell office:value-type="float" office:value="781" calcext:value-type="float">
            <text:p>781</text:p>
          </table:table-cell>
          <table:table-cell table:style-name="ce5" table:formula="of:=SQRT(([.B161]-300)*([.B161]-300)+([.C161]-300)*([.C161]-300))" office:value-type="float" office:value="482.130687677107" calcext:value-type="float">
            <text:p>482</text:p>
          </table:table-cell>
          <table:table-cell office:value-type="float" office:value="79.642" calcext:value-type="float">
            <text:p>79.6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2" calcext:value-type="float">
            <text:p>12</text:p>
          </table:table-cell>
          <table:table-cell office:value-type="float" office:value="1138" calcext:value-type="float">
            <text:p>1138</text:p>
          </table:table-cell>
          <table:table-cell table:style-name="ce5" table:formula="of:=SQRT(([.B162]-300)*([.B162]-300)+([.C162]-300)*([.C162]-300))" office:value-type="float" office:value="886.108345519892" calcext:value-type="float">
            <text:p>886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466" calcext:value-type="float">
            <text:p>466</text:p>
          </table:table-cell>
          <table:table-cell office:value-type="float" office:value="1128" calcext:value-type="float">
            <text:p>1128</text:p>
          </table:table-cell>
          <table:table-cell table:style-name="ce5" table:formula="of:=SQRT(([.B163]-300)*([.B163]-300)+([.C163]-300)*([.C163]-300))" office:value-type="float" office:value="844.476168994721" calcext:value-type="float">
            <text:p>844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883" calcext:value-type="float">
            <text:p>883</text:p>
          </table:table-cell>
          <table:table-cell office:value-type="float" office:value="999" calcext:value-type="float">
            <text:p>999</text:p>
          </table:table-cell>
          <table:table-cell table:style-name="ce5" table:formula="of:=SQRT(([.B164]-300)*([.B164]-300)+([.C164]-300)*([.C164]-300))" office:value-type="float" office:value="910.214260490353" calcext:value-type="float">
            <text:p>910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79.642" calcext:value-type="float">
            <text:p>79.6</text:p>
          </table:table-cell>
          <table:table-cell office:value-type="float" office:value="435" calcext:value-type="float">
            <text:p>435</text:p>
          </table:table-cell>
          <table:table-cell office:value-type="float" office:value="751" calcext:value-type="float">
            <text:p>751</text:p>
          </table:table-cell>
          <table:table-cell table:style-name="ce5" table:formula="of:=SQRT(([.B165]-300)*([.B165]-300)+([.C165]-300)*([.C165]-300))" office:value-type="float" office:value="470.771706881372" calcext:value-type="float">
            <text:p>471</text:p>
          </table:table-cell>
          <table:table-cell office:value-type="float" office:value="79.642" calcext:value-type="float">
            <text:p>79.6</text:p>
          </table:table-cell>
          <table:table-cell/>
        </table:table-row>
        <table:table-row table:style-name="ro1">
          <table:table-cell office:value-type="float" office:value="1254.65" calcext:value-type="float">
            <text:p>1254.7</text:p>
          </table:table-cell>
          <table:table-cell office:value-type="float" office:value="328" calcext:value-type="float">
            <text:p>328</text:p>
          </table:table-cell>
          <table:table-cell office:value-type="float" office:value="450" calcext:value-type="float">
            <text:p>450</text:p>
          </table:table-cell>
          <table:table-cell table:style-name="ce5" table:formula="of:=SQRT(([.B166]-300)*([.B166]-300)+([.C166]-300)*([.C166]-300))" office:value-type="float" office:value="152.5909564817" calcext:value-type="float">
            <text:p>153</text:p>
          </table:table-cell>
          <table:table-cell office:value-type="float" office:value="1254.65" calcext:value-type="float">
            <text:p>1254.7</text:p>
          </table:table-cell>
          <table:table-cell/>
        </table:table-row>
        <table:table-row table:style-name="ro1">
          <table:table-cell office:value-type="float" office:value="870.888" calcext:value-type="float">
            <text:p>870.9</text:p>
          </table:table-cell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 table:style-name="ce5" table:formula="of:=SQRT(([.B167]-300)*([.B167]-300)+([.C167]-300)*([.C167]-300))" office:value-type="float" office:value="289.29051142407" calcext:value-type="float">
            <text:p>289</text:p>
          </table:table-cell>
          <table:table-cell office:value-type="float" office:value="870.888" calcext:value-type="float">
            <text:p>870.9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234" calcext:value-type="float">
            <text:p>234</text:p>
          </table:table-cell>
          <table:table-cell office:value-type="float" office:value="1026" calcext:value-type="float">
            <text:p>1026</text:p>
          </table:table-cell>
          <table:table-cell table:style-name="ce5" table:formula="of:=SQRT(([.B168]-300)*([.B168]-300)+([.C168]-300)*([.C168]-300))" office:value-type="float" office:value="728.993827134359" calcext:value-type="float">
            <text:p>729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558.622" calcext:value-type="float">
            <text:p>558.6</text:p>
          </table:table-cell>
          <table:table-cell office:value-type="float" office:value="24" calcext:value-type="float">
            <text:p>24</text:p>
          </table:table-cell>
          <table:table-cell office:value-type="float" office:value="577" calcext:value-type="float">
            <text:p>577</text:p>
          </table:table-cell>
          <table:table-cell table:style-name="ce5" table:formula="of:=SQRT(([.B169]-300)*([.B169]-300)+([.C169]-300)*([.C169]-300))" office:value-type="float" office:value="391.030689332692" calcext:value-type="float">
            <text:p>391</text:p>
          </table:table-cell>
          <table:table-cell office:value-type="float" office:value="558.622" calcext:value-type="float">
            <text:p>558.6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1081" calcext:value-type="float">
            <text:p>1081</text:p>
          </table:table-cell>
          <table:table-cell office:value-type="float" office:value="328" calcext:value-type="float">
            <text:p>328</text:p>
          </table:table-cell>
          <table:table-cell table:style-name="ce5" table:formula="of:=SQRT(([.B170]-300)*([.B170]-300)+([.C170]-300)*([.C170]-300))" office:value-type="float" office:value="781.501759435" calcext:value-type="float">
            <text:p>782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40.3247" calcext:value-type="float">
            <text:p>40.3</text:p>
          </table:table-cell>
          <table:table-cell office:value-type="float" office:value="793" calcext:value-type="float">
            <text:p>793</text:p>
          </table:table-cell>
          <table:table-cell office:value-type="float" office:value="772" calcext:value-type="float">
            <text:p>772</text:p>
          </table:table-cell>
          <table:table-cell table:style-name="ce5" table:formula="of:=SQRT(([.B171]-300)*([.B171]-300)+([.C171]-300)*([.C171]-300))" office:value-type="float" office:value="682.519596788253" calcext:value-type="float">
            <text:p>683</text:p>
          </table:table-cell>
          <table:table-cell office:value-type="float" office:value="40.3247" calcext:value-type="float">
            <text:p>40.3</text:p>
          </table:table-cell>
          <table:table-cell/>
        </table:table-row>
        <table:table-row table:style-name="ro1">
          <table:table-cell office:value-type="float" office:value="64.7016" calcext:value-type="float">
            <text:p>64.7</text:p>
          </table:table-cell>
          <table:table-cell office:value-type="float" office:value="562" calcext:value-type="float">
            <text:p>562</text:p>
          </table:table-cell>
          <table:table-cell office:value-type="float" office:value="808" calcext:value-type="float">
            <text:p>808</text:p>
          </table:table-cell>
          <table:table-cell table:style-name="ce5" table:formula="of:=SQRT(([.B172]-300)*([.B172]-300)+([.C172]-300)*([.C172]-300))" office:value-type="float" office:value="571.583764639969" calcext:value-type="float">
            <text:p>572</text:p>
          </table:table-cell>
          <table:table-cell office:value-type="float" office:value="64.7016" calcext:value-type="float">
            <text:p>64.7</text:p>
          </table:table-cell>
          <table:table-cell/>
        </table:table-row>
        <table:table-row table:style-name="ro1">
          <table:table-cell office:value-type="float" office:value="30.5936" calcext:value-type="float">
            <text:p>30.6</text:p>
          </table:table-cell>
          <table:table-cell office:value-type="float" office:value="1010" calcext:value-type="float">
            <text:p>1010</text:p>
          </table:table-cell>
          <table:table-cell office:value-type="float" office:value="1127" calcext:value-type="float">
            <text:p>1127</text:p>
          </table:table-cell>
          <table:table-cell table:style-name="ce5" table:formula="of:=SQRT(([.B173]-300)*([.B173]-300)+([.C173]-300)*([.C173]-300))" office:value-type="float" office:value="1089.96743070607" calcext:value-type="float">
            <text:p>1090</text:p>
          </table:table-cell>
          <table:table-cell office:value-type="float" office:value="30.5936" calcext:value-type="float">
            <text:p>30.6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614" calcext:value-type="float">
            <text:p>614</text:p>
          </table:table-cell>
          <table:table-cell office:value-type="float" office:value="1026" calcext:value-type="float">
            <text:p>1026</text:p>
          </table:table-cell>
          <table:table-cell table:style-name="ce5" table:formula="of:=SQRT(([.B174]-300)*([.B174]-300)+([.C174]-300)*([.C174]-300))" office:value-type="float" office:value="790.994310978278" calcext:value-type="float">
            <text:p>791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829" calcext:value-type="float">
            <text:p>829</text:p>
          </table:table-cell>
          <table:table-cell office:value-type="float" office:value="313" calcext:value-type="float">
            <text:p>313</text:p>
          </table:table-cell>
          <table:table-cell table:style-name="ce5" table:formula="of:=SQRT(([.B175]-300)*([.B175]-300)+([.C175]-300)*([.C175]-300))" office:value-type="float" office:value="529.159711240378" calcext:value-type="float">
            <text:p>529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1059.05" calcext:value-type="float">
            <text:p>1059.1</text:p>
          </table:table-cell>
          <table:table-cell office:value-type="float" office:value="263" calcext:value-type="float">
            <text:p>263</text:p>
          </table:table-cell>
          <table:table-cell office:value-type="float" office:value="550" calcext:value-type="float">
            <text:p>550</text:p>
          </table:table-cell>
          <table:table-cell table:style-name="ce5" table:formula="of:=SQRT(([.B176]-300)*([.B176]-300)+([.C176]-300)*([.C176]-300))" office:value-type="float" office:value="252.723168704415" calcext:value-type="float">
            <text:p>253</text:p>
          </table:table-cell>
          <table:table-cell office:value-type="float" office:value="1059.05" calcext:value-type="float">
            <text:p>1059.1</text:p>
          </table:table-cell>
          <table:table-cell/>
        </table:table-row>
        <table:table-row table:style-name="ro1">
          <table:table-cell office:value-type="float" office:value="50.7373" calcext:value-type="float">
            <text:p>50.7</text:p>
          </table:table-cell>
          <table:table-cell office:value-type="float" office:value="202" calcext:value-type="float">
            <text:p>202</text:p>
          </table:table-cell>
          <table:table-cell office:value-type="float" office:value="896" calcext:value-type="float">
            <text:p>896</text:p>
          </table:table-cell>
          <table:table-cell table:style-name="ce5" table:formula="of:=SQRT(([.B177]-300)*([.B177]-300)+([.C177]-300)*([.C177]-300))" office:value-type="float" office:value="604.003311249202" calcext:value-type="float">
            <text:p>604</text:p>
          </table:table-cell>
          <table:table-cell office:value-type="float" office:value="50.7373" calcext:value-type="float">
            <text:p>50.7</text:p>
          </table:table-cell>
          <table:table-cell/>
        </table:table-row>
        <table:table-row table:style-name="ro1">
          <table:table-cell office:value-type="float" office:value="1290.19" calcext:value-type="float">
            <text:p>1290.2</text:p>
          </table:table-cell>
          <table:table-cell office:value-type="float" office:value="382" calcext:value-type="float">
            <text:p>382</text:p>
          </table:table-cell>
          <table:table-cell office:value-type="float" office:value="367" calcext:value-type="float">
            <text:p>367</text:p>
          </table:table-cell>
          <table:table-cell table:style-name="ce5" table:formula="of:=SQRT(([.B178]-300)*([.B178]-300)+([.C178]-300)*([.C178]-300))" office:value-type="float" office:value="105.89145385724" calcext:value-type="float">
            <text:p>106</text:p>
          </table:table-cell>
          <table:table-cell office:value-type="float" office:value="1290.19" calcext:value-type="float">
            <text:p>1290.2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914" calcext:value-type="float">
            <text:p>914</text:p>
          </table:table-cell>
          <table:table-cell office:value-type="float" office:value="1034" calcext:value-type="float">
            <text:p>1034</text:p>
          </table:table-cell>
          <table:table-cell table:style-name="ce5" table:formula="of:=SQRT(([.B179]-300)*([.B179]-300)+([.C179]-300)*([.C179]-300))" office:value-type="float" office:value="956.949319452185" calcext:value-type="float">
            <text:p>957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50.7373" calcext:value-type="float">
            <text:p>50.7</text:p>
          </table:table-cell>
          <table:table-cell office:value-type="float" office:value="901" calcext:value-type="float">
            <text:p>901</text:p>
          </table:table-cell>
          <table:table-cell office:value-type="float" office:value="291" calcext:value-type="float">
            <text:p>291</text:p>
          </table:table-cell>
          <table:table-cell table:style-name="ce5" table:formula="of:=SQRT(([.B180]-300)*([.B180]-300)+([.C180]-300)*([.C180]-300))" office:value-type="float" office:value="601.067383909658" calcext:value-type="float">
            <text:p>601</text:p>
          </table:table-cell>
          <table:table-cell office:value-type="float" office:value="50.7373" calcext:value-type="float">
            <text:p>50.7</text:p>
          </table:table-cell>
          <table:table-cell/>
        </table:table-row>
        <table:table-row table:style-name="ro1">
          <table:table-cell office:value-type="float" office:value="31.6656" calcext:value-type="float">
            <text:p>31.7</text:p>
          </table:table-cell>
          <table:table-cell office:value-type="float" office:value="1051" calcext:value-type="float">
            <text:p>1051</text:p>
          </table:table-cell>
          <table:table-cell office:value-type="float" office:value="362" calcext:value-type="float">
            <text:p>362</text:p>
          </table:table-cell>
          <table:table-cell table:style-name="ce5" table:formula="of:=SQRT(([.B181]-300)*([.B181]-300)+([.C181]-300)*([.C181]-300))" office:value-type="float" office:value="753.554908417429" calcext:value-type="float">
            <text:p>754</text:p>
          </table:table-cell>
          <table:table-cell office:value-type="float" office:value="31.6656" calcext:value-type="float">
            <text:p>31.7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1125" calcext:value-type="float">
            <text:p>1125</text:p>
          </table:table-cell>
          <table:table-cell office:value-type="float" office:value="819" calcext:value-type="float">
            <text:p>819</text:p>
          </table:table-cell>
          <table:table-cell table:style-name="ce5" table:formula="of:=SQRT(([.B182]-300)*([.B182]-300)+([.C182]-300)*([.C182]-300))" office:value-type="float" office:value="974.672252605972" calcext:value-type="float">
            <text:p>975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337" calcext:value-type="float">
            <text:p>337</text:p>
          </table:table-cell>
          <table:table-cell office:value-type="float" office:value="1134" calcext:value-type="float">
            <text:p>1134</text:p>
          </table:table-cell>
          <table:table-cell table:style-name="ce5" table:formula="of:=SQRT(([.B183]-300)*([.B183]-300)+([.C183]-300)*([.C183]-300))" office:value-type="float" office:value="834.820339953454" calcext:value-type="float">
            <text:p>835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1161.53" calcext:value-type="float">
            <text:p>1161.5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table:style-name="ce5" table:formula="of:=SQRT(([.B184]-300)*([.B184]-300)+([.C184]-300)*([.C184]-300))" office:value-type="float" office:value="225.01999911119" calcext:value-type="float">
            <text:p>225</text:p>
          </table:table-cell>
          <table:table-cell office:value-type="float" office:value="1161.53" calcext:value-type="float">
            <text:p>1161.5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663" calcext:value-type="float">
            <text:p>663</text:p>
          </table:table-cell>
          <table:table-cell office:value-type="float" office:value="1084" calcext:value-type="float">
            <text:p>1084</text:p>
          </table:table-cell>
          <table:table-cell table:style-name="ce5" table:formula="of:=SQRT(([.B185]-300)*([.B185]-300)+([.C185]-300)*([.C185]-300))" office:value-type="float" office:value="863.958911060011" calcext:value-type="float">
            <text:p>864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130" calcext:value-type="float">
            <text:p>130</text:p>
          </table:table-cell>
          <table:table-cell office:value-type="float" office:value="906" calcext:value-type="float">
            <text:p>906</text:p>
          </table:table-cell>
          <table:table-cell table:style-name="ce5" table:formula="of:=SQRT(([.B186]-300)*([.B186]-300)+([.C186]-300)*([.C186]-300))" office:value-type="float" office:value="629.393358719331" calcext:value-type="float">
            <text:p>629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1109" calcext:value-type="float">
            <text:p>1109</text:p>
          </table:table-cell>
          <table:table-cell office:value-type="float" office:value="296" calcext:value-type="float">
            <text:p>296</text:p>
          </table:table-cell>
          <table:table-cell table:style-name="ce5" table:formula="of:=SQRT(([.B187]-300)*([.B187]-300)+([.C187]-300)*([.C187]-300))" office:value-type="float" office:value="809.009888691109" calcext:value-type="float">
            <text:p>809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158.731" calcext:value-type="float">
            <text:p>158.7</text:p>
          </table:table-cell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table:style-name="ce5" table:formula="of:=SQRT(([.B188]-300)*([.B188]-300)+([.C188]-300)*([.C188]-300))" office:value-type="float" office:value="450.498612650472" calcext:value-type="float">
            <text:p>450</text:p>
          </table:table-cell>
          <table:table-cell office:value-type="float" office:value="158.731" calcext:value-type="float">
            <text:p>158.7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760" calcext:value-type="float">
            <text:p>760</text:p>
          </table:table-cell>
          <table:table-cell office:value-type="float" office:value="993" calcext:value-type="float">
            <text:p>993</text:p>
          </table:table-cell>
          <table:table-cell table:style-name="ce5" table:formula="of:=SQRT(([.B189]-300)*([.B189]-300)+([.C189]-300)*([.C189]-300))" office:value-type="float" office:value="831.774608893539" calcext:value-type="float">
            <text:p>832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1.7569" calcext:value-type="float">
            <text:p>31.8</text:p>
          </table:table-cell>
          <table:table-cell office:value-type="float" office:value="760" calcext:value-type="float">
            <text:p>760</text:p>
          </table:table-cell>
          <table:table-cell office:value-type="float" office:value="875" calcext:value-type="float">
            <text:p>875</text:p>
          </table:table-cell>
          <table:table-cell table:style-name="ce5" table:formula="of:=SQRT(([.B190]-300)*([.B190]-300)+([.C190]-300)*([.C190]-300))" office:value-type="float" office:value="736.359287304778" calcext:value-type="float">
            <text:p>736</text:p>
          </table:table-cell>
          <table:table-cell office:value-type="float" office:value="31.7569" calcext:value-type="float">
            <text:p>31.8</text:p>
          </table:table-cell>
          <table:table-cell/>
        </table:table-row>
        <table:table-row table:style-name="ro1">
          <table:table-cell office:value-type="float" office:value="64.7016" calcext:value-type="float">
            <text:p>64.7</text:p>
          </table:table-cell>
          <table:table-cell office:value-type="float" office:value="810" calcext:value-type="float">
            <text:p>810</text:p>
          </table:table-cell>
          <table:table-cell office:value-type="float" office:value="556" calcext:value-type="float">
            <text:p>556</text:p>
          </table:table-cell>
          <table:table-cell table:style-name="ce5" table:formula="of:=SQRT(([.B191]-300)*([.B191]-300)+([.C191]-300)*([.C191]-300))" office:value-type="float" office:value="570.645248819264" calcext:value-type="float">
            <text:p>571</text:p>
          </table:table-cell>
          <table:table-cell office:value-type="float" office:value="64.7016" calcext:value-type="float">
            <text:p>64.7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table:style-name="ce5" table:formula="of:=SQRT(([.B192]-300)*([.B192]-300)+([.C192]-300)*([.C192]-300))" office:value-type="float" office:value="799.167692039662" calcext:value-type="float">
            <text:p>799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1181.62" calcext:value-type="float">
            <text:p>1181.6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table:style-name="ce5" table:formula="of:=SQRT(([.B193]-300)*([.B193]-300)+([.C193]-300)*([.C193]-300))" office:value-type="float" office:value="209.121973976911" calcext:value-type="float">
            <text:p>209</text:p>
          </table:table-cell>
          <table:table-cell office:value-type="float" office:value="1181.62" calcext:value-type="float">
            <text:p>1181.6</text:p>
          </table:table-cell>
          <table:table-cell/>
        </table:table-row>
        <table:table-row table:style-name="ro1">
          <table:table-cell office:value-type="float" office:value="883.696" calcext:value-type="float">
            <text:p>883.7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style-name="ce5" table:formula="of:=SQRT(([.B194]-300)*([.B194]-300)+([.C194]-300)*([.C194]-300))" office:value-type="float" office:value="305.473403097553" calcext:value-type="float">
            <text:p>305</text:p>
          </table:table-cell>
          <table:table-cell office:value-type="float" office:value="883.696" calcext:value-type="float">
            <text:p>883.7</text:p>
          </table:table-cell>
          <table:table-cell/>
        </table:table-row>
        <table:table-row table:style-name="ro1">
          <table:table-cell office:value-type="float" office:value="883.696" calcext:value-type="float">
            <text:p>883.7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table:style-name="ce5" table:formula="of:=SQRT(([.B195]-300)*([.B195]-300)+([.C195]-300)*([.C195]-300))" office:value-type="float" office:value="313.177266097014" calcext:value-type="float">
            <text:p>313</text:p>
          </table:table-cell>
          <table:table-cell office:value-type="float" office:value="883.696" calcext:value-type="float">
            <text:p>883.7</text:p>
          </table:table-cell>
          <table:table-cell/>
        </table:table-row>
        <table:table-row table:style-name="ro1">
          <table:table-cell office:value-type="float" office:value="1059.05" calcext:value-type="float">
            <text:p>1059.1</text:p>
          </table:table-cell>
          <table:table-cell office:value-type="float" office:value="259" calcext:value-type="float">
            <text:p>259</text:p>
          </table:table-cell>
          <table:table-cell office:value-type="float" office:value="544" calcext:value-type="float">
            <text:p>544</text:p>
          </table:table-cell>
          <table:table-cell table:style-name="ce5" table:formula="of:=SQRT(([.B196]-300)*([.B196]-300)+([.C196]-300)*([.C196]-300))" office:value-type="float" office:value="247.420694364881" calcext:value-type="float">
            <text:p>247</text:p>
          </table:table-cell>
          <table:table-cell office:value-type="float" office:value="1059.05" calcext:value-type="float">
            <text:p>1059.1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328" calcext:value-type="float">
            <text:p>328</text:p>
          </table:table-cell>
          <table:table-cell office:value-type="float" office:value="713" calcext:value-type="float">
            <text:p>713</text:p>
          </table:table-cell>
          <table:table-cell table:style-name="ce5" table:formula="of:=SQRT(([.B197]-300)*([.B197]-300)+([.C197]-300)*([.C197]-300))" office:value-type="float" office:value="413.948064375231" calcext:value-type="float">
            <text:p>414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31.7569" calcext:value-type="float">
            <text:p>31.8</text:p>
          </table:table-cell>
          <table:table-cell office:value-type="float" office:value="1052" calcext:value-type="float">
            <text:p>1052</text:p>
          </table:table-cell>
          <table:table-cell office:value-type="float" office:value="322" calcext:value-type="float">
            <text:p>322</text:p>
          </table:table-cell>
          <table:table-cell table:style-name="ce5" table:formula="of:=SQRT(([.B198]-300)*([.B198]-300)+([.C198]-300)*([.C198]-300))" office:value-type="float" office:value="752.321739683229" calcext:value-type="float">
            <text:p>752</text:p>
          </table:table-cell>
          <table:table-cell office:value-type="float" office:value="31.7569" calcext:value-type="float">
            <text:p>31.8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692" calcext:value-type="float">
            <text:p>692</text:p>
          </table:table-cell>
          <table:table-cell office:value-type="float" office:value="413" calcext:value-type="float">
            <text:p>413</text:p>
          </table:table-cell>
          <table:table-cell table:style-name="ce5" table:formula="of:=SQRT(([.B199]-300)*([.B199]-300)+([.C199]-300)*([.C199]-300))" office:value-type="float" office:value="407.962008035062" calcext:value-type="float">
            <text:p>408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421" calcext:value-type="float">
            <text:p>421</text:p>
          </table:table-cell>
          <table:table-cell office:value-type="float" office:value="1163" calcext:value-type="float">
            <text:p>1163</text:p>
          </table:table-cell>
          <table:table-cell table:style-name="ce5" table:formula="of:=SQRT(([.B200]-300)*([.B200]-300)+([.C200]-300)*([.C200]-300))" office:value-type="float" office:value="871.441334801144" calcext:value-type="float">
            <text:p>871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245" calcext:value-type="float">
            <text:p>245</text:p>
          </table:table-cell>
          <table:table-cell office:value-type="float" office:value="705" calcext:value-type="float">
            <text:p>705</text:p>
          </table:table-cell>
          <table:table-cell table:style-name="ce5" table:formula="of:=SQRT(([.B201]-300)*([.B201]-300)+([.C201]-300)*([.C201]-300))" office:value-type="float" office:value="408.717506353716" calcext:value-type="float">
            <text:p>409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115" calcext:value-type="float">
            <text:p>115</text:p>
          </table:table-cell>
          <table:table-cell office:value-type="float" office:value="848" calcext:value-type="float">
            <text:p>848</text:p>
          </table:table-cell>
          <table:table-cell table:style-name="ce5" table:formula="of:=SQRT(([.B202]-300)*([.B202]-300)+([.C202]-300)*([.C202]-300))" office:value-type="float" office:value="578.384819994439" calcext:value-type="float">
            <text:p>578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565.57" calcext:value-type="float">
            <text:p>565.6</text:p>
          </table:table-cell>
          <table:table-cell office:value-type="float" office:value="130" calcext:value-type="float">
            <text:p>130</text:p>
          </table:table-cell>
          <table:table-cell office:value-type="float" office:value="640" calcext:value-type="float">
            <text:p>640</text:p>
          </table:table-cell>
          <table:table-cell table:style-name="ce5" table:formula="of:=SQRT(([.B203]-300)*([.B203]-300)+([.C203]-300)*([.C203]-300))" office:value-type="float" office:value="380.131556174964" calcext:value-type="float">
            <text:p>380</text:p>
          </table:table-cell>
          <table:table-cell office:value-type="float" office:value="565.57" calcext:value-type="float">
            <text:p>565.6</text:p>
          </table:table-cell>
          <table:table-cell/>
        </table:table-row>
        <table:table-row table:style-name="ro1">
          <table:table-cell office:value-type="float" office:value="30.5936" calcext:value-type="float">
            <text:p>30.6</text:p>
          </table:table-cell>
          <table:table-cell office:value-type="float" office:value="1150" calcext:value-type="float">
            <text:p>1150</text:p>
          </table:table-cell>
          <table:table-cell office:value-type="float" office:value="936" calcext:value-type="float">
            <text:p>936</text:p>
          </table:table-cell>
          <table:table-cell table:style-name="ce5" table:formula="of:=SQRT(([.B204]-300)*([.B204]-300)+([.C204]-300)*([.C204]-300))" office:value-type="float" office:value="1061.60067822134" calcext:value-type="float">
            <text:p>1062</text:p>
          </table:table-cell>
          <table:table-cell office:value-type="float" office:value="30.5936" calcext:value-type="float">
            <text:p>30.6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619" calcext:value-type="float">
            <text:p>619</text:p>
          </table:table-cell>
          <table:table-cell office:value-type="float" office:value="1062" calcext:value-type="float">
            <text:p>1062</text:p>
          </table:table-cell>
          <table:table-cell table:style-name="ce5" table:formula="of:=SQRT(([.B205]-300)*([.B205]-300)+([.C205]-300)*([.C205]-300))" office:value-type="float" office:value="826.078083476375" calcext:value-type="float">
            <text:p>826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1057.84" calcext:value-type="float">
            <text:p>1057.8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style-name="ce5" table:formula="of:=SQRT(([.B206]-300)*([.B206]-300)+([.C206]-300)*([.C206]-300))" office:value-type="float" office:value="257.147817412476" calcext:value-type="float">
            <text:p>257</text:p>
          </table:table-cell>
          <table:table-cell office:value-type="float" office:value="1057.84" calcext:value-type="float">
            <text:p>1057.8</text:p>
          </table:table-cell>
          <table:table-cell/>
        </table:table-row>
        <table:table-row table:style-name="ro1">
          <table:table-cell office:value-type="float" office:value="1057.84" calcext:value-type="float">
            <text:p>1057.8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table:style-name="ce5" table:formula="of:=SQRT(([.B207]-300)*([.B207]-300)+([.C207]-300)*([.C207]-300))" office:value-type="float" office:value="255.783111248573" calcext:value-type="float">
            <text:p>256</text:p>
          </table:table-cell>
          <table:table-cell office:value-type="float" office:value="1057.84" calcext:value-type="float">
            <text:p>1057.8</text:p>
          </table:table-cell>
          <table:table-cell/>
        </table:table-row>
        <table:table-row table:style-name="ro1">
          <table:table-cell office:value-type="float" office:value="870.888" calcext:value-type="float">
            <text:p>870.9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table:style-name="ce5" table:formula="of:=SQRT(([.B208]-300)*([.B208]-300)+([.C208]-300)*([.C208]-300))" office:value-type="float" office:value="294.268584799669" calcext:value-type="float">
            <text:p>294</text:p>
          </table:table-cell>
          <table:table-cell office:value-type="float" office:value="870.888" calcext:value-type="float">
            <text:p>870.9</text:p>
          </table:table-cell>
          <table:table-cell/>
        </table:table-row>
        <table:table-row table:style-name="ro1">
          <table:table-cell office:value-type="float" office:value="75.8808" calcext:value-type="float">
            <text:p>75.9</text:p>
          </table:table-cell>
          <table:table-cell office:value-type="float" office:value="758" calcext:value-type="float">
            <text:p>758</text:p>
          </table:table-cell>
          <table:table-cell office:value-type="float" office:value="508" calcext:value-type="float">
            <text:p>508</text:p>
          </table:table-cell>
          <table:table-cell table:style-name="ce5" table:formula="of:=SQRT(([.B209]-300)*([.B209]-300)+([.C209]-300)*([.C209]-300))" office:value-type="float" office:value="503.018886325355" calcext:value-type="float">
            <text:p>503</text:p>
          </table:table-cell>
          <table:table-cell office:value-type="float" office:value="75.8808" calcext:value-type="float">
            <text:p>75.9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163" calcext:value-type="float">
            <text:p>1163</text:p>
          </table:table-cell>
          <table:table-cell office:value-type="float" office:value="26" calcext:value-type="float">
            <text:p>26</text:p>
          </table:table-cell>
          <table:table-cell table:style-name="ce5" table:formula="of:=SQRT(([.B210]-300)*([.B210]-300)+([.C210]-300)*([.C210]-300))" office:value-type="float" office:value="905.452925336265" calcext:value-type="float">
            <text:p>905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1.6656" calcext:value-type="float">
            <text:p>31.7</text:p>
          </table:table-cell>
          <table:table-cell office:value-type="float" office:value="1044" calcext:value-type="float">
            <text:p>1044</text:p>
          </table:table-cell>
          <table:table-cell office:value-type="float" office:value="169" calcext:value-type="float">
            <text:p>169</text:p>
          </table:table-cell>
          <table:table-cell table:style-name="ce5" table:formula="of:=SQRT(([.B211]-300)*([.B211]-300)+([.C211]-300)*([.C211]-300))" office:value-type="float" office:value="755.444902027937" calcext:value-type="float">
            <text:p>755</text:p>
          </table:table-cell>
          <table:table-cell office:value-type="float" office:value="31.6656" calcext:value-type="float">
            <text:p>31.7</text:p>
          </table:table-cell>
          <table:table-cell/>
        </table:table-row>
        <table:table-row table:style-name="ro1">
          <table:table-cell office:value-type="float" office:value="1181.62" calcext:value-type="float">
            <text:p>1181.6</text:p>
          </table:table-cell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 table:style-name="ce5" table:formula="of:=SQRT(([.B212]-300)*([.B212]-300)+([.C212]-300)*([.C212]-300))" office:value-type="float" office:value="206.177108331648" calcext:value-type="float">
            <text:p>206</text:p>
          </table:table-cell>
          <table:table-cell office:value-type="float" office:value="1181.62" calcext:value-type="float">
            <text:p>1181.6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1081" calcext:value-type="float">
            <text:p>1081</text:p>
          </table:table-cell>
          <table:table-cell office:value-type="float" office:value="442" calcext:value-type="float">
            <text:p>442</text:p>
          </table:table-cell>
          <table:table-cell table:style-name="ce5" table:formula="of:=SQRT(([.B213]-300)*([.B213]-300)+([.C213]-300)*([.C213]-300))" office:value-type="float" office:value="793.804132012425" calcext:value-type="float">
            <text:p>794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1150.71" calcext:value-type="float">
            <text:p>1150.7</text:p>
          </table:table-cell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table:style-name="ce5" table:formula="of:=SQRT(([.B214]-300)*([.B214]-300)+([.C214]-300)*([.C214]-300))" office:value-type="float" office:value="239.870798556223" calcext:value-type="float">
            <text:p>240</text:p>
          </table:table-cell>
          <table:table-cell office:value-type="float" office:value="1150.71" calcext:value-type="float">
            <text:p>1150.7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250" calcext:value-type="float">
            <text:p>250</text:p>
          </table:table-cell>
          <table:table-cell office:value-type="float" office:value="719" calcext:value-type="float">
            <text:p>719</text:p>
          </table:table-cell>
          <table:table-cell table:style-name="ce5" table:formula="of:=SQRT(([.B215]-300)*([.B215]-300)+([.C215]-300)*([.C215]-300))" office:value-type="float" office:value="421.972747935219" calcext:value-type="float">
            <text:p>422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632" calcext:value-type="float">
            <text:p>632</text:p>
          </table:table-cell>
          <table:table-cell office:value-type="float" office:value="1054" calcext:value-type="float">
            <text:p>1054</text:p>
          </table:table-cell>
          <table:table-cell table:style-name="ce5" table:formula="of:=SQRT(([.B216]-300)*([.B216]-300)+([.C216]-300)*([.C216]-300))" office:value-type="float" office:value="823.85678367056" calcext:value-type="float">
            <text:p>824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895" calcext:value-type="float">
            <text:p>895</text:p>
          </table:table-cell>
          <table:table-cell office:value-type="float" office:value="898" calcext:value-type="float">
            <text:p>898</text:p>
          </table:table-cell>
          <table:table-cell table:style-name="ce5" table:formula="of:=SQRT(([.B217]-300)*([.B217]-300)+([.C217]-300)*([.C217]-300))" office:value-type="float" office:value="843.581057160484" calcext:value-type="float">
            <text:p>844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034" calcext:value-type="float">
            <text:p>1034</text:p>
          </table:table-cell>
          <table:table-cell office:value-type="float" office:value="675" calcext:value-type="float">
            <text:p>675</text:p>
          </table:table-cell>
          <table:table-cell table:style-name="ce5" table:formula="of:=SQRT(([.B218]-300)*([.B218]-300)+([.C218]-300)*([.C218]-300))" office:value-type="float" office:value="824.24571579111" calcext:value-type="float">
            <text:p>824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40.3247" calcext:value-type="float">
            <text:p>40.3</text:p>
          </table:table-cell>
          <table:table-cell office:value-type="float" office:value="124" calcext:value-type="float">
            <text:p>124</text:p>
          </table:table-cell>
          <table:table-cell office:value-type="float" office:value="965" calcext:value-type="float">
            <text:p>965</text:p>
          </table:table-cell>
          <table:table-cell table:style-name="ce5" table:formula="of:=SQRT(([.B219]-300)*([.B219]-300)+([.C219]-300)*([.C219]-300))" office:value-type="float" office:value="687.896067731165" calcext:value-type="float">
            <text:p>688</text:p>
          </table:table-cell>
          <table:table-cell office:value-type="float" office:value="40.3247" calcext:value-type="float">
            <text:p>40.3</text:p>
          </table:table-cell>
          <table:table-cell/>
        </table:table-row>
        <table:table-row table:style-name="ro1">
          <table:table-cell office:value-type="float" office:value="31.6656" calcext:value-type="float">
            <text:p>31.7</text:p>
          </table:table-cell>
          <table:table-cell office:value-type="float" office:value="1056" calcext:value-type="float">
            <text:p>1056</text:p>
          </table:table-cell>
          <table:table-cell office:value-type="float" office:value="369" calcext:value-type="float">
            <text:p>369</text:p>
          </table:table-cell>
          <table:table-cell table:style-name="ce5" table:formula="of:=SQRT(([.B220]-300)*([.B220]-300)+([.C220]-300)*([.C220]-300))" office:value-type="float" office:value="759.142279154573" calcext:value-type="float">
            <text:p>759</text:p>
          </table:table-cell>
          <table:table-cell office:value-type="float" office:value="31.6656" calcext:value-type="float">
            <text:p>31.7</text:p>
          </table:table-cell>
          <table:table-cell/>
        </table:table-row>
        <table:table-row table:style-name="ro1">
          <table:table-cell office:value-type="float" office:value="1271.21" calcext:value-type="float">
            <text:p>1271.2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table:style-name="ce5" table:formula="of:=SQRT(([.B221]-300)*([.B221]-300)+([.C221]-300)*([.C221]-300))" office:value-type="float" office:value="119.268604418766" calcext:value-type="float">
            <text:p>119</text:p>
          </table:table-cell>
          <table:table-cell office:value-type="float" office:value="1271.21" calcext:value-type="float">
            <text:p>1271.2</text:p>
          </table:table-cell>
          <table:table-cell/>
        </table:table-row>
        <table:table-row table:style-name="ro1">
          <table:table-cell office:value-type="float" office:value="565.57" calcext:value-type="float">
            <text:p>565.6</text:p>
          </table:table-cell>
          <table:table-cell office:value-type="float" office:value="170" calcext:value-type="float">
            <text:p>170</text:p>
          </table:table-cell>
          <table:table-cell office:value-type="float" office:value="638" calcext:value-type="float">
            <text:p>638</text:p>
          </table:table-cell>
          <table:table-cell table:style-name="ce5" table:formula="of:=SQRT(([.B222]-300)*([.B222]-300)+([.C222]-300)*([.C222]-300))" office:value-type="float" office:value="362.138095206787" calcext:value-type="float">
            <text:p>362</text:p>
          </table:table-cell>
          <table:table-cell office:value-type="float" office:value="565.57" calcext:value-type="float">
            <text:p>565.6</text:p>
          </table:table-cell>
          <table:table-cell/>
        </table:table-row>
        <table:table-row table:style-name="ro1">
          <table:table-cell office:value-type="float" office:value="79.642" calcext:value-type="float">
            <text:p>79.6</text:p>
          </table:table-cell>
          <table:table-cell office:value-type="float" office:value="169" calcext:value-type="float">
            <text:p>169</text:p>
          </table:table-cell>
          <table:table-cell office:value-type="float" office:value="752" calcext:value-type="float">
            <text:p>752</text:p>
          </table:table-cell>
          <table:table-cell table:style-name="ce5" table:formula="of:=SQRT(([.B223]-300)*([.B223]-300)+([.C223]-300)*([.C223]-300))" office:value-type="float" office:value="470.600679982509" calcext:value-type="float">
            <text:p>471</text:p>
          </table:table-cell>
          <table:table-cell office:value-type="float" office:value="79.642" calcext:value-type="float">
            <text:p>79.6</text:p>
          </table:table-cell>
          <table:table-cell/>
        </table:table-row>
        <table:table-row table:style-name="ro1">
          <table:table-cell office:value-type="float" office:value="31.6656" calcext:value-type="float">
            <text:p>31.7</text:p>
          </table:table-cell>
          <table:table-cell office:value-type="float" office:value="613" calcext:value-type="float">
            <text:p>613</text:p>
          </table:table-cell>
          <table:table-cell office:value-type="float" office:value="993" calcext:value-type="float">
            <text:p>993</text:p>
          </table:table-cell>
          <table:table-cell table:style-name="ce5" table:formula="of:=SQRT(([.B224]-300)*([.B224]-300)+([.C224]-300)*([.C224]-300))" office:value-type="float" office:value="760.406470251273" calcext:value-type="float">
            <text:p>760</text:p>
          </table:table-cell>
          <table:table-cell office:value-type="float" office:value="31.6656" calcext:value-type="float">
            <text:p>31.7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724" calcext:value-type="float">
            <text:p>724</text:p>
          </table:table-cell>
          <table:table-cell office:value-type="float" office:value="631" calcext:value-type="float">
            <text:p>631</text:p>
          </table:table-cell>
          <table:table-cell table:style-name="ce5" table:formula="of:=SQRT(([.B225]-300)*([.B225]-300)+([.C225]-300)*([.C225]-300))" office:value-type="float" office:value="537.900548428796" calcext:value-type="float">
            <text:p>538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319" calcext:value-type="float">
            <text:p>319</text:p>
          </table:table-cell>
          <table:table-cell office:value-type="float" office:value="914" calcext:value-type="float">
            <text:p>914</text:p>
          </table:table-cell>
          <table:table-cell table:style-name="ce5" table:formula="of:=SQRT(([.B226]-300)*([.B226]-300)+([.C226]-300)*([.C226]-300))" office:value-type="float" office:value="614.293903599897" calcext:value-type="float">
            <text:p>614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28" calcext:value-type="float">
            <text:p>128</text:p>
          </table:table-cell>
          <table:table-cell office:value-type="float" office:value="1178" calcext:value-type="float">
            <text:p>1178</text:p>
          </table:table-cell>
          <table:table-cell table:style-name="ce5" table:formula="of:=SQRT(([.B227]-300)*([.B227]-300)+([.C227]-300)*([.C227]-300))" office:value-type="float" office:value="894.688772702553" calcext:value-type="float">
            <text:p>895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1150.71" calcext:value-type="float">
            <text:p>1150.7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table:style-name="ce5" table:formula="of:=SQRT(([.B228]-300)*([.B228]-300)+([.C228]-300)*([.C228]-300))" office:value-type="float" office:value="243.895469412615" calcext:value-type="float">
            <text:p>244</text:p>
          </table:table-cell>
          <table:table-cell office:value-type="float" office:value="1150.71" calcext:value-type="float">
            <text:p>1150.7</text:p>
          </table:table-cell>
          <table:table-cell/>
        </table:table-row>
        <table:table-row table:style-name="ro1">
          <table:table-cell office:value-type="float" office:value="798.387" calcext:value-type="float">
            <text:p>798.4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table:style-name="ce5" table:formula="of:=SQRT(([.B229]-300)*([.B229]-300)+([.C229]-300)*([.C229]-300))" office:value-type="float" office:value="339.418620585259" calcext:value-type="float">
            <text:p>339</text:p>
          </table:table-cell>
          <table:table-cell office:value-type="float" office:value="798.387" calcext:value-type="float">
            <text:p>798.4</text:p>
          </table:table-cell>
          <table:table-cell/>
        </table:table-row>
        <table:table-row table:style-name="ro1">
          <table:table-cell office:value-type="float" office:value="30.589" calcext:value-type="float">
            <text:p>30.6</text:p>
          </table:table-cell>
          <table:table-cell office:value-type="float" office:value="1154" calcext:value-type="float">
            <text:p>1154</text:p>
          </table:table-cell>
          <table:table-cell office:value-type="float" office:value="813" calcext:value-type="float">
            <text:p>813</text:p>
          </table:table-cell>
          <table:table-cell table:style-name="ce5" table:formula="of:=SQRT(([.B230]-300)*([.B230]-300)+([.C230]-300)*([.C230]-300))" office:value-type="float" office:value="996.235413945921" calcext:value-type="float">
            <text:p>996</text:p>
          </table:table-cell>
          <table:table-cell office:value-type="float" office:value="30.589" calcext:value-type="float">
            <text:p>30.6</text:p>
          </table:table-cell>
          <table:table-cell/>
        </table:table-row>
        <table:table-row table:style-name="ro1">
          <table:table-cell office:value-type="float" office:value="31.6656" calcext:value-type="float">
            <text:p>31.7</text:p>
          </table:table-cell>
          <table:table-cell office:value-type="float" office:value="806" calcext:value-type="float">
            <text:p>806</text:p>
          </table:table-cell>
          <table:table-cell office:value-type="float" office:value="876" calcext:value-type="float">
            <text:p>876</text:p>
          </table:table-cell>
          <table:table-cell table:style-name="ce5" table:formula="of:=SQRT(([.B231]-300)*([.B231]-300)+([.C231]-300)*([.C231]-300))" office:value-type="float" office:value="766.688985182388" calcext:value-type="float">
            <text:p>767</text:p>
          </table:table-cell>
          <table:table-cell office:value-type="float" office:value="31.6656" calcext:value-type="float">
            <text:p>31.7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729" calcext:value-type="float">
            <text:p>729</text:p>
          </table:table-cell>
          <table:table-cell office:value-type="float" office:value="706" calcext:value-type="float">
            <text:p>706</text:p>
          </table:table-cell>
          <table:table-cell table:style-name="ce5" table:formula="of:=SQRT(([.B232]-300)*([.B232]-300)+([.C232]-300)*([.C232]-300))" office:value-type="float" office:value="590.658107537686" calcext:value-type="float">
            <text:p>591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734" calcext:value-type="float">
            <text:p>734</text:p>
          </table:table-cell>
          <table:table-cell office:value-type="float" office:value="699" calcext:value-type="float">
            <text:p>699</text:p>
          </table:table-cell>
          <table:table-cell table:style-name="ce5" table:formula="of:=SQRT(([.B233]-300)*([.B233]-300)+([.C233]-300)*([.C233]-300))" office:value-type="float" office:value="589.539650914169" calcext:value-type="float">
            <text:p>590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79.642" calcext:value-type="float">
            <text:p>79.6</text:p>
          </table:table-cell>
          <table:table-cell office:value-type="float" office:value="741" calcext:value-type="float">
            <text:p>741</text:p>
          </table:table-cell>
          <table:table-cell office:value-type="float" office:value="109" calcext:value-type="float">
            <text:p>109</text:p>
          </table:table-cell>
          <table:table-cell table:style-name="ce5" table:formula="of:=SQRT(([.B234]-300)*([.B234]-300)+([.C234]-300)*([.C234]-300))" office:value-type="float" office:value="480.58506010903" calcext:value-type="float">
            <text:p>481</text:p>
          </table:table-cell>
          <table:table-cell office:value-type="float" office:value="79.642" calcext:value-type="float">
            <text:p>79.6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108" calcext:value-type="float">
            <text:p>1108</text:p>
          </table:table-cell>
          <table:table-cell office:value-type="float" office:value="117" calcext:value-type="float">
            <text:p>117</text:p>
          </table:table-cell>
          <table:table-cell table:style-name="ce5" table:formula="of:=SQRT(([.B235]-300)*([.B235]-300)+([.C235]-300)*([.C235]-300))" office:value-type="float" office:value="828.464241835458" calcext:value-type="float">
            <text:p>828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1089" calcext:value-type="float">
            <text:p>1089</text:p>
          </table:table-cell>
          <table:table-cell office:value-type="float" office:value="265" calcext:value-type="float">
            <text:p>265</text:p>
          </table:table-cell>
          <table:table-cell table:style-name="ce5" table:formula="of:=SQRT(([.B236]-300)*([.B236]-300)+([.C236]-300)*([.C236]-300))" office:value-type="float" office:value="789.775917586755" calcext:value-type="float">
            <text:p>790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996" calcext:value-type="float">
            <text:p>996</text:p>
          </table:table-cell>
          <table:table-cell office:value-type="float" office:value="501" calcext:value-type="float">
            <text:p>501</text:p>
          </table:table-cell>
          <table:table-cell table:style-name="ce5" table:formula="of:=SQRT(([.B237]-300)*([.B237]-300)+([.C237]-300)*([.C237]-300))" office:value-type="float" office:value="724.44254430562" calcext:value-type="float">
            <text:p>724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1059.05" calcext:value-type="float">
            <text:p>1059.1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table:style-name="ce5" table:formula="of:=SQRT(([.B238]-300)*([.B238]-300)+([.C238]-300)*([.C238]-300))" office:value-type="float" office:value="248.501509049744" calcext:value-type="float">
            <text:p>249</text:p>
          </table:table-cell>
          <table:table-cell office:value-type="float" office:value="1059.05" calcext:value-type="float">
            <text:p>1059.1</text:p>
          </table:table-cell>
          <table:table-cell/>
        </table:table-row>
        <table:table-row table:style-name="ro1">
          <table:table-cell office:value-type="float" office:value="1211.47" calcext:value-type="float">
            <text:p>1211.5</text:p>
          </table:table-cell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 table:style-name="ce5" table:formula="of:=SQRT(([.B239]-300)*([.B239]-300)+([.C239]-300)*([.C239]-300))" office:value-type="float" office:value="219.529041358997" calcext:value-type="float">
            <text:p>220</text:p>
          </table:table-cell>
          <table:table-cell office:value-type="float" office:value="1211.47" calcext:value-type="float">
            <text:p>1211.5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671" calcext:value-type="float">
            <text:p>671</text:p>
          </table:table-cell>
          <table:table-cell office:value-type="float" office:value="1132" calcext:value-type="float">
            <text:p>1132</text:p>
          </table:table-cell>
          <table:table-cell table:style-name="ce5" table:formula="of:=SQRT(([.B240]-300)*([.B240]-300)+([.C240]-300)*([.C240]-300))" office:value-type="float" office:value="910.96926402596" calcext:value-type="float">
            <text:p>911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1046" calcext:value-type="float">
            <text:p>1046</text:p>
          </table:table-cell>
          <table:table-cell office:value-type="float" office:value="788" calcext:value-type="float">
            <text:p>788</text:p>
          </table:table-cell>
          <table:table-cell table:style-name="ce5" table:formula="of:=SQRT(([.B241]-300)*([.B241]-300)+([.C241]-300)*([.C241]-300))" office:value-type="float" office:value="891.437042084297" calcext:value-type="float">
            <text:p>891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903" calcext:value-type="float">
            <text:p>903</text:p>
          </table:table-cell>
          <table:table-cell office:value-type="float" office:value="697" calcext:value-type="float">
            <text:p>697</text:p>
          </table:table-cell>
          <table:table-cell table:style-name="ce5" table:formula="of:=SQRT(([.B242]-300)*([.B242]-300)+([.C242]-300)*([.C242]-300))" office:value-type="float" office:value="721.954292181991" calcext:value-type="float">
            <text:p>722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81" calcext:value-type="float">
            <text:p>81</text:p>
          </table:table-cell>
          <table:table-cell office:value-type="float" office:value="841" calcext:value-type="float">
            <text:p>841</text:p>
          </table:table-cell>
          <table:table-cell table:style-name="ce5" table:formula="of:=SQRT(([.B243]-300)*([.B243]-300)+([.C243]-300)*([.C243]-300))" office:value-type="float" office:value="583.64544031458" calcext:value-type="float">
            <text:p>584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244" calcext:value-type="float">
            <text:p>244</text:p>
          </table:table-cell>
          <table:table-cell office:value-type="float" office:value="999" calcext:value-type="float">
            <text:p>999</text:p>
          </table:table-cell>
          <table:table-cell table:style-name="ce5" table:formula="of:=SQRT(([.B244]-300)*([.B244]-300)+([.C244]-300)*([.C244]-300))" office:value-type="float" office:value="701.239616678921" calcext:value-type="float">
            <text:p>701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1254.65" calcext:value-type="float">
            <text:p>1254.7</text:p>
          </table:table-cell>
          <table:table-cell office:value-type="float" office:value="147" calcext:value-type="float">
            <text:p>147</text:p>
          </table:table-cell>
          <table:table-cell office:value-type="float" office:value="313" calcext:value-type="float">
            <text:p>313</text:p>
          </table:table-cell>
          <table:table-cell table:style-name="ce5" table:formula="of:=SQRT(([.B245]-300)*([.B245]-300)+([.C245]-300)*([.C245]-300))" office:value-type="float" office:value="153.5512943612" calcext:value-type="float">
            <text:p>154</text:p>
          </table:table-cell>
          <table:table-cell office:value-type="float" office:value="1254.65" calcext:value-type="float">
            <text:p>1254.7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455" calcext:value-type="float">
            <text:p>455</text:p>
          </table:table-cell>
          <table:table-cell office:value-type="float" office:value="869" calcext:value-type="float">
            <text:p>869</text:p>
          </table:table-cell>
          <table:table-cell table:style-name="ce5" table:formula="of:=SQRT(([.B246]-300)*([.B246]-300)+([.C246]-300)*([.C246]-300))" office:value-type="float" office:value="589.733838269435" calcext:value-type="float">
            <text:p>590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31.6656" calcext:value-type="float">
            <text:p>31.7</text:p>
          </table:table-cell>
          <table:table-cell office:value-type="float" office:value="393" calcext:value-type="float">
            <text:p>393</text:p>
          </table:table-cell>
          <table:table-cell office:value-type="float" office:value="1063" calcext:value-type="float">
            <text:p>1063</text:p>
          </table:table-cell>
          <table:table-cell table:style-name="ce5" table:formula="of:=SQRT(([.B247]-300)*([.B247]-300)+([.C247]-300)*([.C247]-300))" office:value-type="float" office:value="768.646863000169" calcext:value-type="float">
            <text:p>769</text:p>
          </table:table-cell>
          <table:table-cell office:value-type="float" office:value="31.6656" calcext:value-type="float">
            <text:p>31.7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648" calcext:value-type="float">
            <text:p>648</text:p>
          </table:table-cell>
          <table:table-cell office:value-type="float" office:value="1131" calcext:value-type="float">
            <text:p>1131</text:p>
          </table:table-cell>
          <table:table-cell table:style-name="ce5" table:formula="of:=SQRT(([.B248]-300)*([.B248]-300)+([.C248]-300)*([.C248]-300))" office:value-type="float" office:value="900.924525140702" calcext:value-type="float">
            <text:p>901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75" calcext:value-type="float">
            <text:p>75</text:p>
          </table:table-cell>
          <table:table-cell office:value-type="float" office:value="1079" calcext:value-type="float">
            <text:p>1079</text:p>
          </table:table-cell>
          <table:table-cell table:style-name="ce5" table:formula="of:=SQRT(([.B249]-300)*([.B249]-300)+([.C249]-300)*([.C249]-300))" office:value-type="float" office:value="810.842771442158" calcext:value-type="float">
            <text:p>811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988" calcext:value-type="float">
            <text:p>988</text:p>
          </table:table-cell>
          <table:table-cell office:value-type="float" office:value="792" calcext:value-type="float">
            <text:p>792</text:p>
          </table:table-cell>
          <table:table-cell table:style-name="ce5" table:formula="of:=SQRT(([.B250]-300)*([.B250]-300)+([.C250]-300)*([.C250]-300))" office:value-type="float" office:value="845.817947314905" calcext:value-type="float">
            <text:p>846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930" calcext:value-type="float">
            <text:p>930</text:p>
          </table:table-cell>
          <table:table-cell office:value-type="float" office:value="921" calcext:value-type="float">
            <text:p>921</text:p>
          </table:table-cell>
          <table:table-cell table:style-name="ce5" table:formula="of:=SQRT(([.B251]-300)*([.B251]-300)+([.C251]-300)*([.C251]-300))" office:value-type="float" office:value="884.613474914327" calcext:value-type="float">
            <text:p>885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883.696" calcext:value-type="float">
            <text:p>883.7</text:p>
          </table:table-cell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 table:style-name="ce5" table:formula="of:=SQRT(([.B252]-300)*([.B252]-300)+([.C252]-300)*([.C252]-300))" office:value-type="float" office:value="318.135191388818" calcext:value-type="float">
            <text:p>318</text:p>
          </table:table-cell>
          <table:table-cell office:value-type="float" office:value="883.696" calcext:value-type="float">
            <text:p>883.7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590" calcext:value-type="float">
            <text:p>590</text:p>
          </table:table-cell>
          <table:table-cell office:value-type="float" office:value="1066" calcext:value-type="float">
            <text:p>1066</text:p>
          </table:table-cell>
          <table:table-cell table:style-name="ce5" table:formula="of:=SQRT(([.B253]-300)*([.B253]-300)+([.C253]-300)*([.C253]-300))" office:value-type="float" office:value="819.057995504592" calcext:value-type="float">
            <text:p>819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677" calcext:value-type="float">
            <text:p>677</text:p>
          </table:table-cell>
          <table:table-cell office:value-type="float" office:value="1139" calcext:value-type="float">
            <text:p>1139</text:p>
          </table:table-cell>
          <table:table-cell table:style-name="ce5" table:formula="of:=SQRT(([.B254]-300)*([.B254]-300)+([.C254]-300)*([.C254]-300))" office:value-type="float" office:value="919.809762940142" calcext:value-type="float">
            <text:p>920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890" calcext:value-type="float">
            <text:p>890</text:p>
          </table:table-cell>
          <table:table-cell office:value-type="float" office:value="297" calcext:value-type="float">
            <text:p>297</text:p>
          </table:table-cell>
          <table:table-cell table:style-name="ce5" table:formula="of:=SQRT(([.B255]-300)*([.B255]-300)+([.C255]-300)*([.C255]-300))" office:value-type="float" office:value="590.007627069346" calcext:value-type="float">
            <text:p>590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682" calcext:value-type="float">
            <text:p>682</text:p>
          </table:table-cell>
          <table:table-cell office:value-type="float" office:value="482" calcext:value-type="float">
            <text:p>482</text:p>
          </table:table-cell>
          <table:table-cell table:style-name="ce5" table:formula="of:=SQRT(([.B256]-300)*([.B256]-300)+([.C256]-300)*([.C256]-300))" office:value-type="float" office:value="423.14063855886" calcext:value-type="float">
            <text:p>423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31.7569" calcext:value-type="float">
            <text:p>31.8</text:p>
          </table:table-cell>
          <table:table-cell office:value-type="float" office:value="926" calcext:value-type="float">
            <text:p>926</text:p>
          </table:table-cell>
          <table:table-cell office:value-type="float" office:value="716" calcext:value-type="float">
            <text:p>716</text:p>
          </table:table-cell>
          <table:table-cell table:style-name="ce5" table:formula="of:=SQRT(([.B257]-300)*([.B257]-300)+([.C257]-300)*([.C257]-300))" office:value-type="float" office:value="751.619584630417" calcext:value-type="float">
            <text:p>752</text:p>
          </table:table-cell>
          <table:table-cell office:value-type="float" office:value="31.7569" calcext:value-type="float">
            <text:p>31.8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840" calcext:value-type="float">
            <text:p>840</text:p>
          </table:table-cell>
          <table:table-cell office:value-type="float" office:value="1074" calcext:value-type="float">
            <text:p>1074</text:p>
          </table:table-cell>
          <table:table-cell table:style-name="ce5" table:formula="of:=SQRT(([.B258]-300)*([.B258]-300)+([.C258]-300)*([.C258]-300))" office:value-type="float" office:value="943.75632448212" calcext:value-type="float">
            <text:p>944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40.3247" calcext:value-type="float">
            <text:p>40.3</text:p>
          </table:table-cell>
          <table:table-cell office:value-type="float" office:value="965" calcext:value-type="float">
            <text:p>965</text:p>
          </table:table-cell>
          <table:table-cell office:value-type="float" office:value="170" calcext:value-type="float">
            <text:p>170</text:p>
          </table:table-cell>
          <table:table-cell table:style-name="ce5" table:formula="of:=SQRT(([.B259]-300)*([.B259]-300)+([.C259]-300)*([.C259]-300))" office:value-type="float" office:value="677.587632708862" calcext:value-type="float">
            <text:p>678</text:p>
          </table:table-cell>
          <table:table-cell office:value-type="float" office:value="40.3247" calcext:value-type="float">
            <text:p>40.3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815" calcext:value-type="float">
            <text:p>815</text:p>
          </table:table-cell>
          <table:table-cell office:value-type="float" office:value="359" calcext:value-type="float">
            <text:p>359</text:p>
          </table:table-cell>
          <table:table-cell table:style-name="ce5" table:formula="of:=SQRT(([.B260]-300)*([.B260]-300)+([.C260]-300)*([.C260]-300))" office:value-type="float" office:value="518.368594727729" calcext:value-type="float">
            <text:p>518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932" calcext:value-type="float">
            <text:p>932</text:p>
          </table:table-cell>
          <table:table-cell office:value-type="float" office:value="222" calcext:value-type="float">
            <text:p>222</text:p>
          </table:table-cell>
          <table:table-cell table:style-name="ce5" table:formula="of:=SQRT(([.B261]-300)*([.B261]-300)+([.C261]-300)*([.C261]-300))" office:value-type="float" office:value="636.795100483664" calcext:value-type="float">
            <text:p>637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469" calcext:value-type="float">
            <text:p>469</text:p>
          </table:table-cell>
          <table:table-cell office:value-type="float" office:value="994" calcext:value-type="float">
            <text:p>994</text:p>
          </table:table-cell>
          <table:table-cell table:style-name="ce5" table:formula="of:=SQRT(([.B262]-300)*([.B262]-300)+([.C262]-300)*([.C262]-300))" office:value-type="float" office:value="714.280757125656" calcext:value-type="float">
            <text:p>714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608" calcext:value-type="float">
            <text:p>608</text:p>
          </table:table-cell>
          <table:table-cell office:value-type="float" office:value="922" calcext:value-type="float">
            <text:p>922</text:p>
          </table:table-cell>
          <table:table-cell table:style-name="ce5" table:formula="of:=SQRT(([.B263]-300)*([.B263]-300)+([.C263]-300)*([.C263]-300))" office:value-type="float" office:value="694.080686952173" calcext:value-type="float">
            <text:p>694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151" calcext:value-type="float">
            <text:p>1151</text:p>
          </table:table-cell>
          <table:table-cell office:value-type="float" office:value="309" calcext:value-type="float">
            <text:p>309</text:p>
          </table:table-cell>
          <table:table-cell table:style-name="ce5" table:formula="of:=SQRT(([.B264]-300)*([.B264]-300)+([.C264]-300)*([.C264]-300))" office:value-type="float" office:value="851.04758973867" calcext:value-type="float">
            <text:p>851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50.7373" calcext:value-type="float">
            <text:p>50.7</text:p>
          </table:table-cell>
          <table:table-cell office:value-type="float" office:value="871" calcext:value-type="float">
            <text:p>871</text:p>
          </table:table-cell>
          <table:table-cell office:value-type="float" office:value="466" calcext:value-type="float">
            <text:p>466</text:p>
          </table:table-cell>
          <table:table-cell table:style-name="ce5" table:formula="of:=SQRT(([.B265]-300)*([.B265]-300)+([.C265]-300)*([.C265]-300))" office:value-type="float" office:value="594.640227364412" calcext:value-type="float">
            <text:p>595</text:p>
          </table:table-cell>
          <table:table-cell office:value-type="float" office:value="50.7373" calcext:value-type="float">
            <text:p>50.7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1069" calcext:value-type="float">
            <text:p>1069</text:p>
          </table:table-cell>
          <table:table-cell office:value-type="float" office:value="488" calcext:value-type="float">
            <text:p>488</text:p>
          </table:table-cell>
          <table:table-cell table:style-name="ce5" table:formula="of:=SQRT(([.B266]-300)*([.B266]-300)+([.C266]-300)*([.C266]-300))" office:value-type="float" office:value="791.647017300009" calcext:value-type="float">
            <text:p>792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38" calcext:value-type="float">
            <text:p>38</text:p>
          </table:table-cell>
          <table:table-cell office:value-type="float" office:value="865" calcext:value-type="float">
            <text:p>865</text:p>
          </table:table-cell>
          <table:table-cell table:style-name="ce5" table:formula="of:=SQRT(([.B267]-300)*([.B267]-300)+([.C267]-300)*([.C267]-300))" office:value-type="float" office:value="622.791297305927" calcext:value-type="float">
            <text:p>623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75.8808" calcext:value-type="float">
            <text:p>75.9</text:p>
          </table:table-cell>
          <table:table-cell office:value-type="float" office:value="279" calcext:value-type="float">
            <text:p>279</text:p>
          </table:table-cell>
          <table:table-cell office:value-type="float" office:value="789" calcext:value-type="float">
            <text:p>789</text:p>
          </table:table-cell>
          <table:table-cell table:style-name="ce5" table:formula="of:=SQRT(([.B268]-300)*([.B268]-300)+([.C268]-300)*([.C268]-300))" office:value-type="float" office:value="489.450712533959" calcext:value-type="float">
            <text:p>489</text:p>
          </table:table-cell>
          <table:table-cell office:value-type="float" office:value="75.8808" calcext:value-type="float">
            <text:p>75.9</text:p>
          </table:table-cell>
          <table:table-cell/>
        </table:table-row>
        <table:table-row table:style-name="ro1">
          <table:table-cell office:value-type="float" office:value="1150.71" calcext:value-type="float">
            <text:p>1150.7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table:style-name="ce5" table:formula="of:=SQRT(([.B269]-300)*([.B269]-300)+([.C269]-300)*([.C269]-300))" office:value-type="float" office:value="239.006276068224" calcext:value-type="float">
            <text:p>239</text:p>
          </table:table-cell>
          <table:table-cell office:value-type="float" office:value="1150.71" calcext:value-type="float">
            <text:p>1150.7</text:p>
          </table:table-cell>
          <table:table-cell/>
        </table:table-row>
        <table:table-row table:style-name="ro1">
          <table:table-cell office:value-type="float" office:value="50.8464" calcext:value-type="float">
            <text:p>50.8</text:p>
          </table:table-cell>
          <table:table-cell office:value-type="float" office:value="735" calcext:value-type="float">
            <text:p>735</text:p>
          </table:table-cell>
          <table:table-cell office:value-type="float" office:value="699" calcext:value-type="float">
            <text:p>699</text:p>
          </table:table-cell>
          <table:table-cell table:style-name="ce5" table:formula="of:=SQRT(([.B270]-300)*([.B270]-300)+([.C270]-300)*([.C270]-300))" office:value-type="float" office:value="590.276206533857" calcext:value-type="float">
            <text:p>590</text:p>
          </table:table-cell>
          <table:table-cell office:value-type="float" office:value="50.8464" calcext:value-type="float">
            <text:p>50.8</text:p>
          </table:table-cell>
          <table:table-cell/>
        </table:table-row>
        <table:table-row table:style-name="ro1">
          <table:table-cell office:value-type="float" office:value="64.7016" calcext:value-type="float">
            <text:p>64.7</text:p>
          </table:table-cell>
          <table:table-cell office:value-type="float" office:value="853" calcext:value-type="float">
            <text:p>853</text:p>
          </table:table-cell>
          <table:table-cell office:value-type="float" office:value="212" calcext:value-type="float">
            <text:p>212</text:p>
          </table:table-cell>
          <table:table-cell table:style-name="ce5" table:formula="of:=SQRT(([.B271]-300)*([.B271]-300)+([.C271]-300)*([.C271]-300))" office:value-type="float" office:value="559.958034141845" calcext:value-type="float">
            <text:p>560</text:p>
          </table:table-cell>
          <table:table-cell office:value-type="float" office:value="64.7016" calcext:value-type="float">
            <text:p>64.7</text:p>
          </table:table-cell>
          <table:table-cell/>
        </table:table-row>
        <table:table-row table:style-name="ro1">
          <table:table-cell office:value-type="float" office:value="906.418" calcext:value-type="float">
            <text:p>906.4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table:style-name="ce5" table:formula="of:=SQRT(([.B272]-300)*([.B272]-300)+([.C272]-300)*([.C272]-300))" office:value-type="float" office:value="279.715927326279" calcext:value-type="float">
            <text:p>280</text:p>
          </table:table-cell>
          <table:table-cell office:value-type="float" office:value="906.418" calcext:value-type="float">
            <text:p>906.4</text:p>
          </table:table-cell>
          <table:table-cell/>
        </table:table-row>
        <table:table-row table:style-name="ro1">
          <table:table-cell office:value-type="float" office:value="1241.52" calcext:value-type="float">
            <text:p>1241.5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table:style-name="ce5" table:formula="of:=SQRT(([.B273]-300)*([.B273]-300)+([.C273]-300)*([.C273]-300))" office:value-type="float" office:value="170.46993869888" calcext:value-type="float">
            <text:p>170</text:p>
          </table:table-cell>
          <table:table-cell office:value-type="float" office:value="1241.52" calcext:value-type="float">
            <text:p>1241.5</text:p>
          </table:table-cell>
          <table:table-cell/>
        </table:table-row>
        <table:table-row table:style-name="ro1">
          <table:table-cell office:value-type="float" office:value="1211.47" calcext:value-type="float">
            <text:p>1211.5</text:p>
          </table:table-cell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 table:style-name="ce5" table:formula="of:=SQRT(([.B274]-300)*([.B274]-300)+([.C274]-300)*([.C274]-300))" office:value-type="float" office:value="213.490046606393" calcext:value-type="float">
            <text:p>213</text:p>
          </table:table-cell>
          <table:table-cell office:value-type="float" office:value="1211.47" calcext:value-type="float">
            <text:p>1211.5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615" calcext:value-type="float">
            <text:p>615</text:p>
          </table:table-cell>
          <table:table-cell office:value-type="float" office:value="564" calcext:value-type="float">
            <text:p>564</text:p>
          </table:table-cell>
          <table:table-cell table:style-name="ce5" table:formula="of:=SQRT(([.B275]-300)*([.B275]-300)+([.C275]-300)*([.C275]-300))" office:value-type="float" office:value="411" calcext:value-type="float">
            <text:p>411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344.707" calcext:value-type="float">
            <text:p>344.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5" table:formula="of:=SQRT(([.B276]-300)*([.B276]-300)+([.C276]-300)*([.C276]-300))" office:value-type="float" office:value="394.656812940053" calcext:value-type="float">
            <text:p>395</text:p>
          </table:table-cell>
          <table:table-cell office:value-type="float" office:value="344.707" calcext:value-type="float">
            <text:p>344.7</text:p>
          </table:table-cell>
          <table:table-cell/>
        </table:table-row>
        <table:table-row table:style-name="ro1">
          <table:table-cell office:value-type="float" office:value="30.7663" calcext:value-type="float">
            <text:p>30.8</text:p>
          </table:table-cell>
          <table:table-cell office:value-type="float" office:value="1094" calcext:value-type="float">
            <text:p>1094</text:p>
          </table:table-cell>
          <table:table-cell office:value-type="float" office:value="149" calcext:value-type="float">
            <text:p>149</text:p>
          </table:table-cell>
          <table:table-cell table:style-name="ce5" table:formula="of:=SQRT(([.B277]-300)*([.B277]-300)+([.C277]-300)*([.C277]-300))" office:value-type="float" office:value="808.230783873022" calcext:value-type="float">
            <text:p>808</text:p>
          </table:table-cell>
          <table:table-cell office:value-type="float" office:value="30.7663" calcext:value-type="float">
            <text:p>30.8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194" calcext:value-type="float">
            <text:p>194</text:p>
          </table:table-cell>
          <table:table-cell office:value-type="float" office:value="1019" calcext:value-type="float">
            <text:p>1019</text:p>
          </table:table-cell>
          <table:table-cell table:style-name="ce5" table:formula="of:=SQRT(([.B278]-300)*([.B278]-300)+([.C278]-300)*([.C278]-300))" office:value-type="float" office:value="726.771628505131" calcext:value-type="float">
            <text:p>727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241" calcext:value-type="float">
            <text:p>241</text:p>
          </table:table-cell>
          <table:table-cell office:value-type="float" office:value="1027" calcext:value-type="float">
            <text:p>1027</text:p>
          </table:table-cell>
          <table:table-cell table:style-name="ce5" table:formula="of:=SQRT(([.B279]-300)*([.B279]-300)+([.C279]-300)*([.C279]-300))" office:value-type="float" office:value="729.390156226419" calcext:value-type="float">
            <text:p>729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30.9337" calcext:value-type="float">
            <text:p>30.9</text:p>
          </table:table-cell>
          <table:table-cell office:value-type="float" office:value="1068" calcext:value-type="float">
            <text:p>1068</text:p>
          </table:table-cell>
          <table:table-cell office:value-type="float" office:value="166" calcext:value-type="float">
            <text:p>166</text:p>
          </table:table-cell>
          <table:table-cell table:style-name="ce5" table:formula="of:=SQRT(([.B280]-300)*([.B280]-300)+([.C280]-300)*([.C280]-300))" office:value-type="float" office:value="779.602462797547" calcext:value-type="float">
            <text:p>780</text:p>
          </table:table-cell>
          <table:table-cell office:value-type="float" office:value="30.9337" calcext:value-type="float">
            <text:p>30.9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700" calcext:value-type="float">
            <text:p>700</text:p>
          </table:table-cell>
          <table:table-cell office:value-type="float" office:value="1091" calcext:value-type="float">
            <text:p>1091</text:p>
          </table:table-cell>
          <table:table-cell table:style-name="ce5" table:formula="of:=SQRT(([.B281]-300)*([.B281]-300)+([.C281]-300)*([.C281]-300))" office:value-type="float" office:value="886.386484554001" calcext:value-type="float">
            <text:p>886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276" calcext:value-type="float">
            <text:p>276</text:p>
          </table:table-cell>
          <table:table-cell office:value-type="float" office:value="1139" calcext:value-type="float">
            <text:p>1139</text:p>
          </table:table-cell>
          <table:table-cell table:style-name="ce5" table:formula="of:=SQRT(([.B282]-300)*([.B282]-300)+([.C282]-300)*([.C282]-300))" office:value-type="float" office:value="839.343195599988" calcext:value-type="float">
            <text:p>839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1198" calcext:value-type="float">
            <text:p>1198</text:p>
          </table:table-cell>
          <table:table-cell office:value-type="float" office:value="538" calcext:value-type="float">
            <text:p>538</text:p>
          </table:table-cell>
          <table:table-cell table:style-name="ce5" table:formula="of:=SQRT(([.B283]-300)*([.B283]-300)+([.C283]-300)*([.C283]-300))" office:value-type="float" office:value="929.003767484288" calcext:value-type="float">
            <text:p>929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737" calcext:value-type="float">
            <text:p>737</text:p>
          </table:table-cell>
          <table:table-cell office:value-type="float" office:value="1145" calcext:value-type="float">
            <text:p>1145</text:p>
          </table:table-cell>
          <table:table-cell table:style-name="ce5" table:formula="of:=SQRT(([.B284]-300)*([.B284]-300)+([.C284]-300)*([.C284]-300))" office:value-type="float" office:value="951.311725986808" calcext:value-type="float">
            <text:p>951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67.2442" calcext:value-type="float">
            <text:p>67.2</text:p>
          </table:table-cell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table:style-name="ce5" table:formula="of:=SQRT(([.B285]-300)*([.B285]-300)+([.C285]-300)*([.C285]-300))" office:value-type="float" office:value="514.152701052907" calcext:value-type="float">
            <text:p>514</text:p>
          </table:table-cell>
          <table:table-cell office:value-type="float" office:value="67.2442" calcext:value-type="float">
            <text:p>67.2</text:p>
          </table:table-cell>
          <table:table-cell/>
        </table:table-row>
        <table:table-row table:style-name="ro1">
          <table:table-cell office:value-type="float" office:value="932.056" calcext:value-type="float">
            <text:p>932.1</text:p>
          </table:table-cell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table:style-name="ce5" table:formula="of:=SQRT(([.B286]-300)*([.B286]-300)+([.C286]-300)*([.C286]-300))" office:value-type="float" office:value="270.440381600086" calcext:value-type="float">
            <text:p>270</text:p>
          </table:table-cell>
          <table:table-cell office:value-type="float" office:value="932.056" calcext:value-type="float">
            <text:p>932.1</text:p>
          </table:table-cell>
          <table:table-cell/>
        </table:table-row>
        <table:table-row table:style-name="ro1">
          <table:table-cell office:value-type="float" office:value="30.0854" calcext:value-type="float">
            <text:p>30.1</text:p>
          </table:table-cell>
          <table:table-cell office:value-type="float" office:value="1003" calcext:value-type="float">
            <text:p>1003</text:p>
          </table:table-cell>
          <table:table-cell office:value-type="float" office:value="1152" calcext:value-type="float">
            <text:p>1152</text:p>
          </table:table-cell>
          <table:table-cell table:style-name="ce5" table:formula="of:=SQRT(([.B287]-300)*([.B287]-300)+([.C287]-300)*([.C287]-300))" office:value-type="float" office:value="1104.58725323082" calcext:value-type="float">
            <text:p>1105</text:p>
          </table:table-cell>
          <table:table-cell office:value-type="float" office:value="30.0854" calcext:value-type="float">
            <text:p>30.1</text:p>
          </table:table-cell>
          <table:table-cell/>
        </table:table-row>
        <table:table-row table:style-name="ro1">
          <table:table-cell office:value-type="float" office:value="30.6329" calcext:value-type="float">
            <text:p>30.6</text:p>
          </table:table-cell>
          <table:table-cell office:value-type="float" office:value="1129" calcext:value-type="float">
            <text:p>1129</text:p>
          </table:table-cell>
          <table:table-cell office:value-type="float" office:value="290" calcext:value-type="float">
            <text:p>290</text:p>
          </table:table-cell>
          <table:table-cell table:style-name="ce5" table:formula="of:=SQRT(([.B288]-300)*([.B288]-300)+([.C288]-300)*([.C288]-300))" office:value-type="float" office:value="829.060311436991" calcext:value-type="float">
            <text:p>829</text:p>
          </table:table-cell>
          <table:table-cell office:value-type="float" office:value="30.6329" calcext:value-type="float">
            <text:p>30.6</text:p>
          </table:table-cell>
          <table:table-cell/>
        </table:table-row>
        <table:table-row table:style-name="ro1">
          <table:table-cell office:value-type="float" office:value="79.642" calcext:value-type="float">
            <text:p>79.6</text:p>
          </table:table-cell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  <table:table-cell table:style-name="ce5" table:formula="of:=SQRT(([.B289]-300)*([.B289]-300)+([.C289]-300)*([.C289]-300))" office:value-type="float" office:value="475.76674957378" calcext:value-type="float">
            <text:p>476</text:p>
          </table:table-cell>
          <table:table-cell office:value-type="float" office:value="79.642" calcext:value-type="float">
            <text:p>79.6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660" calcext:value-type="float">
            <text:p>660</text:p>
          </table:table-cell>
          <table:table-cell office:value-type="float" office:value="1121" calcext:value-type="float">
            <text:p>1121</text:p>
          </table:table-cell>
          <table:table-cell table:style-name="ce5" table:formula="of:=SQRT(([.B290]-300)*([.B290]-300)+([.C290]-300)*([.C290]-300))" office:value-type="float" office:value="896.460261249767" calcext:value-type="float">
            <text:p>896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>
          <table:table-cell office:value-type="float" office:value="64.7016" calcext:value-type="float">
            <text:p>64.7</text:p>
          </table:table-cell>
          <table:table-cell office:value-type="float" office:value="838" calcext:value-type="float">
            <text:p>838</text:p>
          </table:table-cell>
          <table:table-cell office:value-type="float" office:value="186" calcext:value-type="float">
            <text:p>186</text:p>
          </table:table-cell>
          <table:table-cell table:style-name="ce5" table:formula="of:=SQRT(([.B291]-300)*([.B291]-300)+([.C291]-300)*([.C291]-300))" office:value-type="float" office:value="549.945451840453" calcext:value-type="float">
            <text:p>550</text:p>
          </table:table-cell>
          <table:table-cell office:value-type="float" office:value="64.7016" calcext:value-type="float">
            <text:p>64.7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742" calcext:value-type="float">
            <text:p>742</text:p>
          </table:table-cell>
          <table:table-cell office:value-type="float" office:value="872" calcext:value-type="float">
            <text:p>872</text:p>
          </table:table-cell>
          <table:table-cell table:style-name="ce5" table:formula="of:=SQRT(([.B292]-300)*([.B292]-300)+([.C292]-300)*([.C292]-300))" office:value-type="float" office:value="722.874816271808" calcext:value-type="float">
            <text:p>723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1161.53" calcext:value-type="float">
            <text:p>1161.5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table:style-name="ce5" table:formula="of:=SQRT(([.B293]-300)*([.B293]-300)+([.C293]-300)*([.C293]-300))" office:value-type="float" office:value="230.672928624059" calcext:value-type="float">
            <text:p>231</text:p>
          </table:table-cell>
          <table:table-cell office:value-type="float" office:value="1161.53" calcext:value-type="float">
            <text:p>1161.5</text:p>
          </table:table-cell>
          <table:table-cell/>
        </table:table-row>
        <table:table-row table:style-name="ro1">
          <table:table-cell office:value-type="float" office:value="64.9856" calcext:value-type="float">
            <text:p>65.0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 table:style-name="ce5" table:formula="of:=SQRT(([.B294]-300)*([.B294]-300)+([.C294]-300)*([.C294]-300))" office:value-type="float" office:value="466.241353807231" calcext:value-type="float">
            <text:p>466</text:p>
          </table:table-cell>
          <table:table-cell office:value-type="float" office:value="64.9856" calcext:value-type="float">
            <text:p>65.0</text:p>
          </table:table-cell>
          <table:table-cell/>
        </table:table-row>
        <table:table-row table:style-name="ro1">
          <table:table-cell office:value-type="float" office:value="30.7501" calcext:value-type="float">
            <text:p>30.8</text:p>
          </table:table-cell>
          <table:table-cell office:value-type="float" office:value="923" calcext:value-type="float">
            <text:p>923</text:p>
          </table:table-cell>
          <table:table-cell office:value-type="float" office:value="986" calcext:value-type="float">
            <text:p>986</text:p>
          </table:table-cell>
          <table:table-cell table:style-name="ce5" table:formula="of:=SQRT(([.B295]-300)*([.B295]-300)+([.C295]-300)*([.C295]-300))" office:value-type="float" office:value="926.674160641161" calcext:value-type="float">
            <text:p>927</text:p>
          </table:table-cell>
          <table:table-cell office:value-type="float" office:value="30.7501" calcext:value-type="float">
            <text:p>30.8</text:p>
          </table:table-cell>
          <table:table-cell/>
        </table:table-row>
        <table:table-row table:style-name="ro1">
          <table:table-cell office:value-type="float" office:value="339.522" calcext:value-type="float">
            <text:p>339.5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table:style-name="ce5" table:formula="of:=SQRT(([.B296]-300)*([.B296]-300)+([.C296]-300)*([.C296]-300))" office:value-type="float" office:value="428.004672871687" calcext:value-type="float">
            <text:p>428</text:p>
          </table:table-cell>
          <table:table-cell office:value-type="float" office:value="339.522" calcext:value-type="float">
            <text:p>339.5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702" calcext:value-type="float">
            <text:p>702</text:p>
          </table:table-cell>
          <table:table-cell office:value-type="float" office:value="900" calcext:value-type="float">
            <text:p>900</text:p>
          </table:table-cell>
          <table:table-cell table:style-name="ce5" table:formula="of:=SQRT(([.B297]-300)*([.B297]-300)+([.C297]-300)*([.C297]-300))" office:value-type="float" office:value="722.221572649281" calcext:value-type="float">
            <text:p>722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119" calcext:value-type="float">
            <text:p>119</text:p>
          </table:table-cell>
          <table:table-cell office:value-type="float" office:value="1002" calcext:value-type="float">
            <text:p>1002</text:p>
          </table:table-cell>
          <table:table-cell table:style-name="ce5" table:formula="of:=SQRT(([.B298]-300)*([.B298]-300)+([.C298]-300)*([.C298]-300))" office:value-type="float" office:value="724.958619508728" calcext:value-type="float">
            <text:p>725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45.1729" calcext:value-type="float">
            <text:p>45.2</text:p>
          </table:table-cell>
          <table:table-cell office:value-type="float" office:value="802" calcext:value-type="float">
            <text:p>802</text:p>
          </table:table-cell>
          <table:table-cell office:value-type="float" office:value="674" calcext:value-type="float">
            <text:p>674</text:p>
          </table:table-cell>
          <table:table-cell table:style-name="ce5" table:formula="of:=SQRT(([.B299]-300)*([.B299]-300)+([.C299]-300)*([.C299]-300))" office:value-type="float" office:value="626.003194880026" calcext:value-type="float">
            <text:p>626</text:p>
          </table:table-cell>
          <table:table-cell office:value-type="float" office:value="45.1729" calcext:value-type="float">
            <text:p>45.2</text:p>
          </table:table-cell>
          <table:table-cell/>
        </table:table-row>
        <table:table-row table:style-name="ro1">
          <table:table-cell office:value-type="float" office:value="35.4251" calcext:value-type="float">
            <text:p>35.4</text:p>
          </table:table-cell>
          <table:table-cell office:value-type="float" office:value="973" calcext:value-type="float">
            <text:p>973</text:p>
          </table:table-cell>
          <table:table-cell office:value-type="float" office:value="517" calcext:value-type="float">
            <text:p>517</text:p>
          </table:table-cell>
          <table:table-cell table:style-name="ce5" table:formula="of:=SQRT(([.B300]-300)*([.B300]-300)+([.C300]-300)*([.C300]-300))" office:value-type="float" office:value="707.11950899406" calcext:value-type="float">
            <text:p>707</text:p>
          </table:table-cell>
          <table:table-cell office:value-type="float" office:value="35.4251" calcext:value-type="float">
            <text:p>35.4</text:p>
          </table:table-cell>
          <table:table-cell/>
        </table:table-row>
        <table:table-row table:style-name="ro1">
          <table:table-cell office:value-type="float" office:value="30.5097" calcext:value-type="float">
            <text:p>30.5</text:p>
          </table:table-cell>
          <table:table-cell office:value-type="float" office:value="369" calcext:value-type="float">
            <text:p>369</text:p>
          </table:table-cell>
          <table:table-cell office:value-type="float" office:value="1197" calcext:value-type="float">
            <text:p>1197</text:p>
          </table:table-cell>
          <table:table-cell table:style-name="ce5" table:formula="of:=SQRT(([.B301]-300)*([.B301]-300)+([.C301]-300)*([.C301]-300))" office:value-type="float" office:value="899.649931917966" calcext:value-type="float">
            <text:p>900</text:p>
          </table:table-cell>
          <table:table-cell office:value-type="float" office:value="30.5097" calcext:value-type="float">
            <text:p>30.5</text:p>
          </table:table-cell>
          <table:table-cell/>
        </table:table-row>
        <table:table-row table:style-name="ro1" table:number-rows-repeated="10482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xtremeScenario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ce6" office:value-type="string" calcext:value-type="string">
            <text:p>computingpower</text:p>
          </table:table-cell>
          <table:table-cell office:value-type="string" calcext:value-type="string">
            <text:p>bandwidth</text:p>
          </table:table-cell>
          <table:table-cell table:style-name="Default" office:value-type="string" calcext:value-type="string">
            <text:p>numUse</text:p>
          </table:table-cell>
          <table:table-cell table:style-name="Default" office:value-type="string" calcext:value-type="string">
            <text:p>Score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/>
        </table:table-row>
        <table:table-row table:style-name="ro1">
          <table:table-cell office:value-type="string" calcext:value-type="string">
            <text:p>f000</text:p>
          </table:table-cell>
          <table:table-cell office:value-type="float" office:value="800" calcext:value-type="float">
            <text:p>800</text:p>
          </table:table-cell>
          <table:table-cell office:value-type="float" office:value="1.55" calcext:value-type="float">
            <text:p>1.55</text:p>
          </table:table-cell>
          <table:table-cell office:value-type="float" office:value="1211.47" calcext:value-type="float">
            <text:p>1211.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f001</text:p>
          </table:table-cell>
          <table:table-cell office:value-type="float" office:value="800" calcext:value-type="float">
            <text:p>800</text:p>
          </table:table-cell>
          <table:table-cell office:value-type="float" office:value="1.53" calcext:value-type="float">
            <text:p>1.53</text:p>
          </table:table-cell>
          <table:table-cell office:value-type="float" office:value="1211.47" calcext:value-type="float">
            <text:p>1211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f002</text:p>
          </table:table-cell>
          <table:table-cell office:value-type="float" office:value="800" calcext:value-type="float">
            <text:p>800</text:p>
          </table:table-cell>
          <table:table-cell office:value-type="float" office:value="1.49" calcext:value-type="float">
            <text:p>1.49</text:p>
          </table:table-cell>
          <table:table-cell office:value-type="float" office:value="1211.47" calcext:value-type="float">
            <text:p>1211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string" calcext:value-type="string">
            <text:p>f003</text:p>
          </table:table-cell>
          <table:table-cell office:value-type="float" office:value="800" calcext:value-type="float">
            <text:p>800</text:p>
          </table:table-cell>
          <table:table-cell office:value-type="float" office:value="1.39" calcext:value-type="float">
            <text:p>1.39</text:p>
          </table:table-cell>
          <table:table-cell office:value-type="float" office:value="1207.1" calcext:value-type="float">
            <text:p>1207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f004</text:p>
          </table:table-cell>
          <table:table-cell office:value-type="float" office:value="800" calcext:value-type="float">
            <text:p>800</text:p>
          </table:table-cell>
          <table:table-cell office:value-type="float" office:value="1.43" calcext:value-type="float">
            <text:p>1.43</text:p>
          </table:table-cell>
          <table:table-cell office:value-type="float" office:value="1207.1" calcext:value-type="float">
            <text:p>1207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f005</text:p>
          </table:table-cell>
          <table:table-cell office:value-type="float" office:value="800" calcext:value-type="float">
            <text:p>800</text:p>
          </table:table-cell>
          <table:table-cell office:value-type="float" office:value="1.51" calcext:value-type="float">
            <text:p>1.51</text:p>
          </table:table-cell>
          <table:table-cell office:value-type="float" office:value="1181.62" calcext:value-type="float">
            <text:p>1181.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f006</text:p>
          </table:table-cell>
          <table:table-cell office:value-type="float" office:value="800" calcext:value-type="float">
            <text:p>800</text:p>
          </table:table-cell>
          <table:table-cell office:value-type="float" office:value="1.71" calcext:value-type="float">
            <text:p>1.71</text:p>
          </table:table-cell>
          <table:table-cell office:value-type="float" office:value="1181.62" calcext:value-type="float">
            <text:p>1181.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f007</text:p>
          </table:table-cell>
          <table:table-cell office:value-type="float" office:value="800" calcext:value-type="float">
            <text:p>800</text:p>
          </table:table-cell>
          <table:table-cell office:value-type="float" office:value="1.72" calcext:value-type="float">
            <text:p>1.72</text:p>
          </table:table-cell>
          <table:table-cell office:value-type="float" office:value="1181.62" calcext:value-type="float">
            <text:p>1181.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f008</text:p>
          </table:table-cell>
          <table:table-cell office:value-type="float" office:value="800" calcext:value-type="float">
            <text:p>800</text:p>
          </table:table-cell>
          <table:table-cell office:value-type="float" office:value="1.61" calcext:value-type="float">
            <text:p>1.61</text:p>
          </table:table-cell>
          <table:table-cell office:value-type="float" office:value="1178.35" calcext:value-type="float">
            <text:p>1178.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f009</text:p>
          </table:table-cell>
          <table:table-cell office:value-type="float" office:value="800" calcext:value-type="float">
            <text:p>800</text:p>
          </table:table-cell>
          <table:table-cell office:value-type="float" office:value="1.46" calcext:value-type="float">
            <text:p>1.46</text:p>
          </table:table-cell>
          <table:table-cell office:value-type="float" office:value="1178.35" calcext:value-type="float">
            <text:p>1178.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f010</text:p>
          </table:table-cell>
          <table:table-cell office:value-type="float" office:value="800" calcext:value-type="float">
            <text:p>800</text:p>
          </table:table-cell>
          <table:table-cell office:value-type="float" office:value="1.59" calcext:value-type="float">
            <text:p>1.59</text:p>
          </table:table-cell>
          <table:table-cell office:value-type="float" office:value="1161.53" calcext:value-type="float">
            <text:p>1161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f011</text:p>
          </table:table-cell>
          <table:table-cell office:value-type="float" office:value="800" calcext:value-type="float">
            <text:p>800</text:p>
          </table:table-cell>
          <table:table-cell office:value-type="float" office:value="1.49" calcext:value-type="float">
            <text:p>1.49</text:p>
          </table:table-cell>
          <table:table-cell office:value-type="float" office:value="1161.53" calcext:value-type="float">
            <text:p>1161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f012</text:p>
          </table:table-cell>
          <table:table-cell office:value-type="float" office:value="800" calcext:value-type="float">
            <text:p>800</text:p>
          </table:table-cell>
          <table:table-cell office:value-type="float" office:value="1.42" calcext:value-type="float">
            <text:p>1.42</text:p>
          </table:table-cell>
          <table:table-cell office:value-type="float" office:value="1161.53" calcext:value-type="float">
            <text:p>1161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f013</text:p>
          </table:table-cell>
          <table:table-cell office:value-type="float" office:value="800" calcext:value-type="float">
            <text:p>800</text:p>
          </table:table-cell>
          <table:table-cell office:value-type="float" office:value="1.42" calcext:value-type="float">
            <text:p>1.42</text:p>
          </table:table-cell>
          <table:table-cell office:value-type="float" office:value="1150.71" calcext:value-type="float">
            <text:p>1150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f014</text:p>
          </table:table-cell>
          <table:table-cell office:value-type="float" office:value="800" calcext:value-type="float">
            <text:p>800</text:p>
          </table:table-cell>
          <table:table-cell office:value-type="float" office:value="1.31" calcext:value-type="float">
            <text:p>1.31</text:p>
          </table:table-cell>
          <table:table-cell office:value-type="float" office:value="1150.71" calcext:value-type="float">
            <text:p>1150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f015</text:p>
          </table:table-cell>
          <table:table-cell office:value-type="float" office:value="800" calcext:value-type="float">
            <text:p>800</text:p>
          </table:table-cell>
          <table:table-cell office:value-type="float" office:value="1.56" calcext:value-type="float">
            <text:p>1.56</text:p>
          </table:table-cell>
          <table:table-cell office:value-type="float" office:value="1150.71" calcext:value-type="float">
            <text:p>1150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f016</text:p>
          </table:table-cell>
          <table:table-cell office:value-type="float" office:value="800" calcext:value-type="float">
            <text:p>800</text:p>
          </table:table-cell>
          <table:table-cell office:value-type="float" office:value="1.56" calcext:value-type="float">
            <text:p>1.56</text:p>
          </table:table-cell>
          <table:table-cell office:value-type="float" office:value="1150.71" calcext:value-type="float">
            <text:p>1150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f017</text:p>
          </table:table-cell>
          <table:table-cell office:value-type="float" office:value="800" calcext:value-type="float">
            <text:p>800</text:p>
          </table:table-cell>
          <table:table-cell office:value-type="float" office:value="1.46" calcext:value-type="float">
            <text:p>1.46</text:p>
          </table:table-cell>
          <table:table-cell office:value-type="float" office:value="1150.71" calcext:value-type="float">
            <text:p>1150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f018</text:p>
          </table:table-cell>
          <table:table-cell office:value-type="float" office:value="800" calcext:value-type="float">
            <text:p>800</text:p>
          </table:table-cell>
          <table:table-cell office:value-type="float" office:value="1.43" calcext:value-type="float">
            <text:p>1.43</text:p>
          </table:table-cell>
          <table:table-cell office:value-type="float" office:value="1059.05" calcext:value-type="float">
            <text:p>1059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string" calcext:value-type="string">
            <text:p>f019</text:p>
          </table:table-cell>
          <table:table-cell office:value-type="float" office:value="800" calcext:value-type="float">
            <text:p>800</text:p>
          </table:table-cell>
          <table:table-cell office:value-type="float" office:value="1.49" calcext:value-type="float">
            <text:p>1.49</text:p>
          </table:table-cell>
          <table:table-cell office:value-type="float" office:value="1059.05" calcext:value-type="float">
            <text:p>1059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f020</text:p>
          </table:table-cell>
          <table:table-cell office:value-type="float" office:value="800" calcext:value-type="float">
            <text:p>800</text:p>
          </table:table-cell>
          <table:table-cell office:value-type="float" office:value="1.41" calcext:value-type="float">
            <text:p>1.41</text:p>
          </table:table-cell>
          <table:table-cell office:value-type="float" office:value="1059.05" calcext:value-type="float">
            <text:p>1059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string" calcext:value-type="string">
            <text:p>f021</text:p>
          </table:table-cell>
          <table:table-cell office:value-type="float" office:value="800" calcext:value-type="float">
            <text:p>800</text:p>
          </table:table-cell>
          <table:table-cell office:value-type="float" office:value="1.41" calcext:value-type="float">
            <text:p>1.41</text:p>
          </table:table-cell>
          <table:table-cell office:value-type="float" office:value="1059.05" calcext:value-type="float">
            <text:p>1059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f022</text:p>
          </table:table-cell>
          <table:table-cell office:value-type="float" office:value="800" calcext:value-type="float">
            <text:p>800</text:p>
          </table:table-cell>
          <table:table-cell office:value-type="float" office:value="1.7" calcext:value-type="float">
            <text:p>1.7</text:p>
          </table:table-cell>
          <table:table-cell office:value-type="float" office:value="1059.05" calcext:value-type="float">
            <text:p>1059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f023</text:p>
          </table:table-cell>
          <table:table-cell office:value-type="float" office:value="800" calcext:value-type="float">
            <text:p>800</text:p>
          </table:table-cell>
          <table:table-cell office:value-type="float" office:value="1.57" calcext:value-type="float">
            <text:p>1.57</text:p>
          </table:table-cell>
          <table:table-cell office:value-type="float" office:value="1059.05" calcext:value-type="float">
            <text:p>1059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f024</text:p>
          </table:table-cell>
          <table:table-cell office:value-type="float" office:value="800" calcext:value-type="float">
            <text:p>800</text:p>
          </table:table-cell>
          <table:table-cell office:value-type="float" office:value="1.57" calcext:value-type="float">
            <text:p>1.57</text:p>
          </table:table-cell>
          <table:table-cell office:value-type="float" office:value="1057.84" calcext:value-type="float">
            <text:p>1057.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f025</text:p>
          </table:table-cell>
          <table:table-cell office:value-type="float" office:value="800" calcext:value-type="float">
            <text:p>800</text:p>
          </table:table-cell>
          <table:table-cell office:value-type="float" office:value="1.63" calcext:value-type="float">
            <text:p>1.63</text:p>
          </table:table-cell>
          <table:table-cell office:value-type="float" office:value="1057.84" calcext:value-type="float">
            <text:p>1057.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f026</text:p>
          </table:table-cell>
          <table:table-cell office:value-type="float" office:value="800" calcext:value-type="float">
            <text:p>800</text:p>
          </table:table-cell>
          <table:table-cell office:value-type="float" office:value="1.4" calcext:value-type="float">
            <text:p>1.4</text:p>
          </table:table-cell>
          <table:table-cell office:value-type="float" office:value="1057.84" calcext:value-type="float">
            <text:p>1057.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f027</text:p>
          </table:table-cell>
          <table:table-cell office:value-type="float" office:value="800" calcext:value-type="float">
            <text:p>800</text:p>
          </table:table-cell>
          <table:table-cell office:value-type="float" office:value="1.37" calcext:value-type="float">
            <text:p>1.37</text:p>
          </table:table-cell>
          <table:table-cell office:value-type="float" office:value="1057.84" calcext:value-type="float">
            <text:p>1057.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f028</text:p>
          </table:table-cell>
          <table:table-cell office:value-type="float" office:value="800" calcext:value-type="float">
            <text:p>800</text:p>
          </table:table-cell>
          <table:table-cell office:value-type="float" office:value="1.79" calcext:value-type="float">
            <text:p>1.79</text:p>
          </table:table-cell>
          <table:table-cell office:value-type="float" office:value="1057.84" calcext:value-type="float">
            <text:p>1057.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f029</text:p>
          </table:table-cell>
          <table:table-cell office:value-type="float" office:value="800" calcext:value-type="float">
            <text:p>800</text:p>
          </table:table-cell>
          <table:table-cell office:value-type="float" office:value="1.58" calcext:value-type="float">
            <text:p>1.58</text:p>
          </table:table-cell>
          <table:table-cell office:value-type="float" office:value="935.267" calcext:value-type="float">
            <text:p>935.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f030</text:p>
          </table:table-cell>
          <table:table-cell office:value-type="float" office:value="800" calcext:value-type="float">
            <text:p>800</text:p>
          </table:table-cell>
          <table:table-cell office:value-type="float" office:value="1.79" calcext:value-type="float">
            <text:p>1.79</text:p>
          </table:table-cell>
          <table:table-cell office:value-type="float" office:value="932.056" calcext:value-type="float">
            <text:p>932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f031</text:p>
          </table:table-cell>
          <table:table-cell office:value-type="float" office:value="800" calcext:value-type="float">
            <text:p>800</text:p>
          </table:table-cell>
          <table:table-cell office:value-type="float" office:value="1.58" calcext:value-type="float">
            <text:p>1.58</text:p>
          </table:table-cell>
          <table:table-cell office:value-type="float" office:value="932.056" calcext:value-type="float">
            <text:p>932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f032</text:p>
          </table:table-cell>
          <table:table-cell office:value-type="float" office:value="800" calcext:value-type="float">
            <text:p>800</text:p>
          </table:table-cell>
          <table:table-cell office:value-type="float" office:value="1.74" calcext:value-type="float">
            <text:p>1.74</text:p>
          </table:table-cell>
          <table:table-cell office:value-type="float" office:value="906.418" calcext:value-type="float">
            <text:p>906.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f033</text:p>
          </table:table-cell>
          <table:table-cell office:value-type="float" office:value="800" calcext:value-type="float">
            <text:p>800</text:p>
          </table:table-cell>
          <table:table-cell office:value-type="float" office:value="1.37" calcext:value-type="float">
            <text:p>1.37</text:p>
          </table:table-cell>
          <table:table-cell office:value-type="float" office:value="906.418" calcext:value-type="float">
            <text:p>906.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f034</text:p>
          </table:table-cell>
          <table:table-cell office:value-type="float" office:value="800" calcext:value-type="float">
            <text:p>800</text:p>
          </table:table-cell>
          <table:table-cell office:value-type="float" office:value="1.53" calcext:value-type="float">
            <text:p>1.53</text:p>
          </table:table-cell>
          <table:table-cell office:value-type="float" office:value="885.573" calcext:value-type="float">
            <text:p>885.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f035</text:p>
          </table:table-cell>
          <table:table-cell office:value-type="float" office:value="800" calcext:value-type="float">
            <text:p>800</text:p>
          </table:table-cell>
          <table:table-cell office:value-type="float" office:value="1.61" calcext:value-type="float">
            <text:p>1.61</text:p>
          </table:table-cell>
          <table:table-cell office:value-type="float" office:value="885.573" calcext:value-type="float">
            <text:p>885.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f036</text:p>
          </table:table-cell>
          <table:table-cell office:value-type="float" office:value="800" calcext:value-type="float">
            <text:p>800</text:p>
          </table:table-cell>
          <table:table-cell office:value-type="float" office:value="1.71" calcext:value-type="float">
            <text:p>1.71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f037</text:p>
          </table:table-cell>
          <table:table-cell office:value-type="float" office:value="800" calcext:value-type="float">
            <text:p>800</text:p>
          </table:table-cell>
          <table:table-cell office:value-type="float" office:value="1.43" calcext:value-type="float">
            <text:p>1.43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f038</text:p>
          </table:table-cell>
          <table:table-cell office:value-type="float" office:value="800" calcext:value-type="float">
            <text:p>800</text:p>
          </table:table-cell>
          <table:table-cell office:value-type="float" office:value="1.49" calcext:value-type="float">
            <text:p>1.49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f039</text:p>
          </table:table-cell>
          <table:table-cell office:value-type="float" office:value="800" calcext:value-type="float">
            <text:p>800</text:p>
          </table:table-cell>
          <table:table-cell office:value-type="float" office:value="1.52" calcext:value-type="float">
            <text:p>1.52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f040</text:p>
          </table:table-cell>
          <table:table-cell office:value-type="float" office:value="800" calcext:value-type="float">
            <text:p>800</text:p>
          </table:table-cell>
          <table:table-cell office:value-type="float" office:value="1.74" calcext:value-type="float">
            <text:p>1.74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041</text:p>
          </table:table-cell>
          <table:table-cell office:value-type="float" office:value="800" calcext:value-type="float">
            <text:p>800</text:p>
          </table:table-cell>
          <table:table-cell office:value-type="float" office:value="1.31" calcext:value-type="float">
            <text:p>1.31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f042</text:p>
          </table:table-cell>
          <table:table-cell office:value-type="float" office:value="800" calcext:value-type="float">
            <text:p>800</text:p>
          </table:table-cell>
          <table:table-cell office:value-type="float" office:value="1.59" calcext:value-type="float">
            <text:p>1.59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f043</text:p>
          </table:table-cell>
          <table:table-cell office:value-type="float" office:value="800" calcext:value-type="float">
            <text:p>800</text:p>
          </table:table-cell>
          <table:table-cell office:value-type="float" office:value="1.71" calcext:value-type="float">
            <text:p>1.71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f044</text:p>
          </table:table-cell>
          <table:table-cell office:value-type="float" office:value="800" calcext:value-type="float">
            <text:p>800</text:p>
          </table:table-cell>
          <table:table-cell office:value-type="float" office:value="1.48" calcext:value-type="float">
            <text:p>1.48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f045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f046</text:p>
          </table:table-cell>
          <table:table-cell office:value-type="float" office:value="800" calcext:value-type="float">
            <text:p>800</text:p>
          </table:table-cell>
          <table:table-cell office:value-type="float" office:value="1.45" calcext:value-type="float">
            <text:p>1.45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f047</text:p>
          </table:table-cell>
          <table:table-cell office:value-type="float" office:value="800" calcext:value-type="float">
            <text:p>800</text:p>
          </table:table-cell>
          <table:table-cell office:value-type="float" office:value="1.7" calcext:value-type="float">
            <text:p>1.7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f048</text:p>
          </table:table-cell>
          <table:table-cell office:value-type="float" office:value="800" calcext:value-type="float">
            <text:p>800</text:p>
          </table:table-cell>
          <table:table-cell office:value-type="float" office:value="1.41" calcext:value-type="float">
            <text:p>1.41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f049</text:p>
          </table:table-cell>
          <table:table-cell office:value-type="float" office:value="800" calcext:value-type="float">
            <text:p>800</text:p>
          </table:table-cell>
          <table:table-cell office:value-type="float" office:value="1.44" calcext:value-type="float">
            <text:p>1.44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f050</text:p>
          </table:table-cell>
          <table:table-cell office:value-type="float" office:value="800" calcext:value-type="float">
            <text:p>800</text:p>
          </table:table-cell>
          <table:table-cell office:value-type="float" office:value="1.58" calcext:value-type="float">
            <text:p>1.58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f051</text:p>
          </table:table-cell>
          <table:table-cell office:value-type="float" office:value="800" calcext:value-type="float">
            <text:p>800</text:p>
          </table:table-cell>
          <table:table-cell office:value-type="float" office:value="1.36" calcext:value-type="float">
            <text:p>1.36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f052</text:p>
          </table:table-cell>
          <table:table-cell office:value-type="float" office:value="800" calcext:value-type="float">
            <text:p>800</text:p>
          </table:table-cell>
          <table:table-cell office:value-type="float" office:value="1.61" calcext:value-type="float">
            <text:p>1.61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f053</text:p>
          </table:table-cell>
          <table:table-cell office:value-type="float" office:value="800" calcext:value-type="float">
            <text:p>800</text:p>
          </table:table-cell>
          <table:table-cell office:value-type="float" office:value="1.55" calcext:value-type="float">
            <text:p>1.55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054</text:p>
          </table:table-cell>
          <table:table-cell office:value-type="float" office:value="800" calcext:value-type="float">
            <text:p>800</text:p>
          </table:table-cell>
          <table:table-cell office:value-type="float" office:value="1.78" calcext:value-type="float">
            <text:p>1.78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f055</text:p>
          </table:table-cell>
          <table:table-cell office:value-type="float" office:value="800" calcext:value-type="float">
            <text:p>800</text:p>
          </table:table-cell>
          <table:table-cell office:value-type="float" office:value="1.74" calcext:value-type="float">
            <text:p>1.74</text:p>
          </table:table-cell>
          <table:table-cell office:value-type="float" office:value="883.696" calcext:value-type="float">
            <text:p>883.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f056</text:p>
          </table:table-cell>
          <table:table-cell office:value-type="float" office:value="800" calcext:value-type="float">
            <text:p>800</text:p>
          </table:table-cell>
          <table:table-cell office:value-type="float" office:value="1.59" calcext:value-type="float">
            <text:p>1.59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f057</text:p>
          </table:table-cell>
          <table:table-cell office:value-type="float" office:value="800" calcext:value-type="float">
            <text:p>800</text:p>
          </table:table-cell>
          <table:table-cell office:value-type="float" office:value="1.57" calcext:value-type="float">
            <text:p>1.57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f058</text:p>
          </table:table-cell>
          <table:table-cell office:value-type="float" office:value="800" calcext:value-type="float">
            <text:p>800</text:p>
          </table:table-cell>
          <table:table-cell office:value-type="float" office:value="1.8" calcext:value-type="float">
            <text:p>1.8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office:value-type="float" office:value="373" calcext:value-type="float">
            <text:p>373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f059</text:p>
          </table:table-cell>
          <table:table-cell office:value-type="float" office:value="800" calcext:value-type="float">
            <text:p>800</text:p>
          </table:table-cell>
          <table:table-cell office:value-type="float" office:value="1.77" calcext:value-type="float">
            <text:p>1.77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office:value-type="float" office:value="581" calcext:value-type="float">
            <text:p>581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f060</text:p>
          </table:table-cell>
          <table:table-cell office:value-type="float" office:value="800" calcext:value-type="float">
            <text:p>800</text:p>
          </table:table-cell>
          <table:table-cell office:value-type="float" office:value="1.31" calcext:value-type="float">
            <text:p>1.31</text:p>
          </table:table-cell>
          <table:table-cell office:value-type="float" office:value="870.888" calcext:value-type="float">
            <text:p>870.9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office:value-type="float" office:value="583" calcext:value-type="float">
            <text:p>583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7"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/>
          <table:table-cell table:style-name="ce5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 number:title="自定义的">
      <number:number number:decimal-places="1" loext:min-decimal-places="1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00/00/00</text:date>, <text:time style:data-style-name="N2" text:time-value="18:13:09.75045902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5:17:19.231394407</meta:creation-date>
    <dc:date>2021-12-24T18:15:08.286023766</dc:date>
    <meta:editing-duration>PT9H1M11S</meta:editing-duration>
    <meta:editing-cycles>29</meta:editing-cycles>
    <meta:generator>LibreOffice/6.4.7.2$Linux_X86_64 LibreOffice_project/40$Build-2</meta:generator>
    <meta:document-statistic meta:table-count="4" meta:cell-count="85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6" number:title="自定义的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chart-properties chart:solid-type="cuboid" chart:symbol-type="automatic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089cm" svg:height="16.105cm" xlink:href=".." xlink:type="simple" chart:class="chart:scatter" chart:style-name="ch1">
        <chart:legend chart:legend-position="end" svg:x="31.526cm" svg:y="6.957cm" style:legend-expansion="custom" chartooo:width="3.057cm" chartooo:height="0.598cm" style:legend-expansion-aspect-ratio="5.11204013377926" chart:style-name="ch2"/>
        <chart:plot-area chart:style-name="ch3" table:cell-range-address="工作表4.D2:工作表4.E301 工作表4.E1:工作表4.E1" chart:data-source-has-labels="row" svg:x="1.171cm" svg:y="0.322cm" svg:width="40.318cm" svg:height="15.46cm">
          <chartooo:coordinate-region svg:x="2.454cm" svg:y="0.521cm" svg:width="38.663cm" svg:height="14.614cm"/>
          <chart:axis chart:dimension="x" chart:name="primary-x" chart:style-name="ch4">
            <chart:title svg:x="20.955cm" svg:y="15.465cm" chart:style-name="ch5">
              <text:p>距离</text:p>
            </chart:title>
          </chart:axis>
          <chart:axis chart:dimension="y" chart:name="primary-y" chart:style-name="ch6">
            <chart:title svg:x="0cm" svg:y="8.427cm" chart:style-name="ch7">
              <text:p>带宽</text:p>
            </chart:title>
            <chart:grid chart:style-name="ch8" chart:class="major"/>
          </chart:axis>
          <chart:series chart:style-name="ch9" chart:values-cell-range-address="工作表4.E2:工作表4.E301" chart:label-cell-address="工作表4.E1:工作表4.E1" chart:class="chart:scatter">
            <chart:domain table:cell-range-address="工作表4.D2:工作表4.D301"/>
            <chart:data-point chart:repeated="127"/>
            <chart:data-point chart:style-name="ch10"/>
            <chart:data-point chart:repeated="99"/>
            <chart:data-point chart:style-name="ch10"/>
            <chart:data-point chart:repeated="22"/>
            <chart:data-point chart:style-name="ch10"/>
            <chart:data-point chart:repeated="20"/>
            <chart:data-point chart:style-name="ch11"/>
            <chart:data-point chart:repeated="20"/>
            <chart:data-point chart:style-name="ch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bandwidth</text:p>
                <draw:g>
                  <svg:desc>工作表4.E1:工作表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4.000690607405">
                <text:p>724.000690607405</text:p>
                <draw:g>
                  <svg:desc>工作表4.D2:工作表4.D301</svg:desc>
                </draw:g>
              </table:table-cell>
              <table:table-cell office:value-type="float" office:value="129.743">
                <text:p>129.743</text:p>
                <draw:g>
                  <svg:desc>工作表4.E2:工作表4.E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.88103123722">
                <text:p>1117.88103123722</text:p>
              </table:table-cell>
              <table:table-cell office:value-type="float" office:value="30.0854">
                <text:p>30.0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88232898535">
                <text:p>288.88232898535</text:p>
              </table:table-cell>
              <table:table-cell office:value-type="float" office:value="870.888">
                <text:p>870.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1.93992439507">
                <text:p>1081.93992439507</text:p>
              </table:table-cell>
              <table:table-cell office:value-type="float" office:value="30.5936">
                <text:p>30.5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1.055297190646">
                <text:p>651.055297190646</text:p>
              </table:table-cell>
              <table:table-cell office:value-type="float" office:value="40.4282">
                <text:p>40.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.090578041147">
                <text:p>287.090578041147</text:p>
              </table:table-cell>
              <table:table-cell office:value-type="float" office:value="870.888">
                <text:p>870.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1.805349771589">
                <text:p>631.805349771589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3.987738317201">
                <text:p>733.987738317201</text:p>
              </table:table-cell>
              <table:table-cell office:value-type="float" office:value="31.7569">
                <text:p>31.7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6.169832904817">
                <text:p>206.169832904817</text:p>
              </table:table-cell>
              <table:table-cell office:value-type="float" office:value="1181.62">
                <text:p>118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9.040708082309">
                <text:p>479.040708082309</text:p>
              </table:table-cell>
              <table:table-cell office:value-type="float" office:value="79.642">
                <text:p>79.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.931024229188">
                <text:p>231.931024229188</text:p>
              </table:table-cell>
              <table:table-cell office:value-type="float" office:value="1178.35">
                <text:p>1178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7.228811505851">
                <text:p>367.228811505851</text:p>
              </table:table-cell>
              <table:table-cell office:value-type="float" office:value="565.57">
                <text:p>565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8.03483482227">
                <text:p>488.03483482227</text:p>
              </table:table-cell>
              <table:table-cell office:value-type="float" office:value="75.8808">
                <text:p>75.8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6.150127486881">
                <text:p>696.150127486881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.800732301594">
                <text:p>245.800732301594</text:p>
              </table:table-cell>
              <table:table-cell office:value-type="float" office:value="1059.05">
                <text:p>1059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1.860414506051">
                <text:p>651.860414506051</text:p>
              </table:table-cell>
              <table:table-cell office:value-type="float" office:value="40.4282">
                <text:p>40.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3.878817165">
                <text:p>783.878817165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.358782500435">
                <text:p>135.358782500435</text:p>
              </table:table-cell>
              <table:table-cell office:value-type="float" office:value="1271.21">
                <text:p>1271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5.543182053905">
                <text:p>865.543182053905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8.07710906395">
                <text:p>1018.07710906395</text:p>
              </table:table-cell>
              <table:table-cell office:value-type="float" office:value="30.6045">
                <text:p>30.6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.953933407033">
                <text:p>75.953933407033</text:p>
              </table:table-cell>
              <table:table-cell office:value-type="float" office:value="1290.19">
                <text:p>1290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.530109505372">
                <text:p>178.530109505372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9.978845293228">
                <text:p>259.978845293228</text:p>
              </table:table-cell>
              <table:table-cell office:value-type="float" office:value="1057.84">
                <text:p>1057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.240576213324">
                <text:p>401.240576213324</text:p>
              </table:table-cell>
              <table:table-cell office:value-type="float" office:value="344.707">
                <text:p>344.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1.06123942374">
                <text:p>1241.06123942374</text:p>
              </table:table-cell>
              <table:table-cell office:value-type="float" office:value="17.7972">
                <text:p>17.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9.602087861919">
                <text:p>919.602087861919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6.090845197906">
                <text:p>776.090845197906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7.686007348662">
                <text:p>367.686007348662</text:p>
              </table:table-cell>
              <table:table-cell office:value-type="float" office:value="565.57">
                <text:p>565.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1.846185475708">
                <text:p>841.846185475708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.077171215778">
                <text:p>298.077171215778</text:p>
              </table:table-cell>
              <table:table-cell office:value-type="float" office:value="870.888">
                <text:p>870.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7.661666019429">
                <text:p>877.661666019429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.7024332345319">
                <text:p>63.7024332345319</text:p>
              </table:table-cell>
              <table:table-cell office:value-type="float" office:value="1290.19">
                <text:p>1290.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7.024262921413">
                <text:p>577.024262921413</text:p>
              </table:table-cell>
              <table:table-cell office:value-type="float" office:value="64.7016">
                <text:p>64.7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8.38663413579">
                <text:p>1068.38663413579</text:p>
              </table:table-cell>
              <table:table-cell office:value-type="float" office:value="30.5936">
                <text:p>30.59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7.307465456759">
                <text:p>717.307465456759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9.014866806712">
                <text:p>639.014866806712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3.641777278521">
                <text:p>323.641777278521</text:p>
              </table:table-cell>
              <table:table-cell office:value-type="float" office:value="885.573">
                <text:p>885.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.61782002157">
                <text:p>427.61782002157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7.658203438677">
                <text:p>577.658203438677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7.008438668331">
                <text:p>237.008438668331</text:p>
              </table:table-cell>
              <table:table-cell office:value-type="float" office:value="1178.35">
                <text:p>1178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6.042206346286">
                <text:p>616.042206346286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.398161059953">
                <text:p>315.398161059953</text:p>
              </table:table-cell>
              <table:table-cell office:value-type="float" office:value="883.696">
                <text:p>883.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4.307229983799">
                <text:p>934.307229983799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5.466002136848">
                <text:p>665.466002136848</text:p>
              </table:table-cell>
              <table:table-cell office:value-type="float" office:value="40.4282">
                <text:p>40.4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.502084488969">
                <text:p>899.502084488969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8.18297664389">
                <text:p>888.18297664389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9.760554509328">
                <text:p>849.760554509328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9.748504891457">
                <text:p>689.748504891457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2.447191025412">
                <text:p>712.447191025412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3.663162481272">
                <text:p>253.663162481272</text:p>
              </table:table-cell>
              <table:table-cell office:value-type="float" office:value="1057.84">
                <text:p>1057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8.09925331576">
                <text:p>1078.09925331576</text:p>
              </table:table-cell>
              <table:table-cell office:value-type="float" office:value="30.5936">
                <text:p>30.5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8.849814409832">
                <text:p>868.849814409832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4.808008484481">
                <text:p>184.808008484481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4.259041394288">
                <text:p>494.259041394288</text:p>
              </table:table-cell>
              <table:table-cell office:value-type="float" office:value="75.8808">
                <text:p>75.88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9.120014560014">
                <text:p>879.120014560014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4.69019808036">
                <text:p>514.69019808036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96.42801705744">
                <text:p>1196.42801705744</text:p>
              </table:table-cell>
              <table:table-cell office:value-type="float" office:value="17.7972">
                <text:p>17.7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4.606417214551">
                <text:p>844.606417214551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.870326730019">
                <text:p>616.870326730019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2.770925604225">
                <text:p>392.770925604225</text:p>
              </table:table-cell>
              <table:table-cell office:value-type="float" office:value="558.622">
                <text:p>558.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9.261411961548">
                <text:p>939.261411961548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2.501376143314">
                <text:p>272.501376143314</text:p>
              </table:table-cell>
              <table:table-cell office:value-type="float" office:value="932.056">
                <text:p>932.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5.77392536649">
                <text:p>395.77392536649</text:p>
              </table:table-cell>
              <table:table-cell office:value-type="float" office:value="344.707">
                <text:p>344.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7.273173981002">
                <text:p>527.273173981002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8.385327360222">
                <text:p>598.385327360222</text:p>
              </table:table-cell>
              <table:table-cell office:value-type="float" office:value="50.7373">
                <text:p>50.7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.057350089895">
                <text:p>61.057350089895</text:p>
              </table:table-cell>
              <table:table-cell office:value-type="float" office:value="1290.19">
                <text:p>1290.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9.112424419177">
                <text:p>249.112424419177</text:p>
              </table:table-cell>
              <table:table-cell office:value-type="float" office:value="1059.05">
                <text:p>1059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33.15930036337">
                <text:p>1133.15930036337</text:p>
              </table:table-cell>
              <table:table-cell office:value-type="float" office:value="30.0854">
                <text:p>30.08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8.633798542778">
                <text:p>858.633798542778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1.179371365089">
                <text:p>471.179371365089</text:p>
              </table:table-cell>
              <table:table-cell office:value-type="float" office:value="79.642">
                <text:p>79.6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.899977767896">
                <text:p>224.899977767896</text:p>
              </table:table-cell>
              <table:table-cell office:value-type="float" office:value="1211.47">
                <text:p>1211.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0.990460106055">
                <text:p>890.990460106055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1.058084286754">
                <text:p>241.058084286754</text:p>
              </table:table-cell>
              <table:table-cell office:value-type="float" office:value="1150.71">
                <text:p>1150.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7.33206796558">
                <text:p>307.33206796558</text:p>
              </table:table-cell>
              <table:table-cell office:value-type="float" office:value="883.696">
                <text:p>883.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3.295764159632">
                <text:p>813.295764159632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6.986269807187">
                <text:p>436.986269807187</text:p>
              </table:table-cell>
              <table:table-cell office:value-type="float" office:value="327.716">
                <text:p>327.7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0.970556852314">
                <text:p>950.970556852314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6.356593716326">
                <text:p>506.356593716326</text:p>
              </table:table-cell>
              <table:table-cell office:value-type="float" office:value="75.8808">
                <text:p>75.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9.01366721322">
                <text:p>439.01366721322</text:p>
              </table:table-cell>
              <table:table-cell office:value-type="float" office:value="327.716">
                <text:p>327.7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9.165151511767">
                <text:p>339.165151511767</text:p>
              </table:table-cell>
              <table:table-cell office:value-type="float" office:value="798.387">
                <text:p>798.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5.338579977668">
                <text:p>815.338579977668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8.564410601711">
                <text:p>898.564410601711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8.713860939166">
                <text:p>768.713860939166</text:p>
              </table:table-cell>
              <table:table-cell office:value-type="float" office:value="31.6656">
                <text:p>31.6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7.526500938747">
                <text:p>957.526500938747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6.640118292459">
                <text:p>466.640118292459</text:p>
              </table:table-cell>
              <table:table-cell office:value-type="float" office:value="64.9856">
                <text:p>64.9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8.059886081934">
                <text:p>718.059886081934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5.20092873348">
                <text:p>1055.20092873348</text:p>
              </table:table-cell>
              <table:table-cell office:value-type="float" office:value="30.5936">
                <text:p>30.5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4.460071839458">
                <text:p>754.460071839458</text:p>
              </table:table-cell>
              <table:table-cell office:value-type="float" office:value="31.6656">
                <text:p>31.6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0.661691520975">
                <text:p>580.661691520975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4.535032195182">
                <text:p>524.535032195182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5.073731882434">
                <text:p>495.073731882434</text:p>
              </table:table-cell>
              <table:table-cell office:value-type="float" office:value="75.8808">
                <text:p>75.8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6.82914403017">
                <text:p>1196.82914403017</text:p>
              </table:table-cell>
              <table:table-cell office:value-type="float" office:value="17.7972">
                <text:p>17.7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6.303554335615">
                <text:p>606.303554335615</text:p>
              </table:table-cell>
              <table:table-cell office:value-type="float" office:value="50.7373">
                <text:p>50.73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8.050398104901">
                <text:p>248.050398104901</text:p>
              </table:table-cell>
              <table:table-cell office:value-type="float" office:value="1059.05">
                <text:p>1059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9.876341019227">
                <text:p>739.876341019227</text:p>
              </table:table-cell>
              <table:table-cell office:value-type="float" office:value="31.7569">
                <text:p>31.75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4.698949431435">
                <text:p>994.698949431435</text:p>
              </table:table-cell>
              <table:table-cell office:value-type="float" office:value="30.589">
                <text:p>30.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7.758579368192">
                <text:p>287.758579368192</text:p>
              </table:table-cell>
              <table:table-cell office:value-type="float" office:value="870.888">
                <text:p>870.8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5.384626532887">
                <text:p>265.384626532887</text:p>
              </table:table-cell>
              <table:table-cell office:value-type="float" office:value="935.267">
                <text:p>935.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9.965685120087">
                <text:p>509.965685120087</text:p>
              </table:table-cell>
              <table:table-cell office:value-type="float" office:value="75.8808">
                <text:p>75.8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.046629307911">
                <text:p>386.046629307911</text:p>
              </table:table-cell>
              <table:table-cell office:value-type="float" office:value="558.622">
                <text:p>558.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7.757121067209">
                <text:p>697.757121067209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1.290281611175">
                <text:p>241.290281611175</text:p>
              </table:table-cell>
              <table:table-cell office:value-type="float" office:value="1150.71">
                <text:p>1150.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4">
                <text:p>524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1.629819498874">
                <text:p>711.629819498874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9.942589540777">
                <text:p>539.942589540777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2.579646422686">
                <text:p>362.579646422686</text:p>
              </table:table-cell>
              <table:table-cell office:value-type="float" office:value="565.57">
                <text:p>565.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0.31517420227">
                <text:p>1150.31517420227</text:p>
              </table:table-cell>
              <table:table-cell office:value-type="float" office:value="30.0854">
                <text:p>30.08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15.770801144537">
                <text:p>815.770801144537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.231431888223">
                <text:p>540.231431888223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3.104091453471">
                <text:p>903.104091453471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9.959026611932">
                <text:p>719.959026611932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51.880860214619">
                <text:p>851.880860214619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.796368438467">
                <text:p>225.796368438467</text:p>
              </table:table-cell>
              <table:table-cell office:value-type="float" office:value="1161.53">
                <text:p>1161.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2.292881632603">
                <text:p>582.292881632603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4.793092039858">
                <text:p>364.793092039858</text:p>
              </table:table-cell>
              <table:table-cell office:value-type="float" office:value="565.57">
                <text:p>565.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7.950727711899">
                <text:p>547.950727711899</text:p>
              </table:table-cell>
              <table:table-cell office:value-type="float" office:value="64.7016">
                <text:p>64.70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95.892850736069">
                <text:p>895.892850736069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2.981623018596">
                <text:p>652.981623018596</text:p>
              </table:table-cell>
              <table:table-cell office:value-type="float" office:value="40.4282">
                <text:p>40.42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.801785698469">
                <text:p>100.801785698469</text:p>
              </table:table-cell>
              <table:table-cell office:value-type="float" office:value="1290.19">
                <text:p>1290.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3.82421891811">
                <text:p>1043.82421891811</text:p>
              </table:table-cell>
              <table:table-cell office:value-type="float" office:value="30.5936">
                <text:p>30.59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0056178002265">
                <text:p>89.0056178002265</text:p>
              </table:table-cell>
              <table:table-cell office:value-type="float" office:value="1290.19">
                <text:p>1290.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6.931365951495">
                <text:p>356.931365951495</text:p>
              </table:table-cell>
              <table:table-cell office:value-type="float" office:value="570.969">
                <text:p>570.9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4.615389205067">
                <text:p>644.615389205067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5.072282861672">
                <text:p>415.072282861672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84.51509901891">
                <text:p>1084.51509901891</text:p>
              </table:table-cell>
              <table:table-cell office:value-type="float" office:value="30.5936">
                <text:p>30.5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.2450871254469">
                <text:p>57.2450871254469</text:p>
              </table:table-cell>
              <table:table-cell office:value-type="float" office:value="1290.19">
                <text:p>1290.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6.826789879872">
                <text:p>256.826789879872</text:p>
              </table:table-cell>
              <table:table-cell office:value-type="float" office:value="1057.84">
                <text:p>1057.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8.574238864549">
                <text:p>348.574238864549</text:p>
              </table:table-cell>
              <table:table-cell office:value-type="float" office:value="769.855">
                <text:p>769.8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2.729552753157">
                <text:p>282.729552753157</text:p>
              </table:table-cell>
              <table:table-cell office:value-type="float" office:value="906.418">
                <text:p>906.4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6.056657003495">
                <text:p>856.056657003495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3.045251602972">
                <text:p>453.045251602972</text:p>
              </table:table-cell>
              <table:table-cell office:value-type="float" office:value="158.731">
                <text:p>158.7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7.803313148314">
                <text:p>627.803313148314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1.97351970311">
                <text:p>641.97351970311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49463630101">
                <text:p>955.49463630101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2.38519199027">
                <text:p>1072.38519199027</text:p>
              </table:table-cell>
              <table:table-cell office:value-type="float" office:value="30.5936">
                <text:p>30.59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7.134326620044">
                <text:p>897.134326620044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7.251300345857">
                <text:p>937.251300345857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6.829607202357">
                <text:p>316.829607202357</text:p>
              </table:table-cell>
              <table:table-cell office:value-type="float" office:value="883.696">
                <text:p>883.6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3.441659625915">
                <text:p>833.441659625915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7.844333048775">
                <text:p>407.844333048775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.144908288721">
                <text:p>169.144908288721</text:p>
              </table:table-cell>
              <table:table-cell office:value-type="float" office:value="1241.52">
                <text:p>1241.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.052622469986">
                <text:p>152.052622469986</text:p>
              </table:table-cell>
              <table:table-cell office:value-type="float" office:value="1254.65">
                <text:p>1254.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8.418208602453">
                <text:p>808.418208602453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4.010869422531">
                <text:p>414.010869422531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9.451058580785">
                <text:p>329.451058580785</text:p>
              </table:table-cell>
              <table:table-cell office:value-type="float" office:value="885.573">
                <text:p>885.5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9.25164862853">
                <text:p>739.25164862853</text:p>
              </table:table-cell>
              <table:table-cell office:value-type="float" office:value="31.7569">
                <text:p>31.75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1.903129078566">
                <text:p>381.903129078566</text:p>
              </table:table-cell>
              <table:table-cell office:value-type="float" office:value="565.57">
                <text:p>565.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8.738866799399">
                <text:p>788.738866799399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7.05187328211">
                <text:p>1147.05187328211</text:p>
              </table:table-cell>
              <table:table-cell office:value-type="float" office:value="30.0854">
                <text:p>30.0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4.441965031955">
                <text:p>734.441965031955</text:p>
              </table:table-cell>
              <table:table-cell office:value-type="float" office:value="31.7569">
                <text:p>31.75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6.20754368513">
                <text:p>766.20754368513</text:p>
              </table:table-cell>
              <table:table-cell office:value-type="float" office:value="31.6656">
                <text:p>31.66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6.291321000044">
                <text:p>846.291321000044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9.137633502096">
                <text:p>959.137633502096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9.160184193382">
                <text:p>799.160184193382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3.931287482276">
                <text:p>603.931287482276</text:p>
              </table:table-cell>
              <table:table-cell office:value-type="float" office:value="50.7373">
                <text:p>50.73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1.803547664088">
                <text:p>811.803547664088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0.36269105677">
                <text:p>310.36269105677</text:p>
              </table:table-cell>
              <table:table-cell office:value-type="float" office:value="883.696">
                <text:p>883.6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7.556347190473">
                <text:p>787.556347190473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4.412799545552">
                <text:p>884.412799545552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2.130687677107">
                <text:p>482.130687677107</text:p>
              </table:table-cell>
              <table:table-cell office:value-type="float" office:value="79.642">
                <text:p>79.6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86.108345519892">
                <text:p>886.108345519892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4.476168994721">
                <text:p>844.476168994721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0.214260490353">
                <text:p>910.214260490353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0.771706881372">
                <text:p>470.771706881372</text:p>
              </table:table-cell>
              <table:table-cell office:value-type="float" office:value="79.642">
                <text:p>79.6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2.5909564817">
                <text:p>152.5909564817</text:p>
              </table:table-cell>
              <table:table-cell office:value-type="float" office:value="1254.65">
                <text:p>1254.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9.29051142407">
                <text:p>289.29051142407</text:p>
              </table:table-cell>
              <table:table-cell office:value-type="float" office:value="870.888">
                <text:p>870.8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8.993827134359">
                <text:p>728.993827134359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1.030689332692">
                <text:p>391.030689332692</text:p>
              </table:table-cell>
              <table:table-cell office:value-type="float" office:value="558.622">
                <text:p>558.6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1.501759435">
                <text:p>781.501759435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2.519596788253">
                <text:p>682.519596788253</text:p>
              </table:table-cell>
              <table:table-cell office:value-type="float" office:value="40.3247">
                <text:p>40.32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1.583764639969">
                <text:p>571.583764639969</text:p>
              </table:table-cell>
              <table:table-cell office:value-type="float" office:value="64.7016">
                <text:p>64.7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9.96743070607">
                <text:p>1089.96743070607</text:p>
              </table:table-cell>
              <table:table-cell office:value-type="float" office:value="30.5936">
                <text:p>30.59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90.994310978278">
                <text:p>790.994310978278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9.159711240378">
                <text:p>529.159711240378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2.723168704415">
                <text:p>252.723168704415</text:p>
              </table:table-cell>
              <table:table-cell office:value-type="float" office:value="1059.05">
                <text:p>1059.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4.003311249202">
                <text:p>604.003311249202</text:p>
              </table:table-cell>
              <table:table-cell office:value-type="float" office:value="50.7373">
                <text:p>50.73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5.89145385724">
                <text:p>105.89145385724</text:p>
              </table:table-cell>
              <table:table-cell office:value-type="float" office:value="1290.19">
                <text:p>1290.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6.949319452185">
                <text:p>956.949319452185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1.067383909658">
                <text:p>601.067383909658</text:p>
              </table:table-cell>
              <table:table-cell office:value-type="float" office:value="50.7373">
                <text:p>50.73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3.554908417429">
                <text:p>753.554908417429</text:p>
              </table:table-cell>
              <table:table-cell office:value-type="float" office:value="31.6656">
                <text:p>31.66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4.672252605972">
                <text:p>974.672252605972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4.820339953454">
                <text:p>834.820339953454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5.01999911119">
                <text:p>225.01999911119</text:p>
              </table:table-cell>
              <table:table-cell office:value-type="float" office:value="1161.53">
                <text:p>1161.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63.958911060011">
                <text:p>863.958911060011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9.393358719331">
                <text:p>629.393358719331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9.009888691109">
                <text:p>809.009888691109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0.498612650472">
                <text:p>450.498612650472</text:p>
              </table:table-cell>
              <table:table-cell office:value-type="float" office:value="158.731">
                <text:p>158.7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1.774608893539">
                <text:p>831.774608893539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6.359287304778">
                <text:p>736.359287304778</text:p>
              </table:table-cell>
              <table:table-cell office:value-type="float" office:value="31.7569">
                <text:p>31.75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0.645248819264">
                <text:p>570.645248819264</text:p>
              </table:table-cell>
              <table:table-cell office:value-type="float" office:value="64.7016">
                <text:p>64.70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9.167692039662">
                <text:p>799.167692039662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9.121973976911">
                <text:p>209.121973976911</text:p>
              </table:table-cell>
              <table:table-cell office:value-type="float" office:value="1181.62">
                <text:p>1181.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5.473403097553">
                <text:p>305.473403097553</text:p>
              </table:table-cell>
              <table:table-cell office:value-type="float" office:value="883.696">
                <text:p>883.6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3.177266097014">
                <text:p>313.177266097014</text:p>
              </table:table-cell>
              <table:table-cell office:value-type="float" office:value="883.696">
                <text:p>883.6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7.420694364881">
                <text:p>247.420694364881</text:p>
              </table:table-cell>
              <table:table-cell office:value-type="float" office:value="1059.05">
                <text:p>1059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3.948064375231">
                <text:p>413.948064375231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2.321739683229">
                <text:p>752.321739683229</text:p>
              </table:table-cell>
              <table:table-cell office:value-type="float" office:value="31.7569">
                <text:p>31.75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7.962008035062">
                <text:p>407.962008035062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1.441334801144">
                <text:p>871.441334801144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8.717506353716">
                <text:p>408.717506353716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8.384819994439">
                <text:p>578.384819994439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0.131556174964">
                <text:p>380.131556174964</text:p>
              </table:table-cell>
              <table:table-cell office:value-type="float" office:value="565.57">
                <text:p>565.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61.60067822134">
                <text:p>1061.60067822134</text:p>
              </table:table-cell>
              <table:table-cell office:value-type="float" office:value="30.5936">
                <text:p>30.59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26.078083476375">
                <text:p>826.078083476375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7.147817412476">
                <text:p>257.147817412476</text:p>
              </table:table-cell>
              <table:table-cell office:value-type="float" office:value="1057.84">
                <text:p>1057.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5.783111248573">
                <text:p>255.783111248573</text:p>
              </table:table-cell>
              <table:table-cell office:value-type="float" office:value="1057.84">
                <text:p>1057.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4.268584799669">
                <text:p>294.268584799669</text:p>
              </table:table-cell>
              <table:table-cell office:value-type="float" office:value="870.888">
                <text:p>870.8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3.018886325355">
                <text:p>503.018886325355</text:p>
              </table:table-cell>
              <table:table-cell office:value-type="float" office:value="75.8808">
                <text:p>75.88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5.452925336265">
                <text:p>905.452925336265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55.444902027937">
                <text:p>755.444902027937</text:p>
              </table:table-cell>
              <table:table-cell office:value-type="float" office:value="31.6656">
                <text:p>31.66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6.177108331648">
                <text:p>206.177108331648</text:p>
              </table:table-cell>
              <table:table-cell office:value-type="float" office:value="1181.62">
                <text:p>1181.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3.804132012425">
                <text:p>793.804132012425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9.870798556223">
                <text:p>239.870798556223</text:p>
              </table:table-cell>
              <table:table-cell office:value-type="float" office:value="1150.71">
                <text:p>1150.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1.972747935219">
                <text:p>421.972747935219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23.85678367056">
                <text:p>823.85678367056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3.581057160484">
                <text:p>843.581057160484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24.24571579111">
                <text:p>824.24571579111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87.896067731165">
                <text:p>687.896067731165</text:p>
              </table:table-cell>
              <table:table-cell office:value-type="float" office:value="40.3247">
                <text:p>40.32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59.142279154573">
                <text:p>759.142279154573</text:p>
              </table:table-cell>
              <table:table-cell office:value-type="float" office:value="31.6656">
                <text:p>31.66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9.268604418766">
                <text:p>119.268604418766</text:p>
              </table:table-cell>
              <table:table-cell office:value-type="float" office:value="1271.21">
                <text:p>1271.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2.138095206787">
                <text:p>362.138095206787</text:p>
              </table:table-cell>
              <table:table-cell office:value-type="float" office:value="565.57">
                <text:p>565.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0.600679982509">
                <text:p>470.600679982509</text:p>
              </table:table-cell>
              <table:table-cell office:value-type="float" office:value="79.642">
                <text:p>79.6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0.406470251273">
                <text:p>760.406470251273</text:p>
              </table:table-cell>
              <table:table-cell office:value-type="float" office:value="31.6656">
                <text:p>31.66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7.900548428796">
                <text:p>537.900548428796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4.293903599897">
                <text:p>614.293903599897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4.688772702553">
                <text:p>894.688772702553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3.895469412615">
                <text:p>243.895469412615</text:p>
              </table:table-cell>
              <table:table-cell office:value-type="float" office:value="1150.71">
                <text:p>1150.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9.418620585259">
                <text:p>339.418620585259</text:p>
              </table:table-cell>
              <table:table-cell office:value-type="float" office:value="798.387">
                <text:p>798.3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6.235413945921">
                <text:p>996.235413945921</text:p>
              </table:table-cell>
              <table:table-cell office:value-type="float" office:value="30.589">
                <text:p>30.5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6.688985182388">
                <text:p>766.688985182388</text:p>
              </table:table-cell>
              <table:table-cell office:value-type="float" office:value="31.6656">
                <text:p>31.66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0.658107537686">
                <text:p>590.658107537686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9.539650914169">
                <text:p>589.539650914169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0.58506010903">
                <text:p>480.58506010903</text:p>
              </table:table-cell>
              <table:table-cell office:value-type="float" office:value="79.642">
                <text:p>79.6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28.464241835458">
                <text:p>828.464241835458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9.775917586755">
                <text:p>789.775917586755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24.44254430562">
                <text:p>724.44254430562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8.501509049744">
                <text:p>248.501509049744</text:p>
              </table:table-cell>
              <table:table-cell office:value-type="float" office:value="1059.05">
                <text:p>1059.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9.529041358997">
                <text:p>219.529041358997</text:p>
              </table:table-cell>
              <table:table-cell office:value-type="float" office:value="1211.47">
                <text:p>1211.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10.96926402596">
                <text:p>910.96926402596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91.437042084297">
                <text:p>891.437042084297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1.954292181991">
                <text:p>721.954292181991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3.64544031458">
                <text:p>583.64544031458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1.239616678921">
                <text:p>701.239616678921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3.5512943612">
                <text:p>153.5512943612</text:p>
              </table:table-cell>
              <table:table-cell office:value-type="float" office:value="1254.65">
                <text:p>1254.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89.733838269435">
                <text:p>589.733838269435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68.646863000169">
                <text:p>768.646863000169</text:p>
              </table:table-cell>
              <table:table-cell office:value-type="float" office:value="31.6656">
                <text:p>31.6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0.924525140702">
                <text:p>900.924525140702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10.842771442158">
                <text:p>810.842771442158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5.817947314905">
                <text:p>845.817947314905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4.613474914327">
                <text:p>884.613474914327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8.135191388818">
                <text:p>318.135191388818</text:p>
              </table:table-cell>
              <table:table-cell office:value-type="float" office:value="883.696">
                <text:p>883.6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19.057995504592">
                <text:p>819.057995504592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9.809762940142">
                <text:p>919.809762940142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90.007627069346">
                <text:p>590.007627069346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3.14063855886">
                <text:p>423.14063855886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1.619584630417">
                <text:p>751.619584630417</text:p>
              </table:table-cell>
              <table:table-cell office:value-type="float" office:value="31.7569">
                <text:p>31.75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43.75632448212">
                <text:p>943.75632448212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77.587632708862">
                <text:p>677.587632708862</text:p>
              </table:table-cell>
              <table:table-cell office:value-type="float" office:value="40.3247">
                <text:p>40.32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.368594727729">
                <text:p>518.368594727729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36.795100483664">
                <text:p>636.795100483664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14.280757125656">
                <text:p>714.280757125656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94.080686952173">
                <text:p>694.080686952173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51.04758973867">
                <text:p>851.04758973867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4.640227364412">
                <text:p>594.640227364412</text:p>
              </table:table-cell>
              <table:table-cell office:value-type="float" office:value="50.7373">
                <text:p>50.73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1.647017300009">
                <text:p>791.647017300009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2.791297305927">
                <text:p>622.791297305927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9.450712533959">
                <text:p>489.450712533959</text:p>
              </table:table-cell>
              <table:table-cell office:value-type="float" office:value="75.8808">
                <text:p>75.88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9.006276068224">
                <text:p>239.006276068224</text:p>
              </table:table-cell>
              <table:table-cell office:value-type="float" office:value="1150.71">
                <text:p>1150.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0.276206533857">
                <text:p>590.276206533857</text:p>
              </table:table-cell>
              <table:table-cell office:value-type="float" office:value="50.8464">
                <text:p>50.84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9.958034141845">
                <text:p>559.958034141845</text:p>
              </table:table-cell>
              <table:table-cell office:value-type="float" office:value="64.7016">
                <text:p>64.70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9.715927326279">
                <text:p>279.715927326279</text:p>
              </table:table-cell>
              <table:table-cell office:value-type="float" office:value="906.418">
                <text:p>906.4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0.46993869888">
                <text:p>170.46993869888</text:p>
              </table:table-cell>
              <table:table-cell office:value-type="float" office:value="1241.52">
                <text:p>1241.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3.490046606393">
                <text:p>213.490046606393</text:p>
              </table:table-cell>
              <table:table-cell office:value-type="float" office:value="1211.47">
                <text:p>1211.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1">
                <text:p>411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4.656812940053">
                <text:p>394.656812940053</text:p>
              </table:table-cell>
              <table:table-cell office:value-type="float" office:value="344.707">
                <text:p>344.7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08.230783873022">
                <text:p>808.230783873022</text:p>
              </table:table-cell>
              <table:table-cell office:value-type="float" office:value="30.7663">
                <text:p>30.76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6.771628505131">
                <text:p>726.771628505131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29.390156226419">
                <text:p>729.390156226419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9.602462797547">
                <text:p>779.602462797547</text:p>
              </table:table-cell>
              <table:table-cell office:value-type="float" office:value="30.9337">
                <text:p>30.93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86.386484554001">
                <text:p>886.386484554001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9.343195599988">
                <text:p>839.343195599988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29.003767484288">
                <text:p>929.003767484288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51.311725986808">
                <text:p>951.311725986808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14.152701052907">
                <text:p>514.152701052907</text:p>
              </table:table-cell>
              <table:table-cell office:value-type="float" office:value="67.2442">
                <text:p>67.24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0.440381600086">
                <text:p>270.440381600086</text:p>
              </table:table-cell>
              <table:table-cell office:value-type="float" office:value="932.056">
                <text:p>932.0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04.58725323082">
                <text:p>1104.58725323082</text:p>
              </table:table-cell>
              <table:table-cell office:value-type="float" office:value="30.0854">
                <text:p>30.08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29.060311436991">
                <text:p>829.060311436991</text:p>
              </table:table-cell>
              <table:table-cell office:value-type="float" office:value="30.6329">
                <text:p>30.63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5.76674957378">
                <text:p>475.76674957378</text:p>
              </table:table-cell>
              <table:table-cell office:value-type="float" office:value="79.642">
                <text:p>79.6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96.460261249767">
                <text:p>896.460261249767</text:p>
              </table:table-cell>
              <table:table-cell office:value-type="float" office:value="30.5097">
                <text:p>30.50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49.945451840453">
                <text:p>549.945451840453</text:p>
              </table:table-cell>
              <table:table-cell office:value-type="float" office:value="64.7016">
                <text:p>64.70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2.874816271808">
                <text:p>722.874816271808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0.672928624059">
                <text:p>230.672928624059</text:p>
              </table:table-cell>
              <table:table-cell office:value-type="float" office:value="1161.53">
                <text:p>1161.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6.241353807231">
                <text:p>466.241353807231</text:p>
              </table:table-cell>
              <table:table-cell office:value-type="float" office:value="64.9856">
                <text:p>64.98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26.674160641161">
                <text:p>926.674160641161</text:p>
              </table:table-cell>
              <table:table-cell office:value-type="float" office:value="30.7501">
                <text:p>30.75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8.004672871687">
                <text:p>428.004672871687</text:p>
              </table:table-cell>
              <table:table-cell office:value-type="float" office:value="339.522">
                <text:p>339.5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22.221572649281">
                <text:p>722.221572649281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4.958619508728">
                <text:p>724.958619508728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6.003194880026">
                <text:p>626.003194880026</text:p>
              </table:table-cell>
              <table:table-cell office:value-type="float" office:value="45.1729">
                <text:p>45.17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7.11950899406">
                <text:p>707.11950899406</text:p>
              </table:table-cell>
              <table:table-cell office:value-type="float" office:value="35.4251">
                <text:p>35.42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9.649931917966">
                <text:p>899.649931917966</text:p>
              </table:table-cell>
              <table:table-cell office:value-type="float" office:value="30.5097">
                <text:p>30.5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